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000" table:maximum-difference="0.0001"/>
      </table:calculation-settings>
      <table:table table:name="Sheet1" table:style-name="ta1">
        <table:shapes>
          <draw:frame draw:z-index="0" draw:style-name="gr1" draw:text-style-name="P1" svg:width="16.009cm" svg:height="9.006cm" svg:x="19.551cm" svg:y="11.263cm">
            <draw:object draw:notify-on-update-of-ranges="Sheet1.D1:Sheet1.D10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0.1cm">
            <draw:object draw:notify-on-update-of-ranges="Sheet1.I1:Sheet1.I10 Sheet1.J1:Sheet1.J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3146072447" calcext:value-type="float">
            <text:p>31460724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]/([.$B$1]-1)" office:value-type="float" office:value="0.000000000317856634633899" calcext:value-type="float">
            <text:p>3,17856634633899E-01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matrix-columns-spanned="1" table:number-matrix-rows-spanned="10" table:formula="of:=FREQUENCY([.E1:.E1000];[.H1:.H9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71996" calcext:value-type="float">
            <text:p>13071996</text:p>
          </table:table-cell>
          <table:table-cell/>
          <table:table-cell table:formula="of:=MOD([.$B$2]*[.D1]+[.$B$3];[.$B$1])" office:value-type="float" office:value="8592202" calcext:value-type="float">
            <text:p>8592202</text:p>
          </table:table-cell>
          <table:table-cell table:formula="of:=[.D2]/([.$B$1]-1)" office:value-type="float" office:value="0.00273108841181466" calcext:value-type="float">
            <text:p>0,0027310884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141592653" calcext:value-type="float">
            <text:p>3141592653</text:p>
          </table:table-cell>
          <table:table-cell/>
          <table:table-cell table:formula="of:=MOD([.$B$2]*[.D2]+[.$B$3];[.$B$1])" office:value-type="float" office:value="2439337498" calcext:value-type="float">
            <text:p>2439337498</text:p>
          </table:table-cell>
          <table:table-cell table:formula="of:=[.D3]/([.$B$1]-1)" office:value-type="float" office:value="0.775359607850556" calcext:value-type="float">
            <text:p>0,7753596079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table:formula="of:=MOD([.$B$2]*[.D3]+[.$B$3];[.$B$1])" office:value-type="float" office:value="2163675054" calcext:value-type="float">
            <text:p>2163675054</text:p>
          </table:table-cell>
          <table:table-cell table:formula="of:=[.D4]/([.$B$1]-1)" office:value-type="float" office:value="0.68773847110576" calcext:value-type="float">
            <text:p>0,6877384711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table:formula="of:=MOD([.$B$2]*[.D4]+[.$B$3];[.$B$1])" office:value-type="float" office:value="1695919031" calcext:value-type="float">
            <text:p>1695919031</text:p>
          </table:table-cell>
          <table:table-cell table:formula="of:=[.D5]/([.$B$1]-1)" office:value-type="float" office:value="0.539059115805244" calcext:value-type="float">
            <text:p>0,5390591158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table:formula="of:=MOD([.$B$2]*[.D5]+[.$B$3];[.$B$1])" office:value-type="float" office:value="1893639715" calcext:value-type="float">
            <text:p>1893639715</text:p>
          </table:table-cell>
          <table:table-cell table:formula="of:=[.D6]/([.$B$1]-1)" office:value-type="float" office:value="0.601905947018996" calcext:value-type="float">
            <text:p>0,601905947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3"/>
          <table:table-cell table:formula="of:=MOD([.$B$2]*[.D6]+[.$B$3];[.$B$1])" office:value-type="float" office:value="402331281" calcext:value-type="float">
            <text:p>402331281</text:p>
          </table:table-cell>
          <table:table-cell table:formula="of:=[.D7]/([.$B$1]-1)" office:value-type="float" office:value="0.127883666986606" calcext:value-type="float">
            <text:p>0,127883667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float" office:value="0.65" calcext:value-type="float">
            <text:p>0,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MOD([.$B$2]*[.D7]+[.$B$3];[.$B$1])" office:value-type="float" office:value="2458211864" calcext:value-type="float">
            <text:p>2458211864</text:p>
          </table:table-cell>
          <table:table-cell table:formula="of:=[.D8]/([.$B$1]-1)" office:value-type="float" office:value="0.781358950308165" calcext:value-type="float">
            <text:p>0,781358950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formula="of:=MOD([.$B$2]*[.D8]+[.$B$3];[.$B$1])" office:value-type="float" office:value="214946062" calcext:value-type="float">
            <text:p>214946062</text:p>
          </table:table-cell>
          <table:table-cell table:formula="of:=[.D9]/([.$B$1]-1)" office:value-type="float" office:value="0.0683220318951295" calcext:value-type="float">
            <text:p>0,0683220319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MOD([.$B$2]*[.D9]+[.$B$3];[.$B$1])" office:value-type="float" office:value="1025422023" calcext:value-type="float">
            <text:p>1025422023</text:p>
          </table:table-cell>
          <table:table-cell table:formula="of:=[.D10]/([.$B$1]-1)" office:value-type="float" office:value="0.325937193310265" calcext:value-type="float">
            <text:p>0,3259371933</text:p>
          </table:table-cell>
          <table:table-cell table:number-columns-repeated="3"/>
          <table:table-cell office:value-type="float" office:value="0.95" calcext:value-type="float">
            <text:p>0,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table:formula="of:=MOD([.$B$2]*[.D10]+[.$B$3];[.$B$1])" office:value-type="float" office:value="2153250010" calcext:value-type="float">
            <text:p>2153250010</text:p>
          </table:table-cell>
          <table:table-cell table:formula="of:=[.D11]/([.$B$1]-1)" office:value-type="float" office:value="0.68442480170401" calcext:value-type="float">
            <text:p>0,68442480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]+[.$B$3];[.$B$1])" office:value-type="float" office:value="836565459" calcext:value-type="float">
            <text:p>836565459</text:p>
          </table:table-cell>
          <table:table-cell table:formula="of:=[.D12]/([.$B$1]-1)" office:value-type="float" office:value="0.265907881448703" calcext:value-type="float">
            <text:p>0,26590788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]+[.$B$3];[.$B$1])" office:value-type="float" office:value="2391446507" calcext:value-type="float">
            <text:p>2391446507</text:p>
          </table:table-cell>
          <table:table-cell table:formula="of:=[.D13]/([.$B$1]-1)" office:value-type="float" office:value="0.760137138622014" calcext:value-type="float">
            <text:p>0,76013713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]+[.$B$3];[.$B$1])" office:value-type="float" office:value="1984970654" calcext:value-type="float">
            <text:p>1984970654</text:p>
          </table:table-cell>
          <table:table-cell table:formula="of:=[.D14]/([.$B$1]-1)" office:value-type="float" office:value="0.63093609192749" calcext:value-type="float">
            <text:p>0,63093609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]+[.$B$3];[.$B$1])" office:value-type="float" office:value="207283071" calcext:value-type="float">
            <text:p>207283071</text:p>
          </table:table-cell>
          <table:table-cell table:formula="of:=[.D15]/([.$B$1]-1)" office:value-type="float" office:value="0.0658862993646396" calcext:value-type="float">
            <text:p>0,06588629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]+[.$B$3];[.$B$1])" office:value-type="float" office:value="1384434467" calcext:value-type="float">
            <text:p>1384434467</text:p>
          </table:table-cell>
          <table:table-cell table:formula="of:=[.D16]/([.$B$1]-1)" office:value-type="float" office:value="0.440051680551796" calcext:value-type="float">
            <text:p>0,44005168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]+[.$B$3];[.$B$1])" office:value-type="float" office:value="2531688546" calcext:value-type="float">
            <text:p>2531688546</text:p>
          </table:table-cell>
          <table:table-cell table:formula="of:=[.D17]/([.$B$1]-1)" office:value-type="float" office:value="0.80471400117275" calcext:value-type="float">
            <text:p>0,80471400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]+[.$B$3];[.$B$1])" office:value-type="float" office:value="628291575" calcext:value-type="float">
            <text:p>628291575</text:p>
          </table:table-cell>
          <table:table-cell table:formula="of:=[.D18]/([.$B$1]-1)" office:value-type="float" office:value="0.199706645598332" calcext:value-type="float">
            <text:p>0,19970664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]+[.$B$3];[.$B$1])" office:value-type="float" office:value="1479223798" calcext:value-type="float">
            <text:p>1479223798</text:p>
          </table:table-cell>
          <table:table-cell table:formula="of:=[.D19]/([.$B$1]-1)" office:value-type="float" office:value="0.470181098302655" calcext:value-type="float">
            <text:p>0,47018109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]+[.$B$3];[.$B$1])" office:value-type="float" office:value="1361967378" calcext:value-type="float">
            <text:p>1361967378</text:p>
          </table:table-cell>
          <table:table-cell table:formula="of:=[.D20]/([.$B$1]-1)" office:value-type="float" office:value="0.432910367252236" calcext:value-type="float">
            <text:p>0,43291036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]+[.$B$3];[.$B$1])" office:value-type="float" office:value="1843148799" calcext:value-type="float">
            <text:p>1843148799</text:p>
          </table:table-cell>
          <table:table-cell table:formula="of:=[.D21]/([.$B$1]-1)" office:value-type="float" office:value="0.585857074379653" calcext:value-type="float">
            <text:p>0,58585707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]+[.$B$3];[.$B$1])" office:value-type="float" office:value="1035071522" calcext:value-type="float">
            <text:p>1035071522</text:p>
          </table:table-cell>
          <table:table-cell table:formula="of:=[.D22]/([.$B$1]-1)" office:value-type="float" office:value="0.329004350588308" calcext:value-type="float">
            <text:p>0,32900435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]+[.$B$3];[.$B$1])" office:value-type="float" office:value="1736889996" calcext:value-type="float">
            <text:p>1736889996</text:p>
          </table:table-cell>
          <table:table-cell table:formula="of:=[.D23]/([.$B$1]-1)" office:value-type="float" office:value="0.552082008857847" calcext:value-type="float">
            <text:p>0,55208200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]+[.$B$3];[.$B$1])" office:value-type="float" office:value="2541220810" calcext:value-type="float">
            <text:p>2541220810</text:p>
          </table:table-cell>
          <table:table-cell table:formula="of:=[.D24]/([.$B$1]-1)" office:value-type="float" office:value="0.807743894528232" calcext:value-type="float">
            <text:p>0,80774389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]+[.$B$3];[.$B$1])" office:value-type="float" office:value="2999834637" calcext:value-type="float">
            <text:p>2999834637</text:p>
          </table:table-cell>
          <table:table-cell table:formula="of:=[.D25]/([.$B$1]-1)" office:value-type="float" office:value="0.953517342175025" calcext:value-type="float">
            <text:p>0,95351734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]+[.$B$3];[.$B$1])" office:value-type="float" office:value="2760542487" calcext:value-type="float">
            <text:p>2760542487</text:p>
          </table:table-cell>
          <table:table-cell table:formula="of:=[.D26]/([.$B$1]-1)" office:value-type="float" office:value="0.877456744681715" calcext:value-type="float">
            <text:p>0,87745674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]+[.$B$3];[.$B$1])" office:value-type="float" office:value="162282640" calcext:value-type="float">
            <text:p>162282640</text:p>
          </table:table-cell>
          <table:table-cell table:formula="of:=[.D27]/([.$B$1]-1)" office:value-type="float" office:value="0.0515826138099046" calcext:value-type="float">
            <text:p>0,05158261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]+[.$B$3];[.$B$1])" office:value-type="float" office:value="2264399357" calcext:value-type="float">
            <text:p>2264399357</text:p>
          </table:table-cell>
          <table:table-cell table:formula="of:=[.D28]/([.$B$1]-1)" office:value-type="float" office:value="0.719754359083186" calcext:value-type="float">
            <text:p>0,71975435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]+[.$B$3];[.$B$1])" office:value-type="float" office:value="309898955" calcext:value-type="float">
            <text:p>309898955</text:p>
          </table:table-cell>
          <table:table-cell table:formula="of:=[.D29]/([.$B$1]-1)" office:value-type="float" office:value="0.0985034389128622" calcext:value-type="float">
            <text:p>0,09850343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]+[.$B$3];[.$B$1])" office:value-type="float" office:value="1754319094" calcext:value-type="float">
            <text:p>1754319094</text:p>
          </table:table-cell>
          <table:table-cell table:formula="of:=[.D30]/([.$B$1]-1)" office:value-type="float" office:value="0.557621963292831" calcext:value-type="float">
            <text:p>0,55762196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]+[.$B$3];[.$B$1])" office:value-type="float" office:value="220021125" calcext:value-type="float">
            <text:p>220021125</text:p>
          </table:table-cell>
          <table:table-cell table:formula="of:=[.D31]/([.$B$1]-1)" office:value-type="float" office:value="0.0699351743408645" calcext:value-type="float">
            <text:p>0,06993517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]+[.$B$3];[.$B$1])" office:value-type="float" office:value="998967882" calcext:value-type="float">
            <text:p>998967882</text:p>
          </table:table-cell>
          <table:table-cell table:formula="of:=[.D32]/([.$B$1]-1)" office:value-type="float" office:value="0.317528569079874" calcext:value-type="float">
            <text:p>0,3175285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]+[.$B$3];[.$B$1])" office:value-type="float" office:value="573071473" calcext:value-type="float">
            <text:p>573071473</text:p>
          </table:table-cell>
          <table:table-cell table:formula="of:=[.D33]/([.$B$1]-1)" office:value-type="float" office:value="0.182154569812472" calcext:value-type="float">
            <text:p>0,1821545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]+[.$B$3];[.$B$1])" office:value-type="float" office:value="2535072333" calcext:value-type="float">
            <text:p>2535072333</text:p>
          </table:table-cell>
          <table:table-cell table:formula="of:=[.D34]/([.$B$1]-1)" office:value-type="float" office:value="0.805789560320888" calcext:value-type="float">
            <text:p>0,80578956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]+[.$B$3];[.$B$1])" office:value-type="float" office:value="2845888054" calcext:value-type="float">
            <text:p>2845888054</text:p>
          </table:table-cell>
          <table:table-cell table:formula="of:=[.D35]/([.$B$1]-1)" office:value-type="float" office:value="0.904584399389257" calcext:value-type="float">
            <text:p>0,90458439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]+[.$B$3];[.$B$1])" office:value-type="float" office:value="2030148812" calcext:value-type="float">
            <text:p>2030148812</text:p>
          </table:table-cell>
          <table:table-cell table:formula="of:=[.D36]/([.$B$1]-1)" office:value-type="float" office:value="0.645296269188329" calcext:value-type="float">
            <text:p>0,64529626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]+[.$B$3];[.$B$1])" office:value-type="float" office:value="772485387" calcext:value-type="float">
            <text:p>772485387</text:p>
          </table:table-cell>
          <table:table-cell table:formula="of:=[.D37]/([.$B$1]-1)" office:value-type="float" office:value="0.245539605415685" calcext:value-type="float">
            <text:p>0,24553960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]+[.$B$3];[.$B$1])" office:value-type="float" office:value="2319886333" calcext:value-type="float">
            <text:p>2319886333</text:p>
          </table:table-cell>
          <table:table-cell table:formula="of:=[.D38]/([.$B$1]-1)" office:value-type="float" office:value="0.737391262540558" calcext:value-type="float">
            <text:p>0,73739126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]+[.$B$3];[.$B$1])" office:value-type="float" office:value="1981639648" calcext:value-type="float">
            <text:p>1981639648</text:p>
          </table:table-cell>
          <table:table-cell table:formula="of:=[.D39]/([.$B$1]-1)" office:value-type="float" office:value="0.629877309570385" calcext:value-type="float">
            <text:p>0,62987730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]+[.$B$3];[.$B$1])" office:value-type="float" office:value="2098914022" calcext:value-type="float">
            <text:p>2098914022</text:p>
          </table:table-cell>
          <table:table-cell table:formula="of:=[.D40]/([.$B$1]-1)" office:value-type="float" office:value="0.667153747418822" calcext:value-type="float">
            <text:p>0,66715374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]+[.$B$3];[.$B$1])" office:value-type="float" office:value="356915260" calcext:value-type="float">
            <text:p>356915260</text:p>
          </table:table-cell>
          <table:table-cell table:formula="of:=[.D41]/([.$B$1]-1)" office:value-type="float" office:value="0.113447883393083" calcext:value-type="float">
            <text:p>0,11344788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]+[.$B$3];[.$B$1])" office:value-type="float" office:value="868402636" calcext:value-type="float">
            <text:p>868402636</text:p>
          </table:table-cell>
          <table:table-cell table:formula="of:=[.D42]/([.$B$1]-1)" office:value-type="float" office:value="0.276027539386167" calcext:value-type="float">
            <text:p>0,27602753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]+[.$B$3];[.$B$1])" office:value-type="float" office:value="2794262851" calcext:value-type="float">
            <text:p>2794262851</text:p>
          </table:table-cell>
          <table:table-cell table:formula="of:=[.D43]/([.$B$1]-1)" office:value-type="float" office:value="0.888174986101385" calcext:value-type="float">
            <text:p>0,88817498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]+[.$B$3];[.$B$1])" office:value-type="float" office:value="2707204908" calcext:value-type="float">
            <text:p>2707204908</text:p>
          </table:table-cell>
          <table:table-cell table:formula="of:=[.D44]/([.$B$1]-1)" office:value-type="float" office:value="0.860503041321255" calcext:value-type="float">
            <text:p>0,86050304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]+[.$B$3];[.$B$1])" office:value-type="float" office:value="972576649" calcext:value-type="float">
            <text:p>972576649</text:p>
          </table:table-cell>
          <table:table-cell table:formula="of:=[.D45]/([.$B$1]-1)" office:value-type="float" office:value="0.309139940574655" calcext:value-type="float">
            <text:p>0,30913994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]+[.$B$3];[.$B$1])" office:value-type="float" office:value="201108637" calcext:value-type="float">
            <text:p>201108637</text:p>
          </table:table-cell>
          <table:table-cell table:formula="of:=[.D46]/([.$B$1]-1)" office:value-type="float" office:value="0.0639237145526305" calcext:value-type="float">
            <text:p>0,06392371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]+[.$B$3];[.$B$1])" office:value-type="float" office:value="1696511988" calcext:value-type="float">
            <text:p>1696511988</text:p>
          </table:table-cell>
          <table:table-cell table:formula="of:=[.D47]/([.$B$1]-1)" office:value-type="float" office:value="0.539247591121746" calcext:value-type="float">
            <text:p>0,53924759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]+[.$B$3];[.$B$1])" office:value-type="float" office:value="1102662479" calcext:value-type="float">
            <text:p>1102662479</text:p>
          </table:table-cell>
          <table:table-cell table:formula="of:=[.D48]/([.$B$1]-1)" office:value-type="float" office:value="0.350488584712013" calcext:value-type="float">
            <text:p>0,35048858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]+[.$B$3];[.$B$1])" office:value-type="float" office:value="1178269794" calcext:value-type="float">
            <text:p>1178269794</text:p>
          </table:table-cell>
          <table:table-cell table:formula="of:=[.D49]/([.$B$1]-1)" office:value-type="float" office:value="0.374520871411618" calcext:value-type="float">
            <text:p>0,37452087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]+[.$B$3];[.$B$1])" office:value-type="float" office:value="1038295484" calcext:value-type="float">
            <text:p>1038295484</text:p>
          </table:table-cell>
          <table:table-cell table:formula="of:=[.D50]/([.$B$1]-1)" office:value-type="float" office:value="0.330029108299816" calcext:value-type="float">
            <text:p>0,33002910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]+[.$B$3];[.$B$1])" office:value-type="float" office:value="568758136" calcext:value-type="float">
            <text:p>568758136</text:p>
          </table:table-cell>
          <table:table-cell table:formula="of:=[.D51]/([.$B$1]-1)" office:value-type="float" office:value="0.18078354702961" calcext:value-type="float">
            <text:p>0,1807835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]+[.$B$3];[.$B$1])" office:value-type="float" office:value="2521456815" calcext:value-type="float">
            <text:p>2521456815</text:p>
          </table:table-cell>
          <table:table-cell table:formula="of:=[.D52]/([.$B$1]-1)" office:value-type="float" office:value="0.801461777590611" calcext:value-type="float">
            <text:p>0,80146177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]+[.$B$3];[.$B$1])" office:value-type="float" office:value="459525810" calcext:value-type="float">
            <text:p>459525810</text:p>
          </table:table-cell>
          <table:table-cell table:formula="of:=[.D53]/([.$B$1]-1)" office:value-type="float" office:value="0.146063327494017" calcext:value-type="float">
            <text:p>0,14606332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]+[.$B$3];[.$B$1])" office:value-type="float" office:value="725854433" calcext:value-type="float">
            <text:p>725854433</text:p>
          </table:table-cell>
          <table:table-cell table:formula="of:=[.D54]/([.$B$1]-1)" office:value-type="float" office:value="0.230717647307477" calcext:value-type="float">
            <text:p>0,23071764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]+[.$B$3];[.$B$1])" office:value-type="float" office:value="504473293" calcext:value-type="float">
            <text:p>504473293</text:p>
          </table:table-cell>
          <table:table-cell table:formula="of:=[.D55]/([.$B$1]-1)" office:value-type="float" office:value="0.160350183175661" calcext:value-type="float">
            <text:p>0,16035018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]+[.$B$3];[.$B$1])" office:value-type="float" office:value="2991856122" calcext:value-type="float">
            <text:p>2991856122</text:p>
          </table:table-cell>
          <table:table-cell table:formula="of:=[.D56]/([.$B$1]-1)" office:value-type="float" office:value="0.950981318247749" calcext:value-type="float">
            <text:p>0,95098131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]+[.$B$3];[.$B$1])" office:value-type="float" office:value="3092067040" calcext:value-type="float">
            <text:p>3092067040</text:p>
          </table:table-cell>
          <table:table-cell table:formula="of:=[.D57]/([.$B$1]-1)" office:value-type="float" office:value="0.982834023396803" calcext:value-type="float">
            <text:p>0,98283402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]+[.$B$3];[.$B$1])" office:value-type="float" office:value="1311909955" calcext:value-type="float">
            <text:p>1311909955</text:p>
          </table:table-cell>
          <table:table-cell table:formula="of:=[.D58]/([.$B$1]-1)" office:value-type="float" office:value="0.41699928323901" calcext:value-type="float">
            <text:p>0,41699928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]+[.$B$3];[.$B$1])" office:value-type="float" office:value="3018174021" calcext:value-type="float">
            <text:p>3018174021</text:p>
          </table:table-cell>
          <table:table-cell table:formula="of:=[.D59]/([.$B$1]-1)" office:value-type="float" office:value="0.959346637054524" calcext:value-type="float">
            <text:p>0,95934663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]+[.$B$3];[.$B$1])" office:value-type="float" office:value="1248299104" calcext:value-type="float">
            <text:p>1248299104</text:p>
          </table:table-cell>
          <table:table-cell table:formula="of:=[.D60]/([.$B$1]-1)" office:value-type="float" office:value="0.396780152213952" calcext:value-type="float">
            <text:p>0,39678015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]+[.$B$3];[.$B$1])" office:value-type="float" office:value="1760377313" calcext:value-type="float">
            <text:p>1760377313</text:p>
          </table:table-cell>
          <table:table-cell table:formula="of:=[.D61]/([.$B$1]-1)" office:value-type="float" office:value="0.559547608396046" calcext:value-type="float">
            <text:p>0,55954760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]+[.$B$3];[.$B$1])" office:value-type="float" office:value="298920365" calcext:value-type="float">
            <text:p>298920365</text:p>
          </table:table-cell>
          <table:table-cell table:formula="of:=[.D62]/([.$B$1]-1)" office:value-type="float" office:value="0.0950138212424368" calcext:value-type="float">
            <text:p>0,09501382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]+[.$B$3];[.$B$1])" office:value-type="float" office:value="910495806" calcext:value-type="float">
            <text:p>910495806</text:p>
          </table:table-cell>
          <table:table-cell table:formula="of:=[.D63]/([.$B$1]-1)" office:value-type="float" office:value="0.28940713274344" calcext:value-type="float">
            <text:p>0,28940713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]+[.$B$3];[.$B$1])" office:value-type="float" office:value="2765294765" calcext:value-type="float">
            <text:p>2765294765</text:p>
          </table:table-cell>
          <table:table-cell table:formula="of:=[.D64]/([.$B$1]-1)" office:value-type="float" office:value="0.87896728777364" calcext:value-type="float">
            <text:p>0,87896728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]+[.$B$3];[.$B$1])" office:value-type="float" office:value="2720823521" calcext:value-type="float">
            <text:p>2720823521</text:p>
          </table:table-cell>
          <table:table-cell table:formula="of:=[.D65]/([.$B$1]-1)" office:value-type="float" office:value="0.864831807817816" calcext:value-type="float">
            <text:p>0,86483180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]+[.$B$3];[.$B$1])" office:value-type="float" office:value="2917824702" calcext:value-type="float">
            <text:p>2917824702</text:p>
          </table:table-cell>
          <table:table-cell table:formula="of:=[.D66]/([.$B$1]-1)" office:value-type="float" office:value="0.92744994022938" calcext:value-type="float">
            <text:p>0,92744994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]+[.$B$3];[.$B$1])" office:value-type="float" office:value="2842794814" calcext:value-type="float">
            <text:p>2842794814</text:p>
          </table:table-cell>
          <table:table-cell table:formula="of:=[.D67]/([.$B$1]-1)" office:value-type="float" office:value="0.903601192532742" calcext:value-type="float">
            <text:p>0,90360119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]+[.$B$3];[.$B$1])" office:value-type="float" office:value="532330616" calcext:value-type="float">
            <text:p>532330616</text:p>
          </table:table-cell>
          <table:table-cell table:formula="of:=[.D68]/([.$B$1]-1)" office:value-type="float" office:value="0.169204818114351" calcext:value-type="float">
            <text:p>0,16920481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]+[.$B$3];[.$B$1])" office:value-type="float" office:value="2213087474" calcext:value-type="float">
            <text:p>2213087474</text:p>
          </table:table-cell>
          <table:table-cell table:formula="of:=[.D69]/([.$B$1]-1)" office:value-type="float" office:value="0.703444536636077" calcext:value-type="float">
            <text:p>0,70344453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]+[.$B$3];[.$B$1])" office:value-type="float" office:value="518415781" calcext:value-type="float">
            <text:p>518415781</text:p>
          </table:table-cell>
          <table:table-cell table:formula="of:=[.D70]/([.$B$1]-1)" office:value-type="float" office:value="0.164781895489765" calcext:value-type="float">
            <text:p>0,16478189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]+[.$B$3];[.$B$1])" office:value-type="float" office:value="870222566" calcext:value-type="float">
            <text:p>870222566</text:p>
          </table:table-cell>
          <table:table-cell table:formula="of:=[.D71]/([.$B$1]-1)" office:value-type="float" office:value="0.276606016211236" calcext:value-type="float">
            <text:p>0,27660601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]+[.$B$3];[.$B$1])" office:value-type="float" office:value="2312098917" calcext:value-type="float">
            <text:p>2312098917</text:p>
          </table:table-cell>
          <table:table-cell table:formula="of:=[.D72]/([.$B$1]-1)" office:value-type="float" office:value="0.734915980698303" calcext:value-type="float">
            <text:p>0,73491598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]+[.$B$3];[.$B$1])" office:value-type="float" office:value="2377004891" calcext:value-type="float">
            <text:p>2377004891</text:p>
          </table:table-cell>
          <table:table-cell table:formula="of:=[.D73]/([.$B$1]-1)" office:value-type="float" office:value="0.755546775161579" calcext:value-type="float">
            <text:p>0,75554677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]+[.$B$3];[.$B$1])" office:value-type="float" office:value="1315567353" calcext:value-type="float">
            <text:p>1315567353</text:p>
          </table:table-cell>
          <table:table-cell table:formula="of:=[.D74]/([.$B$1]-1)" office:value-type="float" office:value="0.418161811458807" calcext:value-type="float">
            <text:p>0,41816181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]+[.$B$3];[.$B$1])" office:value-type="float" office:value="1647223370" calcext:value-type="float">
            <text:p>1647223370</text:p>
          </table:table-cell>
          <table:table-cell table:formula="of:=[.D75]/([.$B$1]-1)" office:value-type="float" office:value="0.52358087687851" calcext:value-type="float">
            <text:p>0,52358087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]+[.$B$3];[.$B$1])" office:value-type="float" office:value="392104316" calcext:value-type="float">
            <text:p>392104316</text:p>
          </table:table-cell>
          <table:table-cell table:formula="of:=[.D76]/([.$B$1]-1)" office:value-type="float" office:value="0.124632958309187" calcext:value-type="float">
            <text:p>0,12463295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]+[.$B$3];[.$B$1])" office:value-type="float" office:value="1669130095" calcext:value-type="float">
            <text:p>1669130095</text:p>
          </table:table-cell>
          <table:table-cell table:formula="of:=[.D77]/([.$B$1]-1)" office:value-type="float" office:value="0.530544074762861" calcext:value-type="float">
            <text:p>0,53054407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]+[.$B$3];[.$B$1])" office:value-type="float" office:value="61334135" calcext:value-type="float">
            <text:p>61334135</text:p>
          </table:table-cell>
          <table:table-cell table:formula="of:=[.D78]/([.$B$1]-1)" office:value-type="float" office:value="0.0194954617392813" calcext:value-type="float">
            <text:p>0,01949546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]+[.$B$3];[.$B$1])" office:value-type="float" office:value="1876220398" calcext:value-type="float">
            <text:p>1876220398</text:p>
          </table:table-cell>
          <table:table-cell table:formula="of:=[.D79]/([.$B$1]-1)" office:value-type="float" office:value="0.596369101539755" calcext:value-type="float">
            <text:p>0,59636910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]+[.$B$3];[.$B$1])" office:value-type="float" office:value="1591753515" calcext:value-type="float">
            <text:p>1591753515</text:p>
          </table:table-cell>
          <table:table-cell table:formula="of:=[.D80]/([.$B$1]-1)" office:value-type="float" office:value="0.50594941544458" calcext:value-type="float">
            <text:p>0,50594941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]+[.$B$3];[.$B$1])" office:value-type="float" office:value="2300935849" calcext:value-type="float">
            <text:p>2300935849</text:p>
          </table:table-cell>
          <table:table-cell table:formula="of:=[.D81]/([.$B$1]-1)" office:value-type="float" office:value="0.731367725471634" calcext:value-type="float">
            <text:p>0,73136772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]+[.$B$3];[.$B$1])" office:value-type="float" office:value="3075070364" calcext:value-type="float">
            <text:p>3075070364</text:p>
          </table:table-cell>
          <table:table-cell table:formula="of:=[.D82]/([.$B$1]-1)" office:value-type="float" office:value="0.97743151716348" calcext:value-type="float">
            <text:p>0,97743151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]+[.$B$3];[.$B$1])" office:value-type="float" office:value="2759576693" calcext:value-type="float">
            <text:p>2759576693</text:p>
          </table:table-cell>
          <table:table-cell table:formula="of:=[.D83]/([.$B$1]-1)" office:value-type="float" office:value="0.877149760651125" calcext:value-type="float">
            <text:p>0,87714976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]+[.$B$3];[.$B$1])" office:value-type="float" office:value="495707635" calcext:value-type="float">
            <text:p>495707635</text:p>
          </table:table-cell>
          <table:table-cell table:formula="of:=[.D84]/([.$B$1]-1)" office:value-type="float" office:value="0.157563960623429" calcext:value-type="float">
            <text:p>0,15756396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]+[.$B$3];[.$B$1])" office:value-type="float" office:value="1450134941" calcext:value-type="float">
            <text:p>1450134941</text:p>
          </table:table-cell>
          <table:table-cell table:formula="of:=[.D85]/([.$B$1]-1)" office:value-type="float" office:value="0.460935012111288" calcext:value-type="float">
            <text:p>0,46093501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]+[.$B$3];[.$B$1])" office:value-type="float" office:value="1985925461" calcext:value-type="float">
            <text:p>1985925461</text:p>
          </table:table-cell>
          <table:table-cell table:formula="of:=[.D86]/([.$B$1]-1)" office:value-type="float" office:value="0.631239583667235" calcext:value-type="float">
            <text:p>0,63123958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]+[.$B$3];[.$B$1])" office:value-type="float" office:value="971170594" calcext:value-type="float">
            <text:p>971170594</text:p>
          </table:table-cell>
          <table:table-cell table:formula="of:=[.D87]/([.$B$1]-1)" office:value-type="float" office:value="0.308693016664245" calcext:value-type="float">
            <text:p>0,30869301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]+[.$B$3];[.$B$1])" office:value-type="float" office:value="2757080678" calcext:value-type="float">
            <text:p>2757080678</text:p>
          </table:table-cell>
          <table:table-cell table:formula="of:=[.D88]/([.$B$1]-1)" office:value-type="float" office:value="0.876356385723229" calcext:value-type="float">
            <text:p>0,87635638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]+[.$B$3];[.$B$1])" office:value-type="float" office:value="514959528" calcext:value-type="float">
            <text:p>514959528</text:p>
          </table:table-cell>
          <table:table-cell table:formula="of:=[.D89]/([.$B$1]-1)" office:value-type="float" office:value="0.163683302542741" calcext:value-type="float">
            <text:p>0,16368330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]+[.$B$3];[.$B$1])" office:value-type="float" office:value="1491242945" calcext:value-type="float">
            <text:p>1491242945</text:p>
          </table:table-cell>
          <table:table-cell table:formula="of:=[.D90]/([.$B$1]-1)" office:value-type="float" office:value="0.474001463919245" calcext:value-type="float">
            <text:p>0,47400146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]+[.$B$3];[.$B$1])" office:value-type="float" office:value="745471610" calcext:value-type="float">
            <text:p>745471610</text:p>
          </table:table-cell>
          <table:table-cell table:formula="of:=[.D91]/([.$B$1]-1)" office:value-type="float" office:value="0.236953097169715" calcext:value-type="float">
            <text:p>0,23695309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]+[.$B$3];[.$B$1])" office:value-type="float" office:value="2944666062" calcext:value-type="float">
            <text:p>2944666062</text:p>
          </table:table-cell>
          <table:table-cell table:formula="of:=[.D92]/([.$B$1]-1)" office:value-type="float" office:value="0.935981644587977" calcext:value-type="float">
            <text:p>0,93598164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]+[.$B$3];[.$B$1])" office:value-type="float" office:value="971552805" calcext:value-type="float">
            <text:p>971552805</text:p>
          </table:table-cell>
          <table:table-cell table:formula="of:=[.D93]/([.$B$1]-1)" office:value-type="float" office:value="0.308814504966425" calcext:value-type="float">
            <text:p>0,308814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]+[.$B$3];[.$B$1])" office:value-type="float" office:value="3054697998" calcext:value-type="float">
            <text:p>3054697998</text:p>
          </table:table-cell>
          <table:table-cell table:formula="of:=[.D94]/([.$B$1]-1)" office:value-type="float" office:value="0.97095602546719" calcext:value-type="float">
            <text:p>0,97095602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]+[.$B$3];[.$B$1])" office:value-type="float" office:value="867135366" calcext:value-type="float">
            <text:p>867135366</text:p>
          </table:table-cell>
          <table:table-cell table:formula="of:=[.D95]/([.$B$1]-1)" office:value-type="float" office:value="0.275624729208795" calcext:value-type="float">
            <text:p>0,27562472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]+[.$B$3];[.$B$1])" office:value-type="float" office:value="1117325386" calcext:value-type="float">
            <text:p>1117325386</text:p>
          </table:table-cell>
          <table:table-cell table:formula="of:=[.D96]/([.$B$1]-1)" office:value-type="float" office:value="0.355149286984983" calcext:value-type="float">
            <text:p>0,3551492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]+[.$B$3];[.$B$1])" office:value-type="float" office:value="176088691" calcext:value-type="float">
            <text:p>176088691</text:p>
          </table:table-cell>
          <table:table-cell table:formula="of:=[.D97]/([.$B$1]-1)" office:value-type="float" office:value="0.0559709587183486" calcext:value-type="float">
            <text:p>0,05597095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]+[.$B$3];[.$B$1])" office:value-type="float" office:value="461924998" calcext:value-type="float">
            <text:p>461924998</text:p>
          </table:table-cell>
          <table:table-cell table:formula="of:=[.D98]/([.$B$1]-1)" office:value-type="float" office:value="0.146825925317551" calcext:value-type="float">
            <text:p>0,14682592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]+[.$B$3];[.$B$1])" office:value-type="float" office:value="2851641985" calcext:value-type="float">
            <text:p>2851641985</text:p>
          </table:table-cell>
          <table:table-cell table:formula="of:=[.D99]/([.$B$1]-1)" office:value-type="float" office:value="0.906413324532832" calcext:value-type="float">
            <text:p>0,90641332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]+[.$B$3];[.$B$1])" office:value-type="float" office:value="1093102216" calcext:value-type="float">
            <text:p>1093102216</text:p>
          </table:table-cell>
          <table:table-cell table:formula="of:=[.D100]/([.$B$1]-1)" office:value-type="float" office:value="0.347449791688618" calcext:value-type="float">
            <text:p>0,34744979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0]+[.$B$3];[.$B$1])" office:value-type="float" office:value="894387027" calcext:value-type="float">
            <text:p>894387027</text:p>
          </table:table-cell>
          <table:table-cell table:formula="of:=[.D101]/([.$B$1]-1)" office:value-type="float" office:value="0.284286850462438" calcext:value-type="float">
            <text:p>0,2842868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1]+[.$B$3];[.$B$1])" office:value-type="float" office:value="1791664485" calcext:value-type="float">
            <text:p>1791664485</text:p>
          </table:table-cell>
          <table:table-cell table:formula="of:=[.D102]/([.$B$1]-1)" office:value-type="float" office:value="0.569492443595178" calcext:value-type="float">
            <text:p>0,56949244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2]+[.$B$3];[.$B$1])" office:value-type="float" office:value="2960190571" calcext:value-type="float">
            <text:p>2960190571</text:p>
          </table:table-cell>
          <table:table-cell table:formula="of:=[.D103]/([.$B$1]-1)" office:value-type="float" office:value="0.940916212773061" calcext:value-type="float">
            <text:p>0,94091621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3]+[.$B$3];[.$B$1])" office:value-type="float" office:value="3033981477" calcext:value-type="float">
            <text:p>3033981477</text:p>
          </table:table-cell>
          <table:table-cell table:formula="of:=[.D104]/([.$B$1]-1)" office:value-type="float" office:value="0.964371141820807" calcext:value-type="float">
            <text:p>0,96437114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4]+[.$B$3];[.$B$1])" office:value-type="float" office:value="2211582320" calcext:value-type="float">
            <text:p>2211582320</text:p>
          </table:table-cell>
          <table:table-cell table:formula="of:=[.D105]/([.$B$1]-1)" office:value-type="float" office:value="0.702966113451031" calcext:value-type="float">
            <text:p>0,70296611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5]+[.$B$3];[.$B$1])" office:value-type="float" office:value="688431935" calcext:value-type="float">
            <text:p>688431935</text:p>
          </table:table-cell>
          <table:table-cell table:formula="of:=[.D106]/([.$B$1]-1)" office:value-type="float" office:value="0.218822658033603" calcext:value-type="float">
            <text:p>0,2188226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6]+[.$B$3];[.$B$1])" office:value-type="float" office:value="2857236210" calcext:value-type="float">
            <text:p>2857236210</text:p>
          </table:table-cell>
          <table:table-cell table:formula="of:=[.D107]/([.$B$1]-1)" office:value-type="float" office:value="0.908191486064717" calcext:value-type="float">
            <text:p>0,90819148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7]+[.$B$3];[.$B$1])" office:value-type="float" office:value="1471967244" calcext:value-type="float">
            <text:p>1471967244</text:p>
          </table:table-cell>
          <table:table-cell table:formula="of:=[.D108]/([.$B$1]-1)" office:value-type="float" office:value="0.467874554469176" calcext:value-type="float">
            <text:p>0,46787455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8]+[.$B$3];[.$B$1])" office:value-type="float" office:value="947455091" calcext:value-type="float">
            <text:p>947455091</text:p>
          </table:table-cell>
          <table:table-cell table:formula="of:=[.D109]/([.$B$1]-1)" office:value-type="float" office:value="0.301154886692015" calcext:value-type="float">
            <text:p>0,30115488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09]+[.$B$3];[.$B$1])" office:value-type="float" office:value="1483509176" calcext:value-type="float">
            <text:p>1483509176</text:p>
          </table:table-cell>
          <table:table-cell table:formula="of:=[.D110]/([.$B$1]-1)" office:value-type="float" office:value="0.471543234131869" calcext:value-type="float">
            <text:p>0,47154323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0]+[.$B$3];[.$B$1])" office:value-type="float" office:value="840050584" calcext:value-type="float">
            <text:p>840050584</text:p>
          </table:table-cell>
          <table:table-cell table:formula="of:=[.D111]/([.$B$1]-1)" office:value-type="float" office:value="0.267015651552482" calcext:value-type="float">
            <text:p>0,26701565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1]+[.$B$3];[.$B$1])" office:value-type="float" office:value="1656401000" calcext:value-type="float">
            <text:p>1656401000</text:p>
          </table:table-cell>
          <table:table-cell table:formula="of:=[.D112]/([.$B$1]-1)" office:value-type="float" office:value="0.526498047464225" calcext:value-type="float">
            <text:p>0,52649804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2]+[.$B$3];[.$B$1])" office:value-type="float" office:value="1154132345" calcext:value-type="float">
            <text:p>1154132345</text:p>
          </table:table-cell>
          <table:table-cell table:formula="of:=[.D113]/([.$B$1]-1)" office:value-type="float" office:value="0.36684862310383" calcext:value-type="float">
            <text:p>0,36684862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3]+[.$B$3];[.$B$1])" office:value-type="float" office:value="2299371804" calcext:value-type="float">
            <text:p>2299371804</text:p>
          </table:table-cell>
          <table:table-cell table:formula="of:=[.D114]/([.$B$1]-1)" office:value-type="float" office:value="0.730870583391518" calcext:value-type="float">
            <text:p>0,73087058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4]+[.$B$3];[.$B$1])" office:value-type="float" office:value="1063847150" calcext:value-type="float">
            <text:p>1063847150</text:p>
          </table:table-cell>
          <table:table-cell table:formula="of:=[.D115]/([.$B$1]-1)" office:value-type="float" office:value="0.338150874863865" calcext:value-type="float">
            <text:p>0,33815087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5]+[.$B$3];[.$B$1])" office:value-type="float" office:value="2771022823" calcext:value-type="float">
            <text:p>2771022823</text:p>
          </table:table-cell>
          <table:table-cell table:formula="of:=[.D116]/([.$B$1]-1)" office:value-type="float" office:value="0.880787989012507" calcext:value-type="float">
            <text:p>0,8807879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6]+[.$B$3];[.$B$1])" office:value-type="float" office:value="201776234" calcext:value-type="float">
            <text:p>201776234</text:p>
          </table:table-cell>
          <table:table-cell table:formula="of:=[.D117]/([.$B$1]-1)" office:value-type="float" office:value="0.0641359146883422" calcext:value-type="float">
            <text:p>0,06413591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7]+[.$B$3];[.$B$1])" office:value-type="float" office:value="1316857622" calcext:value-type="float">
            <text:p>1316857622</text:p>
          </table:table-cell>
          <table:table-cell table:formula="of:=[.D118]/([.$B$1]-1)" office:value-type="float" office:value="0.41857193202092" calcext:value-type="float">
            <text:p>0,4185719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8]+[.$B$3];[.$B$1])" office:value-type="float" office:value="1944041927" calcext:value-type="float">
            <text:p>1944041927</text:p>
          </table:table-cell>
          <table:table-cell table:formula="of:=[.D119]/([.$B$1]-1)" office:value-type="float" office:value="0.617926624503421" calcext:value-type="float">
            <text:p>0,61792662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19]+[.$B$3];[.$B$1])" office:value-type="float" office:value="1131990799" calcext:value-type="float">
            <text:p>1131990799</text:p>
          </table:table-cell>
          <table:table-cell table:formula="of:=[.D120]/([.$B$1]-1)" office:value-type="float" office:value="0.359810785806679" calcext:value-type="float">
            <text:p>0,35981078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0]+[.$B$3];[.$B$1])" office:value-type="float" office:value="471605094" calcext:value-type="float">
            <text:p>471605094</text:p>
          </table:table-cell>
          <table:table-cell table:formula="of:=[.D121]/([.$B$1]-1)" office:value-type="float" office:value="0.149902808055044" calcext:value-type="float">
            <text:p>0,14990280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1]+[.$B$3];[.$B$1])" office:value-type="float" office:value="2847942814" calcext:value-type="float">
            <text:p>2847942814</text:p>
          </table:table-cell>
          <table:table-cell table:formula="of:=[.D122]/([.$B$1]-1)" office:value-type="float" office:value="0.905237518487837" calcext:value-type="float">
            <text:p>0,90523751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2]+[.$B$3];[.$B$1])" office:value-type="float" office:value="678097286" calcext:value-type="float">
            <text:p>678097286</text:p>
          </table:table-cell>
          <table:table-cell table:formula="of:=[.D123]/([.$B$1]-1)" office:value-type="float" office:value="0.215537721282341" calcext:value-type="float">
            <text:p>0,21553772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3]+[.$B$3];[.$B$1])" office:value-type="float" office:value="717720986" calcext:value-type="float">
            <text:p>717720986</text:p>
          </table:table-cell>
          <table:table-cell table:formula="of:=[.D124]/([.$B$1]-1)" office:value-type="float" office:value="0.228132377216084" calcext:value-type="float">
            <text:p>0,22813237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4]+[.$B$3];[.$B$1])" office:value-type="float" office:value="1636169446" calcext:value-type="float">
            <text:p>1636169446</text:p>
          </table:table-cell>
          <table:table-cell table:formula="of:=[.D125]/([.$B$1]-1)" office:value-type="float" office:value="0.520067313796371" calcext:value-type="float">
            <text:p>0,52006731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5]+[.$B$3];[.$B$1])" office:value-type="float" office:value="2649282722" calcext:value-type="float">
            <text:p>2649282722</text:p>
          </table:table-cell>
          <table:table-cell table:formula="of:=[.D126]/([.$B$1]-1)" office:value-type="float" office:value="0.842092090208656" calcext:value-type="float">
            <text:p>0,84209209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6]+[.$B$3];[.$B$1])" office:value-type="float" office:value="1352547989" calcext:value-type="float">
            <text:p>1352547989</text:p>
          </table:table-cell>
          <table:table-cell table:formula="of:=[.D127]/([.$B$1]-1)" office:value-type="float" office:value="0.429916351964388" calcext:value-type="float">
            <text:p>0,4299163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7]+[.$B$3];[.$B$1])" office:value-type="float" office:value="2611249041" calcext:value-type="float">
            <text:p>2611249041</text:p>
          </table:table-cell>
          <table:table-cell table:formula="of:=[.D128]/([.$B$1]-1)" office:value-type="float" office:value="0.830002832363257" calcext:value-type="float">
            <text:p>0,83000283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8]+[.$B$3];[.$B$1])" office:value-type="float" office:value="2201522570" calcext:value-type="float">
            <text:p>2201522570</text:p>
          </table:table-cell>
          <table:table-cell table:formula="of:=[.D129]/([.$B$1]-1)" office:value-type="float" office:value="0.699768555170773" calcext:value-type="float">
            <text:p>0,69976855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29]+[.$B$3];[.$B$1])" office:value-type="float" office:value="2358883088" calcext:value-type="float">
            <text:p>2358883088</text:p>
          </table:table-cell>
          <table:table-cell table:formula="of:=[.D130]/([.$B$1]-1)" office:value-type="float" office:value="0.7497866398465" calcext:value-type="float">
            <text:p>0,74978663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0]+[.$B$3];[.$B$1])" office:value-type="float" office:value="2996280324" calcext:value-type="float">
            <text:p>2996280324</text:p>
          </table:table-cell>
          <table:table-cell table:formula="of:=[.D131]/([.$B$1]-1)" office:value-type="float" office:value="0.95238758020641" calcext:value-type="float">
            <text:p>0,95238758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1]+[.$B$3];[.$B$1])" office:value-type="float" office:value="1993121031" calcext:value-type="float">
            <text:p>1993121031</text:p>
          </table:table-cell>
          <table:table-cell table:formula="of:=[.D132]/([.$B$1]-1)" office:value-type="float" office:value="0.633526743331708" calcext:value-type="float">
            <text:p>0,63352674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2]+[.$B$3];[.$B$1])" office:value-type="float" office:value="159407908" calcext:value-type="float">
            <text:p>159407908</text:p>
          </table:table-cell>
          <table:table-cell table:formula="of:=[.D133]/([.$B$1]-1)" office:value-type="float" office:value="0.0506688611709102" calcext:value-type="float">
            <text:p>0,05066886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3]+[.$B$3];[.$B$1])" office:value-type="float" office:value="468501253" calcext:value-type="float">
            <text:p>468501253</text:p>
          </table:table-cell>
          <table:table-cell table:formula="of:=[.D134]/([.$B$1]-1)" office:value-type="float" office:value="0.148916231600345" calcext:value-type="float">
            <text:p>0,14891623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4]+[.$B$3];[.$B$1])" office:value-type="float" office:value="1201082690" calcext:value-type="float">
            <text:p>1201082690</text:p>
          </table:table-cell>
          <table:table-cell table:formula="of:=[.D135]/([.$B$1]-1)" office:value-type="float" office:value="0.381772101760431" calcext:value-type="float">
            <text:p>0,38177210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5]+[.$B$3];[.$B$1])" office:value-type="float" office:value="1208449664" calcext:value-type="float">
            <text:p>1208449664</text:p>
          </table:table-cell>
          <table:table-cell table:formula="of:=[.D136]/([.$B$1]-1)" office:value-type="float" office:value="0.384113743323506" calcext:value-type="float">
            <text:p>0,38411374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6]+[.$B$3];[.$B$1])" office:value-type="float" office:value="985507098" calcext:value-type="float">
            <text:p>985507098</text:p>
          </table:table-cell>
          <table:table-cell table:formula="of:=[.D137]/([.$B$1]-1)" office:value-type="float" office:value="0.3132499695781" calcext:value-type="float">
            <text:p>0,31324996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7]+[.$B$3];[.$B$1])" office:value-type="float" office:value="1090427319" calcext:value-type="float">
            <text:p>1090427319</text:p>
          </table:table-cell>
          <table:table-cell table:formula="of:=[.D138]/([.$B$1]-1)" office:value-type="float" office:value="0.346599557930205" calcext:value-type="float">
            <text:p>0,34659955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8]+[.$B$3];[.$B$1])" office:value-type="float" office:value="100678573" calcext:value-type="float">
            <text:p>100678573</text:p>
          </table:table-cell>
          <table:table-cell table:formula="of:=[.D139]/([.$B$1]-1)" office:value-type="float" office:value="0.0320013523935234" calcext:value-type="float">
            <text:p>0,03200135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39]+[.$B$3];[.$B$1])" office:value-type="float" office:value="1726960427" calcext:value-type="float">
            <text:p>1726960427</text:p>
          </table:table-cell>
          <table:table-cell table:formula="of:=[.D140]/([.$B$1]-1)" office:value-type="float" office:value="0.548925829472142" calcext:value-type="float">
            <text:p>0,54892582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0]+[.$B$3];[.$B$1])" office:value-type="float" office:value="765916965" calcext:value-type="float">
            <text:p>765916965</text:p>
          </table:table-cell>
          <table:table-cell table:formula="of:=[.D141]/([.$B$1]-1)" office:value-type="float" office:value="0.24345178890391" calcext:value-type="float">
            <text:p>0,24345178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1]+[.$B$3];[.$B$1])" office:value-type="float" office:value="2542999545" calcext:value-type="float">
            <text:p>2542999545</text:p>
          </table:table-cell>
          <table:table-cell table:formula="of:=[.D142]/([.$B$1]-1)" office:value-type="float" office:value="0.808309277249237" calcext:value-type="float">
            <text:p>0,80830927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2]+[.$B$3];[.$B$1])" office:value-type="float" office:value="1995183920" calcext:value-type="float">
            <text:p>1995183920</text:p>
          </table:table-cell>
          <table:table-cell table:formula="of:=[.D143]/([.$B$1]-1)" office:value-type="float" office:value="0.634182446286871" calcext:value-type="float">
            <text:p>0,63418244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3]+[.$B$3];[.$B$1])" office:value-type="float" office:value="1249221115" calcext:value-type="float">
            <text:p>1249221115</text:p>
          </table:table-cell>
          <table:table-cell table:formula="of:=[.D144]/([.$B$1]-1)" office:value-type="float" office:value="0.397073219527507" calcext:value-type="float">
            <text:p>0,39707321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4]+[.$B$3];[.$B$1])" office:value-type="float" office:value="1680936812" calcext:value-type="float">
            <text:p>1680936812</text:p>
          </table:table-cell>
          <table:table-cell table:formula="of:=[.D145]/([.$B$1]-1)" office:value-type="float" office:value="0.534296918094555" calcext:value-type="float">
            <text:p>0,53429691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5]+[.$B$3];[.$B$1])" office:value-type="float" office:value="542698788" calcext:value-type="float">
            <text:p>542698788</text:p>
          </table:table-cell>
          <table:table-cell table:formula="of:=[.D146]/([.$B$1]-1)" office:value-type="float" office:value="0.172500410373576" calcext:value-type="float">
            <text:p>0,17250041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6]+[.$B$3];[.$B$1])" office:value-type="float" office:value="2114982026" calcext:value-type="float">
            <text:p>2114982026</text:p>
          </table:table-cell>
          <table:table-cell table:formula="of:=[.D147]/([.$B$1]-1)" office:value-type="float" office:value="0.672261069095546" calcext:value-type="float">
            <text:p>0,6722610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7]+[.$B$3];[.$B$1])" office:value-type="float" office:value="6152183" calcext:value-type="float">
            <text:p>6152183</text:p>
          </table:table-cell>
          <table:table-cell table:formula="of:=[.D148]/([.$B$1]-1)" office:value-type="float" office:value="0.00195551218403189" calcext:value-type="float">
            <text:p>0,00195551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8]+[.$B$3];[.$B$1])" office:value-type="float" office:value="1403197260" calcext:value-type="float">
            <text:p>1403197260</text:p>
          </table:table-cell>
          <table:table-cell table:formula="of:=[.D149]/([.$B$1]-1)" office:value-type="float" office:value="0.446015558791109" calcext:value-type="float">
            <text:p>0,44601555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49]+[.$B$3];[.$B$1])" office:value-type="float" office:value="1878765254" calcext:value-type="float">
            <text:p>1878765254</text:p>
          </table:table-cell>
          <table:table-cell table:formula="of:=[.D150]/([.$B$1]-1)" office:value-type="float" office:value="0.597178000903543" calcext:value-type="float">
            <text:p>0,59717800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0]+[.$B$3];[.$B$1])" office:value-type="float" office:value="1369151513" calcext:value-type="float">
            <text:p>1369151513</text:p>
          </table:table-cell>
          <table:table-cell table:formula="of:=[.D151]/([.$B$1]-1)" office:value-type="float" office:value="0.435193892226091" calcext:value-type="float">
            <text:p>0,43519389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1]+[.$B$3];[.$B$1])" office:value-type="float" office:value="2564589309" calcext:value-type="float">
            <text:p>2564589309</text:p>
          </table:table-cell>
          <table:table-cell table:formula="of:=[.D152]/([.$B$1]-1)" office:value-type="float" office:value="0.815171726976817" calcext:value-type="float">
            <text:p>0,8151717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2]+[.$B$3];[.$B$1])" office:value-type="float" office:value="1728902282" calcext:value-type="float">
            <text:p>1728902282</text:p>
          </table:table-cell>
          <table:table-cell table:formula="of:=[.D153]/([.$B$1]-1)" office:value-type="float" office:value="0.549543060967389" calcext:value-type="float">
            <text:p>0,5495430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3]+[.$B$3];[.$B$1])" office:value-type="float" office:value="2174207149" calcext:value-type="float">
            <text:p>2174207149</text:p>
          </table:table-cell>
          <table:table-cell table:formula="of:=[.D154]/([.$B$1]-1)" office:value-type="float" office:value="0.691086167378105" calcext:value-type="float">
            <text:p>0,69108616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4]+[.$B$3];[.$B$1])" office:value-type="float" office:value="1923277484" calcext:value-type="float">
            <text:p>1923277484</text:p>
          </table:table-cell>
          <table:table-cell table:formula="of:=[.D155]/([.$B$1]-1)" office:value-type="float" office:value="0.611326508531393" calcext:value-type="float">
            <text:p>0,61132650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5]+[.$B$3];[.$B$1])" office:value-type="float" office:value="2108662390" calcext:value-type="float">
            <text:p>2108662390</text:p>
          </table:table-cell>
          <table:table-cell table:formula="of:=[.D156]/([.$B$1]-1)" office:value-type="float" office:value="0.670252330864475" calcext:value-type="float">
            <text:p>0,67025233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6]+[.$B$3];[.$B$1])" office:value-type="float" office:value="2466024500" calcext:value-type="float">
            <text:p>2466024500</text:p>
          </table:table-cell>
          <table:table-cell table:formula="of:=[.D157]/([.$B$1]-1)" office:value-type="float" office:value="0.783842248494744" calcext:value-type="float">
            <text:p>0,78384224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7]+[.$B$3];[.$B$1])" office:value-type="float" office:value="2303785451" calcext:value-type="float">
            <text:p>2303785451</text:p>
          </table:table-cell>
          <table:table-cell table:formula="of:=[.D158]/([.$B$1]-1)" office:value-type="float" office:value="0.7322734903734" calcext:value-type="float">
            <text:p>0,73227349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8]+[.$B$3];[.$B$1])" office:value-type="float" office:value="417171029" calcext:value-type="float">
            <text:p>417171029</text:p>
          </table:table-cell>
          <table:table-cell table:formula="of:=[.D159]/([.$B$1]-1)" office:value-type="float" office:value="0.132600579344701" calcext:value-type="float">
            <text:p>0,13260057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59]+[.$B$3];[.$B$1])" office:value-type="float" office:value="757626852" calcext:value-type="float">
            <text:p>757626852</text:p>
          </table:table-cell>
          <table:table-cell table:formula="of:=[.D160]/([.$B$1]-1)" office:value-type="float" office:value="0.240816721484995" calcext:value-type="float">
            <text:p>0,24081672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0]+[.$B$3];[.$B$1])" office:value-type="float" office:value="684460912" calcext:value-type="float">
            <text:p>684460912</text:p>
          </table:table-cell>
          <table:table-cell table:formula="of:=[.D161]/([.$B$1]-1)" office:value-type="float" office:value="0.21756044202677" calcext:value-type="float">
            <text:p>0,2175604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1]+[.$B$3];[.$B$1])" office:value-type="float" office:value="709767355" calcext:value-type="float">
            <text:p>709767355</text:p>
          </table:table-cell>
          <table:table-cell table:formula="of:=[.D162]/([.$B$1]-1)" office:value-type="float" office:value="0.225604262833304" calcext:value-type="float">
            <text:p>0,2256042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2]+[.$B$3];[.$B$1])" office:value-type="float" office:value="59707979" calcext:value-type="float">
            <text:p>59707979</text:p>
          </table:table-cell>
          <table:table-cell table:formula="of:=[.D163]/([.$B$1]-1)" office:value-type="float" office:value="0.0189785772657315" calcext:value-type="float">
            <text:p>0,01897857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3]+[.$B$3];[.$B$1])" office:value-type="float" office:value="2783017401" calcext:value-type="float">
            <text:p>2783017401</text:p>
          </table:table-cell>
          <table:table-cell table:formula="of:=[.D164]/([.$B$1]-1)" office:value-type="float" office:value="0.884600545209441" calcext:value-type="float">
            <text:p>0,88460054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4]+[.$B$3];[.$B$1])" office:value-type="float" office:value="2464872791" calcext:value-type="float">
            <text:p>2464872791</text:p>
          </table:table-cell>
          <table:table-cell table:formula="of:=[.D165]/([.$B$1]-1)" office:value-type="float" office:value="0.783476170147927" calcext:value-type="float">
            <text:p>0,78347617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5]+[.$B$3];[.$B$1])" office:value-type="float" office:value="1125003182" calcext:value-type="float">
            <text:p>1125003182</text:p>
          </table:table-cell>
          <table:table-cell table:formula="of:=[.D166]/([.$B$1]-1)" office:value-type="float" office:value="0.357589725382948" calcext:value-type="float">
            <text:p>0,35758972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6]+[.$B$3];[.$B$1])" office:value-type="float" office:value="1437557760" calcext:value-type="float">
            <text:p>1437557760</text:p>
          </table:table-cell>
          <table:table-cell table:formula="of:=[.D167]/([.$B$1]-1)" office:value-type="float" office:value="0.456937271685447" calcext:value-type="float">
            <text:p>0,4569372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7]+[.$B$3];[.$B$1])" office:value-type="float" office:value="580137511" calcext:value-type="float">
            <text:p>580137511</text:p>
          </table:table-cell>
          <table:table-cell table:formula="of:=[.D168]/([.$B$1]-1)" office:value-type="float" office:value="0.184400556871347" calcext:value-type="float">
            <text:p>0,18440055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8]+[.$B$3];[.$B$1])" office:value-type="float" office:value="1068500261" calcext:value-type="float">
            <text:p>1068500261</text:p>
          </table:table-cell>
          <table:table-cell table:formula="of:=[.D169]/([.$B$1]-1)" office:value-type="float" office:value="0.339629897066903" calcext:value-type="float">
            <text:p>0,33962989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69]+[.$B$3];[.$B$1])" office:value-type="float" office:value="2054712081" calcext:value-type="float">
            <text:p>2054712081</text:p>
          </table:table-cell>
          <table:table-cell table:formula="of:=[.D170]/([.$B$1]-1)" office:value-type="float" office:value="0.653103867208276" calcext:value-type="float">
            <text:p>0,65310386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0]+[.$B$3];[.$B$1])" office:value-type="float" office:value="426587044" calcext:value-type="float">
            <text:p>426587044</text:p>
          </table:table-cell>
          <table:table-cell table:formula="of:=[.D171]/([.$B$1]-1)" office:value-type="float" office:value="0.135593522184263" calcext:value-type="float">
            <text:p>0,13559352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1]+[.$B$3];[.$B$1])" office:value-type="float" office:value="3075698811" calcext:value-type="float">
            <text:p>3075698811</text:p>
          </table:table-cell>
          <table:table-cell table:formula="of:=[.D172]/([.$B$1]-1)" office:value-type="float" office:value="0.977631273211946" calcext:value-type="float">
            <text:p>0,97763127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2]+[.$B$3];[.$B$1])" office:value-type="float" office:value="275015337" calcext:value-type="float">
            <text:p>275015337</text:p>
          </table:table-cell>
          <table:table-cell table:formula="of:=[.D173]/([.$B$1]-1)" office:value-type="float" office:value="0.0874154494915277" calcext:value-type="float">
            <text:p>0,08741544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3]+[.$B$3];[.$B$1])" office:value-type="float" office:value="1271970640" calcext:value-type="float">
            <text:p>1271970640</text:p>
          </table:table-cell>
          <table:table-cell table:formula="of:=[.D174]/([.$B$1]-1)" office:value-type="float" office:value="0.404304306983527" calcext:value-type="float">
            <text:p>0,4043043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4]+[.$B$3];[.$B$1])" office:value-type="float" office:value="882686037" calcext:value-type="float">
            <text:p>882686037</text:p>
          </table:table-cell>
          <table:table-cell table:formula="of:=[.D175]/([.$B$1]-1)" office:value-type="float" office:value="0.280567613159154" calcext:value-type="float">
            <text:p>0,28056761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5]+[.$B$3];[.$B$1])" office:value-type="float" office:value="2247416691" calcext:value-type="float">
            <text:p>2247416691</text:p>
          </table:table-cell>
          <table:table-cell table:formula="of:=[.D176]/([.$B$1]-1)" office:value-type="float" office:value="0.714356306021314" calcext:value-type="float">
            <text:p>0,7143563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6]+[.$B$3];[.$B$1])" office:value-type="float" office:value="2424027727" calcext:value-type="float">
            <text:p>2424027727</text:p>
          </table:table-cell>
          <table:table-cell table:formula="of:=[.D177]/([.$B$1]-1)" office:value-type="float" office:value="0.77049329556348" calcext:value-type="float">
            <text:p>0,77049329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7]+[.$B$3];[.$B$1])" office:value-type="float" office:value="858900702" calcext:value-type="float">
            <text:p>858900702</text:p>
          </table:table-cell>
          <table:table-cell table:formula="of:=[.D178]/([.$B$1]-1)" office:value-type="float" office:value="0.273007286622414" calcext:value-type="float">
            <text:p>0,27300728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8]+[.$B$3];[.$B$1])" office:value-type="float" office:value="491230147" calcext:value-type="float">
            <text:p>491230147</text:p>
          </table:table-cell>
          <table:table-cell table:formula="of:=[.D179]/([.$B$1]-1)" office:value-type="float" office:value="0.156140761356136" calcext:value-type="float">
            <text:p>0,15614076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79]+[.$B$3];[.$B$1])" office:value-type="float" office:value="1276712881" calcext:value-type="float">
            <text:p>1276712881</text:p>
          </table:table-cell>
          <table:table-cell table:formula="of:=[.D180]/([.$B$1]-1)" office:value-type="float" office:value="0.40581165974841" calcext:value-type="float">
            <text:p>0,40581165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0]+[.$B$3];[.$B$1])" office:value-type="float" office:value="1226573385" calcext:value-type="float">
            <text:p>1226573385</text:p>
          </table:table-cell>
          <table:table-cell table:formula="of:=[.D181]/([.$B$1]-1)" office:value-type="float" office:value="0.38987448828761" calcext:value-type="float">
            <text:p>0,38987448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1]+[.$B$3];[.$B$1])" office:value-type="float" office:value="2354375326" calcext:value-type="float">
            <text:p>2354375326</text:p>
          </table:table-cell>
          <table:table-cell table:formula="of:=[.D182]/([.$B$1]-1)" office:value-type="float" office:value="0.74835381778745" calcext:value-type="float">
            <text:p>0,74835381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2]+[.$B$3];[.$B$1])" office:value-type="float" office:value="340307235" calcext:value-type="float">
            <text:p>340307235</text:p>
          </table:table-cell>
          <table:table-cell table:formula="of:=[.D183]/([.$B$1]-1)" office:value-type="float" office:value="0.108168912458668" calcext:value-type="float">
            <text:p>0,1081689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3]+[.$B$3];[.$B$1])" office:value-type="float" office:value="1853384865" calcext:value-type="float">
            <text:p>1853384865</text:p>
          </table:table-cell>
          <table:table-cell table:formula="of:=[.D184]/([.$B$1]-1)" office:value-type="float" office:value="0.589110675870304" calcext:value-type="float">
            <text:p>0,58911067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4]+[.$B$3];[.$B$1])" office:value-type="float" office:value="1241635901" calcext:value-type="float">
            <text:p>1241635901</text:p>
          </table:table-cell>
          <table:table-cell table:formula="of:=[.D185]/([.$B$1]-1)" office:value-type="float" office:value="0.394662208932489" calcext:value-type="float">
            <text:p>0,39466220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5]+[.$B$3];[.$B$1])" office:value-type="float" office:value="2559181767" calcext:value-type="float">
            <text:p>2559181767</text:p>
          </table:table-cell>
          <table:table-cell table:formula="of:=[.D186]/([.$B$1]-1)" office:value-type="float" office:value="0.813452903875056" calcext:value-type="float">
            <text:p>0,81345290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6]+[.$B$3];[.$B$1])" office:value-type="float" office:value="317247646" calcext:value-type="float">
            <text:p>317247646</text:p>
          </table:table-cell>
          <table:table-cell table:formula="of:=[.D187]/([.$B$1]-1)" office:value-type="float" office:value="0.100839269103087" calcext:value-type="float">
            <text:p>0,1008392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7]+[.$B$3];[.$B$1])" office:value-type="float" office:value="1637579632" calcext:value-type="float">
            <text:p>1637579632</text:p>
          </table:table-cell>
          <table:table-cell table:formula="of:=[.D188]/([.$B$1]-1)" office:value-type="float" office:value="0.520515550772539" calcext:value-type="float">
            <text:p>0,52051555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8]+[.$B$3];[.$B$1])" office:value-type="float" office:value="610494558" calcext:value-type="float">
            <text:p>610494558</text:p>
          </table:table-cell>
          <table:table-cell table:formula="of:=[.D189]/([.$B$1]-1)" office:value-type="float" office:value="0.19404974566819" calcext:value-type="float">
            <text:p>0,19404974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89]+[.$B$3];[.$B$1])" office:value-type="float" office:value="1563426175" calcext:value-type="float">
            <text:p>1563426175</text:p>
          </table:table-cell>
          <table:table-cell table:formula="of:=[.D190]/([.$B$1]-1)" office:value-type="float" office:value="0.49694538248405" calcext:value-type="float">
            <text:p>0,49694538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0]+[.$B$3];[.$B$1])" office:value-type="float" office:value="152777109" calcext:value-type="float">
            <text:p>152777109</text:p>
          </table:table-cell>
          <table:table-cell table:formula="of:=[.D191]/([.$B$1]-1)" office:value-type="float" office:value="0.0485612177158364" calcext:value-type="float">
            <text:p>0,04856121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1]+[.$B$3];[.$B$1])" office:value-type="float" office:value="132483746" calcext:value-type="float">
            <text:p>132483746</text:p>
          </table:table-cell>
          <table:table-cell table:formula="of:=[.D192]/([.$B$1]-1)" office:value-type="float" office:value="0.0421108376472523" calcext:value-type="float">
            <text:p>0,04211083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2]+[.$B$3];[.$B$1])" office:value-type="float" office:value="2201252238" calcext:value-type="float">
            <text:p>2201252238</text:p>
          </table:table-cell>
          <table:table-cell table:formula="of:=[.D193]/([.$B$1]-1)" office:value-type="float" office:value="0.699682628351019" calcext:value-type="float">
            <text:p>0,69968262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3]+[.$B$3];[.$B$1])" office:value-type="float" office:value="1619418397" calcext:value-type="float">
            <text:p>1619418397</text:p>
          </table:table-cell>
          <table:table-cell table:formula="of:=[.D194]/([.$B$1]-1)" office:value-type="float" office:value="0.514742881734644" calcext:value-type="float">
            <text:p>0,51474288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4]+[.$B$3];[.$B$1])" office:value-type="float" office:value="2792142565" calcext:value-type="float">
            <text:p>2792142565</text:p>
          </table:table-cell>
          <table:table-cell table:formula="of:=[.D195]/([.$B$1]-1)" office:value-type="float" office:value="0.887501039128964" calcext:value-type="float">
            <text:p>0,88750103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5]+[.$B$3];[.$B$1])" office:value-type="float" office:value="89279683" calcext:value-type="float">
            <text:p>89279683</text:p>
          </table:table-cell>
          <table:table-cell table:formula="of:=[.D196]/([.$B$1]-1)" office:value-type="float" office:value="0.0283781395795614" calcext:value-type="float">
            <text:p>0,02837813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6]+[.$B$3];[.$B$1])" office:value-type="float" office:value="2911783248" calcext:value-type="float">
            <text:p>2911783248</text:p>
          </table:table-cell>
          <table:table-cell table:formula="of:=[.D197]/([.$B$1]-1)" office:value-type="float" office:value="0.925529623992645" calcext:value-type="float">
            <text:p>0,925529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7]+[.$B$3];[.$B$1])" office:value-type="float" office:value="1690837224" calcext:value-type="float">
            <text:p>1690837224</text:p>
          </table:table-cell>
          <table:table-cell table:formula="of:=[.D198]/([.$B$1]-1)" office:value-type="float" office:value="0.537443829734365" calcext:value-type="float">
            <text:p>0,53744382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8]+[.$B$3];[.$B$1])" office:value-type="float" office:value="1852581348" calcext:value-type="float">
            <text:p>1852581348</text:p>
          </table:table-cell>
          <table:table-cell table:formula="of:=[.D199]/([.$B$1]-1)" office:value-type="float" office:value="0.588855272660813" calcext:value-type="float">
            <text:p>0,58885527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199]+[.$B$3];[.$B$1])" office:value-type="float" office:value="2406526502" calcext:value-type="float">
            <text:p>2406526502</text:p>
          </table:table-cell>
          <table:table-cell table:formula="of:=[.D200]/([.$B$1]-1)" office:value-type="float" office:value="0.76493041508301" calcext:value-type="float">
            <text:p>0,76493041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0]+[.$B$3];[.$B$1])" office:value-type="float" office:value="1011906548" calcext:value-type="float">
            <text:p>1011906548</text:p>
          </table:table-cell>
          <table:table-cell table:formula="of:=[.D201]/([.$B$1]-1)" office:value-type="float" office:value="0.321641209911286" calcext:value-type="float">
            <text:p>0,32164120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1]+[.$B$3];[.$B$1])" office:value-type="float" office:value="1908518089" calcext:value-type="float">
            <text:p>1908518089</text:p>
          </table:table-cell>
          <table:table-cell table:formula="of:=[.D202]/([.$B$1]-1)" office:value-type="float" office:value="0.606635136907461" calcext:value-type="float">
            <text:p>0,6066351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2]+[.$B$3];[.$B$1])" office:value-type="float" office:value="249072245" calcext:value-type="float">
            <text:p>249072245</text:p>
          </table:table-cell>
          <table:table-cell table:formula="of:=[.D203]/([.$B$1]-1)" office:value-type="float" office:value="0.0791692655764101" calcext:value-type="float">
            <text:p>0,07916926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3]+[.$B$3];[.$B$1])" office:value-type="float" office:value="1010470926" calcext:value-type="float">
            <text:p>1010470926</text:p>
          </table:table-cell>
          <table:table-cell table:formula="of:=[.D204]/([.$B$1]-1)" office:value-type="float" office:value="0.32118488793376" calcext:value-type="float">
            <text:p>0,32118488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4]+[.$B$3];[.$B$1])" office:value-type="float" office:value="1785622932" calcext:value-type="float">
            <text:p>1785622932</text:p>
          </table:table-cell>
          <table:table-cell table:formula="of:=[.D205]/([.$B$1]-1)" office:value-type="float" office:value="0.567572095890636" calcext:value-type="float">
            <text:p>0,56757209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5]+[.$B$3];[.$B$1])" office:value-type="float" office:value="514105377" calcext:value-type="float">
            <text:p>514105377</text:p>
          </table:table-cell>
          <table:table-cell table:formula="of:=[.D206]/([.$B$1]-1)" office:value-type="float" office:value="0.163411804980412" calcext:value-type="float">
            <text:p>0,1634118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6]+[.$B$3];[.$B$1])" office:value-type="float" office:value="1443901952" calcext:value-type="float">
            <text:p>1443901952</text:p>
          </table:table-cell>
          <table:table-cell table:formula="of:=[.D207]/([.$B$1]-1)" office:value-type="float" office:value="0.458953815204038" calcext:value-type="float">
            <text:p>0,45895381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7]+[.$B$3];[.$B$1])" office:value-type="float" office:value="1362881823" calcext:value-type="float">
            <text:p>1362881823</text:p>
          </table:table-cell>
          <table:table-cell table:formula="of:=[.D208]/([.$B$1]-1)" office:value-type="float" office:value="0.433201029662494" calcext:value-type="float">
            <text:p>0,43320102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8]+[.$B$3];[.$B$1])" office:value-type="float" office:value="389232419" calcext:value-type="float">
            <text:p>389232419</text:p>
          </table:table-cell>
          <table:table-cell table:formula="of:=[.D209]/([.$B$1]-1)" office:value-type="float" office:value="0.123720106793752" calcext:value-type="float">
            <text:p>0,12372010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09]+[.$B$3];[.$B$1])" office:value-type="float" office:value="2325543734" calcext:value-type="float">
            <text:p>2325543734</text:p>
          </table:table-cell>
          <table:table-cell table:formula="of:=[.D210]/([.$B$1]-1)" office:value-type="float" office:value="0.739189504983192" calcext:value-type="float">
            <text:p>0,739189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0]+[.$B$3];[.$B$1])" office:value-type="float" office:value="779870415" calcext:value-type="float">
            <text:p>779870415</text:p>
          </table:table-cell>
          <table:table-cell table:formula="of:=[.D211]/([.$B$1]-1)" office:value-type="float" office:value="0.247886985562442" calcext:value-type="float">
            <text:p>0,24788698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1]+[.$B$3];[.$B$1])" office:value-type="float" office:value="2143326026" calcext:value-type="float">
            <text:p>2143326026</text:p>
          </table:table-cell>
          <table:table-cell table:formula="of:=[.D212]/([.$B$1]-1)" office:value-type="float" office:value="0.681270397547609" calcext:value-type="float">
            <text:p>0,68127039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2]+[.$B$3];[.$B$1])" office:value-type="float" office:value="2854765440" calcext:value-type="float">
            <text:p>2854765440</text:p>
          </table:table-cell>
          <table:table-cell table:formula="of:=[.D213]/([.$B$1]-1)" office:value-type="float" office:value="0.907406135427563" calcext:value-type="float">
            <text:p>0,90740613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3]+[.$B$3];[.$B$1])" office:value-type="float" office:value="1156151226" calcext:value-type="float">
            <text:p>1156151226</text:p>
          </table:table-cell>
          <table:table-cell table:formula="of:=[.D214]/([.$B$1]-1)" office:value-type="float" office:value="0.367490337824217" calcext:value-type="float">
            <text:p>0,36749033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4]+[.$B$3];[.$B$1])" office:value-type="float" office:value="701970397" calcext:value-type="float">
            <text:p>701970397</text:p>
          </table:table-cell>
          <table:table-cell table:formula="of:=[.D215]/([.$B$1]-1)" office:value-type="float" office:value="0.223125948003042" calcext:value-type="float">
            <text:p>0,2231259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5]+[.$B$3];[.$B$1])" office:value-type="float" office:value="1564985270" calcext:value-type="float">
            <text:p>1564985270</text:p>
          </table:table-cell>
          <table:table-cell table:formula="of:=[.D216]/([.$B$1]-1)" office:value-type="float" office:value="0.497440951173824" calcext:value-type="float">
            <text:p>0,49744095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6]+[.$B$3];[.$B$1])" office:value-type="float" office:value="379069063" calcext:value-type="float">
            <text:p>379069063</text:p>
          </table:table-cell>
          <table:table-cell table:formula="of:=[.D217]/([.$B$1]-1)" office:value-type="float" office:value="0.120489616659006" calcext:value-type="float">
            <text:p>0,12048961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7]+[.$B$3];[.$B$1])" office:value-type="float" office:value="2469929521" calcext:value-type="float">
            <text:p>2469929521</text:p>
          </table:table-cell>
          <table:table-cell table:formula="of:=[.D218]/([.$B$1]-1)" office:value-type="float" office:value="0.785083485327979" calcext:value-type="float">
            <text:p>0,78508348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8]+[.$B$3];[.$B$1])" office:value-type="float" office:value="551152345" calcext:value-type="float">
            <text:p>551152345</text:p>
          </table:table-cell>
          <table:table-cell table:formula="of:=[.D219]/([.$B$1]-1)" office:value-type="float" office:value="0.175187429552282" calcext:value-type="float">
            <text:p>0,17518742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19]+[.$B$3];[.$B$1])" office:value-type="float" office:value="1183570923" calcext:value-type="float">
            <text:p>1183570923</text:p>
          </table:table-cell>
          <table:table-cell table:formula="of:=[.D220]/([.$B$1]-1)" office:value-type="float" office:value="0.376205870435318" calcext:value-type="float">
            <text:p>0,37620587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0]+[.$B$3];[.$B$1])" office:value-type="float" office:value="1983661346" calcext:value-type="float">
            <text:p>1983661346</text:p>
          </table:table-cell>
          <table:table-cell table:formula="of:=[.D221]/([.$B$1]-1)" office:value-type="float" office:value="0.630519919692911" calcext:value-type="float">
            <text:p>0,63051991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1]+[.$B$3];[.$B$1])" office:value-type="float" office:value="2718528430" calcext:value-type="float">
            <text:p>2718528430</text:p>
          </table:table-cell>
          <table:table-cell table:formula="of:=[.D222]/([.$B$1]-1)" office:value-type="float" office:value="0.864102297916378" calcext:value-type="float">
            <text:p>0,86410229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2]+[.$B$3];[.$B$1])" office:value-type="float" office:value="2444307658" calcext:value-type="float">
            <text:p>2444307658</text:p>
          </table:table-cell>
          <table:table-cell table:formula="of:=[.D223]/([.$B$1]-1)" office:value-type="float" office:value="0.776939406181748" calcext:value-type="float">
            <text:p>0,77693940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3]+[.$B$3];[.$B$1])" office:value-type="float" office:value="2533211417" calcext:value-type="float">
            <text:p>2533211417</text:p>
          </table:table-cell>
          <table:table-cell table:formula="of:=[.D224]/([.$B$1]-1)" office:value-type="float" office:value="0.805198055823791" calcext:value-type="float">
            <text:p>0,80519805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4]+[.$B$3];[.$B$1])" office:value-type="float" office:value="2391539922" calcext:value-type="float">
            <text:p>2391539922</text:p>
          </table:table-cell>
          <table:table-cell table:formula="of:=[.D225]/([.$B$1]-1)" office:value-type="float" office:value="0.760166831199538" calcext:value-type="float">
            <text:p>0,76016683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5]+[.$B$3];[.$B$1])" office:value-type="float" office:value="2429367558" calcext:value-type="float">
            <text:p>2429367558</text:p>
          </table:table-cell>
          <table:table-cell table:formula="of:=[.D226]/([.$B$1]-1)" office:value-type="float" office:value="0.772190596274654" calcext:value-type="float">
            <text:p>0,77219059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6]+[.$B$3];[.$B$1])" office:value-type="float" office:value="1198991789" calcext:value-type="float">
            <text:p>1198991789</text:p>
          </table:table-cell>
          <table:table-cell table:formula="of:=[.D227]/([.$B$1]-1)" office:value-type="float" office:value="0.381107495005218" calcext:value-type="float">
            <text:p>0,3811074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7]+[.$B$3];[.$B$1])" office:value-type="float" office:value="2036360804" calcext:value-type="float">
            <text:p>2036360804</text:p>
          </table:table-cell>
          <table:table-cell table:formula="of:=[.D228]/([.$B$1]-1)" office:value-type="float" office:value="0.647270792059822" calcext:value-type="float">
            <text:p>0,64727079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8]+[.$B$3];[.$B$1])" office:value-type="float" office:value="631131902" calcext:value-type="float">
            <text:p>631131902</text:p>
          </table:table-cell>
          <table:table-cell table:formula="of:=[.D229]/([.$B$1]-1)" office:value-type="float" office:value="0.200609462379812" calcext:value-type="float">
            <text:p>0,2006094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29]+[.$B$3];[.$B$1])" office:value-type="float" office:value="275386996" calcext:value-type="float">
            <text:p>275386996</text:p>
          </table:table-cell>
          <table:table-cell table:formula="of:=[.D230]/([.$B$1]-1)" office:value-type="float" office:value="0.0875335837704991" calcext:value-type="float">
            <text:p>0,08753358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0]+[.$B$3];[.$B$1])" office:value-type="float" office:value="2061073836" calcext:value-type="float">
            <text:p>2061073836</text:p>
          </table:table-cell>
          <table:table-cell table:formula="of:=[.D231]/([.$B$1]-1)" office:value-type="float" office:value="0.655125993242941" calcext:value-type="float">
            <text:p>0,65512599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1]+[.$B$3];[.$B$1])" office:value-type="float" office:value="1129508473" calcext:value-type="float">
            <text:p>1129508473</text:p>
          </table:table-cell>
          <table:table-cell table:formula="of:=[.D232]/([.$B$1]-1)" office:value-type="float" office:value="0.359021762018255" calcext:value-type="float">
            <text:p>0,3590217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2]+[.$B$3];[.$B$1])" office:value-type="float" office:value="107280756" calcext:value-type="float">
            <text:p>107280756</text:p>
          </table:table-cell>
          <table:table-cell table:formula="of:=[.D233]/([.$B$1]-1)" office:value-type="float" office:value="0.0340999000631405" calcext:value-type="float">
            <text:p>0,0340999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3]+[.$B$3];[.$B$1])" office:value-type="float" office:value="2377361591" calcext:value-type="float">
            <text:p>2377361591</text:p>
          </table:table-cell>
          <table:table-cell table:formula="of:=[.D234]/([.$B$1]-1)" office:value-type="float" office:value="0.755660154623153" calcext:value-type="float">
            <text:p>0,75566015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4]+[.$B$3];[.$B$1])" office:value-type="float" office:value="1617174099" calcext:value-type="float">
            <text:p>1617174099</text:p>
          </table:table-cell>
          <table:table-cell table:formula="of:=[.D235]/([.$B$1]-1)" office:value-type="float" office:value="0.514029516725248" calcext:value-type="float">
            <text:p>0,51402951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5]+[.$B$3];[.$B$1])" office:value-type="float" office:value="2463232032" calcext:value-type="float">
            <text:p>2463232032</text:p>
          </table:table-cell>
          <table:table-cell table:formula="of:=[.D236]/([.$B$1]-1)" office:value-type="float" office:value="0.782954644013941" calcext:value-type="float">
            <text:p>0,7829546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6]+[.$B$3];[.$B$1])" office:value-type="float" office:value="3051861864" calcext:value-type="float">
            <text:p>3051861864</text:p>
          </table:table-cell>
          <table:table-cell table:formula="of:=[.D237]/([.$B$1]-1)" office:value-type="float" office:value="0.970054541458579" calcext:value-type="float">
            <text:p>0,97005454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7]+[.$B$3];[.$B$1])" office:value-type="float" office:value="252547350" calcext:value-type="float">
            <text:p>252547350</text:p>
          </table:table-cell>
          <table:table-cell table:formula="of:=[.D238]/([.$B$1]-1)" office:value-type="float" office:value="0.0802738507567095" calcext:value-type="float">
            <text:p>0,08027385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8]+[.$B$3];[.$B$1])" office:value-type="float" office:value="1429068273" calcext:value-type="float">
            <text:p>1429068273</text:p>
          </table:table-cell>
          <table:table-cell table:formula="of:=[.D239]/([.$B$1]-1)" office:value-type="float" office:value="0.454238831917859" calcext:value-type="float">
            <text:p>0,45423883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39]+[.$B$3];[.$B$1])" office:value-type="float" office:value="599526937" calcext:value-type="float">
            <text:p>599526937</text:p>
          </table:table-cell>
          <table:table-cell table:formula="of:=[.D240]/([.$B$1]-1)" office:value-type="float" office:value="0.19056361456719" calcext:value-type="float">
            <text:p>0,19056361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0]+[.$B$3];[.$B$1])" office:value-type="float" office:value="2533066896" calcext:value-type="float">
            <text:p>2533066896</text:p>
          </table:table-cell>
          <table:table-cell table:formula="of:=[.D241]/([.$B$1]-1)" office:value-type="float" office:value="0.805152118865098" calcext:value-type="float">
            <text:p>0,80515211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1]+[.$B$3];[.$B$1])" office:value-type="float" office:value="857074206" calcext:value-type="float">
            <text:p>857074206</text:p>
          </table:table-cell>
          <table:table-cell table:formula="of:=[.D242]/([.$B$1]-1)" office:value-type="float" office:value="0.272426722750681" calcext:value-type="float">
            <text:p>0,27242672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2]+[.$B$3];[.$B$1])" office:value-type="float" office:value="86624414" calcext:value-type="float">
            <text:p>86624414</text:p>
          </table:table-cell>
          <table:table-cell table:formula="of:=[.D243]/([.$B$1]-1)" office:value-type="float" office:value="0.0275341447111736" calcext:value-type="float">
            <text:p>0,02753414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3]+[.$B$3];[.$B$1])" office:value-type="float" office:value="717271628" calcext:value-type="float">
            <text:p>717271628</text:p>
          </table:table-cell>
          <table:table-cell table:formula="of:=[.D244]/([.$B$1]-1)" office:value-type="float" office:value="0.227989545794458" calcext:value-type="float">
            <text:p>0,22798954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4]+[.$B$3];[.$B$1])" office:value-type="float" office:value="1347449427" calcext:value-type="float">
            <text:p>1347449427</text:p>
          </table:table-cell>
          <table:table-cell table:formula="of:=[.D245]/([.$B$1]-1)" office:value-type="float" office:value="0.428295740205596" calcext:value-type="float">
            <text:p>0,42829574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5]+[.$B$3];[.$B$1])" office:value-type="float" office:value="627896537" calcext:value-type="float">
            <text:p>627896537</text:p>
          </table:table-cell>
          <table:table-cell table:formula="of:=[.D246]/([.$B$1]-1)" office:value-type="float" office:value="0.1995810801491" calcext:value-type="float">
            <text:p>0,19958108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6]+[.$B$3];[.$B$1])" office:value-type="float" office:value="248953477" calcext:value-type="float">
            <text:p>248953477</text:p>
          </table:table-cell>
          <table:table-cell table:formula="of:=[.D247]/([.$B$1]-1)" office:value-type="float" office:value="0.0791315143796279" calcext:value-type="float">
            <text:p>0,07913151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7]+[.$B$3];[.$B$1])" office:value-type="float" office:value="2635438816" calcext:value-type="float">
            <text:p>2635438816</text:p>
          </table:table-cell>
          <table:table-cell table:formula="of:=[.D248]/([.$B$1]-1)" office:value-type="float" office:value="0.837691712837308" calcext:value-type="float">
            <text:p>0,83769171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8]+[.$B$3];[.$B$1])" office:value-type="float" office:value="2247987947" calcext:value-type="float">
            <text:p>2247987947</text:p>
          </table:table-cell>
          <table:table-cell table:formula="of:=[.D249]/([.$B$1]-1)" office:value-type="float" office:value="0.714537883530988" calcext:value-type="float">
            <text:p>0,71453788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49]+[.$B$3];[.$B$1])" office:value-type="float" office:value="1104185525" calcext:value-type="float">
            <text:p>1104185525</text:p>
          </table:table-cell>
          <table:table-cell table:formula="of:=[.D250]/([.$B$1]-1)" office:value-type="float" office:value="0.350972694987965" calcext:value-type="float">
            <text:p>0,3509726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0]+[.$B$3];[.$B$1])" office:value-type="float" office:value="2083044994" calcext:value-type="float">
            <text:p>2083044994</text:p>
          </table:table-cell>
          <table:table-cell table:formula="of:=[.D251]/([.$B$1]-1)" office:value-type="float" office:value="0.662109671583831" calcext:value-type="float">
            <text:p>0,66210967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1]+[.$B$3];[.$B$1])" office:value-type="float" office:value="3065313211" calcext:value-type="float">
            <text:p>3065313211</text:p>
          </table:table-cell>
          <table:table-cell table:formula="of:=[.D252]/([.$B$1]-1)" office:value-type="float" office:value="0.974330141347292" calcext:value-type="float">
            <text:p>0,97433014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2]+[.$B$3];[.$B$1])" office:value-type="float" office:value="2217663128" calcext:value-type="float">
            <text:p>2217663128</text:p>
          </table:table-cell>
          <table:table-cell table:formula="of:=[.D253]/([.$B$1]-1)" office:value-type="float" office:value="0.704898938617766" calcext:value-type="float">
            <text:p>0,70489893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3]+[.$B$3];[.$B$1])" office:value-type="float" office:value="319838801" calcext:value-type="float">
            <text:p>319838801</text:p>
          </table:table-cell>
          <table:table-cell table:formula="of:=[.D254]/([.$B$1]-1)" office:value-type="float" office:value="0.101662884911201" calcext:value-type="float">
            <text:p>0,10166288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4]+[.$B$3];[.$B$1])" office:value-type="float" office:value="2589410610" calcext:value-type="float">
            <text:p>2589410610</text:p>
          </table:table-cell>
          <table:table-cell table:formula="of:=[.D255]/([.$B$1]-1)" office:value-type="float" office:value="0.823061342179912" calcext:value-type="float">
            <text:p>0,82306134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5]+[.$B$3];[.$B$1])" office:value-type="float" office:value="1786612627" calcext:value-type="float">
            <text:p>1786612627</text:p>
          </table:table-cell>
          <table:table-cell table:formula="of:=[.D256]/([.$B$1]-1)" office:value-type="float" office:value="0.56788667701265" calcext:value-type="float">
            <text:p>0,5678866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6]+[.$B$3];[.$B$1])" office:value-type="float" office:value="1153284533" calcext:value-type="float">
            <text:p>1153284533</text:p>
          </table:table-cell>
          <table:table-cell table:formula="of:=[.D257]/([.$B$1]-1)" office:value-type="float" office:value="0.366579140434708" calcext:value-type="float">
            <text:p>0,36657914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7]+[.$B$3];[.$B$1])" office:value-type="float" office:value="171457386" calcext:value-type="float">
            <text:p>171457386</text:p>
          </table:table-cell>
          <table:table-cell table:formula="of:=[.D258]/([.$B$1]-1)" office:value-type="float" office:value="0.0544988676970854" calcext:value-type="float">
            <text:p>0,05449886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8]+[.$B$3];[.$B$1])" office:value-type="float" office:value="3079660286" calcext:value-type="float">
            <text:p>3079660286</text:p>
          </table:table-cell>
          <table:table-cell table:formula="of:=[.D259]/([.$B$1]-1)" office:value-type="float" office:value="0.978890454323632" calcext:value-type="float">
            <text:p>0,97889045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59]+[.$B$3];[.$B$1])" office:value-type="float" office:value="307891821" calcext:value-type="float">
            <text:p>307891821</text:p>
          </table:table-cell>
          <table:table-cell table:formula="of:=[.D260]/([.$B$1]-1)" office:value-type="float" office:value="0.0978654580543629" calcext:value-type="float">
            <text:p>0,09786545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0]+[.$B$3];[.$B$1])" office:value-type="float" office:value="2750907610" calcext:value-type="float">
            <text:p>2750907610</text:p>
          </table:table-cell>
          <table:table-cell table:formula="of:=[.D261]/([.$B$1]-1)" office:value-type="float" office:value="0.874394235103383" calcext:value-type="float">
            <text:p>0,8743942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1]+[.$B$3];[.$B$1])" office:value-type="float" office:value="2953021346" calcext:value-type="float">
            <text:p>2953021346</text:p>
          </table:table-cell>
          <table:table-cell table:formula="of:=[.D262]/([.$B$1]-1)" office:value-type="float" office:value="0.938637427041628" calcext:value-type="float">
            <text:p>0,9386374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2]+[.$B$3];[.$B$1])" office:value-type="float" office:value="2159509617" calcext:value-type="float">
            <text:p>2159509617</text:p>
          </table:table-cell>
          <table:table-cell table:formula="of:=[.D263]/([.$B$1]-1)" office:value-type="float" office:value="0.686414459319161" calcext:value-type="float">
            <text:p>0,68641445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3]+[.$B$3];[.$B$1])" office:value-type="float" office:value="195957008" calcext:value-type="float">
            <text:p>195957008</text:p>
          </table:table-cell>
          <table:table-cell table:formula="of:=[.D264]/([.$B$1]-1)" office:value-type="float" office:value="0.0622862350958081" calcext:value-type="float">
            <text:p>0,0622862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4]+[.$B$3];[.$B$1])" office:value-type="float" office:value="1303558539" calcext:value-type="float">
            <text:p>1303558539</text:p>
          </table:table-cell>
          <table:table-cell table:formula="of:=[.D265]/([.$B$1]-1)" office:value-type="float" office:value="0.414344730254823" calcext:value-type="float">
            <text:p>0,41434473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5]+[.$B$3];[.$B$1])" office:value-type="float" office:value="2055538585" calcext:value-type="float">
            <text:p>2055538585</text:p>
          </table:table-cell>
          <table:table-cell table:formula="of:=[.D266]/([.$B$1]-1)" office:value-type="float" office:value="0.653366576988227" calcext:value-type="float">
            <text:p>0,6533665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6]+[.$B$3];[.$B$1])" office:value-type="float" office:value="870786030" calcext:value-type="float">
            <text:p>870786030</text:p>
          </table:table-cell>
          <table:table-cell table:formula="of:=[.D267]/([.$B$1]-1)" office:value-type="float" office:value="0.276785116982014" calcext:value-type="float">
            <text:p>0,2767851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7]+[.$B$3];[.$B$1])" office:value-type="float" office:value="2955654634" calcext:value-type="float">
            <text:p>2955654634</text:p>
          </table:table-cell>
          <table:table-cell table:formula="of:=[.D268]/([.$B$1]-1)" office:value-type="float" office:value="0.939474435103329" calcext:value-type="float">
            <text:p>0,9394744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8]+[.$B$3];[.$B$1])" office:value-type="float" office:value="164997391" calcext:value-type="float">
            <text:p>164997391</text:p>
          </table:table-cell>
          <table:table-cell table:formula="of:=[.D269]/([.$B$1]-1)" office:value-type="float" office:value="0.0524455154266336" calcext:value-type="float">
            <text:p>0,05244551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69]+[.$B$3];[.$B$1])" office:value-type="float" office:value="1781410193" calcext:value-type="float">
            <text:p>1781410193</text:p>
          </table:table-cell>
          <table:table-cell table:formula="of:=[.D270]/([.$B$1]-1)" office:value-type="float" office:value="0.566233048849505" calcext:value-type="float">
            <text:p>0,56623304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0]+[.$B$3];[.$B$1])" office:value-type="float" office:value="458860621" calcext:value-type="float">
            <text:p>458860621</text:p>
          </table:table-cell>
          <table:table-cell table:formula="of:=[.D271]/([.$B$1]-1)" office:value-type="float" office:value="0.145851892757081" calcext:value-type="float">
            <text:p>0,14585189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1]+[.$B$3];[.$B$1])" office:value-type="float" office:value="1122150697" calcext:value-type="float">
            <text:p>1122150697</text:p>
          </table:table-cell>
          <table:table-cell table:formula="of:=[.D272]/([.$B$1]-1)" office:value-type="float" office:value="0.356683044100504" calcext:value-type="float">
            <text:p>0,35668304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2]+[.$B$3];[.$B$1])" office:value-type="float" office:value="1015689544" calcext:value-type="float">
            <text:p>1015689544</text:p>
          </table:table-cell>
          <table:table-cell table:formula="of:=[.D273]/([.$B$1]-1)" office:value-type="float" office:value="0.32284366028868" calcext:value-type="float">
            <text:p>0,32284366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3]+[.$B$3];[.$B$1])" office:value-type="float" office:value="104303712" calcext:value-type="float">
            <text:p>104303712</text:p>
          </table:table-cell>
          <table:table-cell table:formula="of:=[.D274]/([.$B$1]-1)" office:value-type="float" office:value="0.0331536268761435" calcext:value-type="float">
            <text:p>0,03315362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4]+[.$B$3];[.$B$1])" office:value-type="float" office:value="240198710" calcext:value-type="float">
            <text:p>240198710</text:p>
          </table:table-cell>
          <table:table-cell table:formula="of:=[.D275]/([.$B$1]-1)" office:value-type="float" office:value="0.076348753604004" calcext:value-type="float">
            <text:p>0,07634875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5]+[.$B$3];[.$B$1])" office:value-type="float" office:value="1887565956" calcext:value-type="float">
            <text:p>1887565956</text:p>
          </table:table-cell>
          <table:table-cell table:formula="of:=[.D276]/([.$B$1]-1)" office:value-type="float" office:value="0.599975362423679" calcext:value-type="float">
            <text:p>0,5999753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6]+[.$B$3];[.$B$1])" office:value-type="float" office:value="1679323256" calcext:value-type="float">
            <text:p>1679323256</text:p>
          </table:table-cell>
          <table:table-cell table:formula="of:=[.D277]/([.$B$1]-1)" office:value-type="float" office:value="0.533784038614602" calcext:value-type="float">
            <text:p>0,53378403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7]+[.$B$3];[.$B$1])" office:value-type="float" office:value="2560878147" calcext:value-type="float">
            <text:p>2560878147</text:p>
          </table:table-cell>
          <table:table-cell table:formula="of:=[.D278]/([.$B$1]-1)" office:value-type="float" office:value="0.813992109512916" calcext:value-type="float">
            <text:p>0,81399210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8]+[.$B$3];[.$B$1])" office:value-type="float" office:value="1871215670" calcext:value-type="float">
            <text:p>1871215670</text:p>
          </table:table-cell>
          <table:table-cell table:formula="of:=[.D279]/([.$B$1]-1)" office:value-type="float" office:value="0.594778315540417" calcext:value-type="float">
            <text:p>0,59477831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79]+[.$B$3];[.$B$1])" office:value-type="float" office:value="2383891792" calcext:value-type="float">
            <text:p>2383891792</text:p>
          </table:table-cell>
          <table:table-cell table:formula="of:=[.D280]/([.$B$1]-1)" office:value-type="float" office:value="0.757735822336495" calcext:value-type="float">
            <text:p>0,75773582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0]+[.$B$3];[.$B$1])" office:value-type="float" office:value="1994820844" calcext:value-type="float">
            <text:p>1994820844</text:p>
          </table:table-cell>
          <table:table-cell table:formula="of:=[.D281]/([.$B$1]-1)" office:value-type="float" office:value="0.634067040171395" calcext:value-type="float">
            <text:p>0,63406704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1]+[.$B$3];[.$B$1])" office:value-type="float" office:value="2544523942" calcext:value-type="float">
            <text:p>2544523942</text:p>
          </table:table-cell>
          <table:table-cell table:formula="of:=[.D282]/([.$B$1]-1)" office:value-type="float" office:value="0.808793816949503" calcext:value-type="float">
            <text:p>0,80879381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2]+[.$B$3];[.$B$1])" office:value-type="float" office:value="1683791034" calcext:value-type="float">
            <text:p>1683791034</text:p>
          </table:table-cell>
          <table:table-cell table:formula="of:=[.D283]/([.$B$1]-1)" office:value-type="float" office:value="0.535204151493974" calcext:value-type="float">
            <text:p>0,53520415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3]+[.$B$3];[.$B$1])" office:value-type="float" office:value="1648116927" calcext:value-type="float">
            <text:p>1648116927</text:p>
          </table:table-cell>
          <table:table-cell table:formula="of:=[.D284]/([.$B$1]-1)" office:value-type="float" office:value="0.523864899899384" calcext:value-type="float">
            <text:p>0,52386489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4]+[.$B$3];[.$B$1])" office:value-type="float" office:value="2744710824" calcext:value-type="float">
            <text:p>2744710824</text:p>
          </table:table-cell>
          <table:table-cell table:formula="of:=[.D285]/([.$B$1]-1)" office:value-type="float" office:value="0.872424545559877" calcext:value-type="float">
            <text:p>0,87242454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5]+[.$B$3];[.$B$1])" office:value-type="float" office:value="518509399" calcext:value-type="float">
            <text:p>518509399</text:p>
          </table:table-cell>
          <table:table-cell table:formula="of:=[.D286]/([.$B$1]-1)" office:value-type="float" office:value="0.164811652592186" calcext:value-type="float">
            <text:p>0,16481165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6]+[.$B$3];[.$B$1])" office:value-type="float" office:value="822162211" calcext:value-type="float">
            <text:p>822162211</text:p>
          </table:table-cell>
          <table:table-cell table:formula="of:=[.D287]/([.$B$1]-1)" office:value-type="float" office:value="0.261329713511626" calcext:value-type="float">
            <text:p>0,26132971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7]+[.$B$3];[.$B$1])" office:value-type="float" office:value="3042866661" calcext:value-type="float">
            <text:p>3042866661</text:p>
          </table:table-cell>
          <table:table-cell table:formula="of:=[.D288]/([.$B$1]-1)" office:value-type="float" office:value="0.96719535650515" calcext:value-type="float">
            <text:p>0,96719535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8]+[.$B$3];[.$B$1])" office:value-type="float" office:value="2598691238" calcext:value-type="float">
            <text:p>2598691238</text:p>
          </table:table-cell>
          <table:table-cell table:formula="of:=[.D289]/([.$B$1]-1)" office:value-type="float" office:value="0.826011251363282" calcext:value-type="float">
            <text:p>0,82601125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89]+[.$B$3];[.$B$1])" office:value-type="float" office:value="2419077348" calcext:value-type="float">
            <text:p>2419077348</text:p>
          </table:table-cell>
          <table:table-cell table:formula="of:=[.D290]/([.$B$1]-1)" office:value-type="float" office:value="0.768919784754378" calcext:value-type="float">
            <text:p>0,76891978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0]+[.$B$3];[.$B$1])" office:value-type="float" office:value="1088576561" calcext:value-type="float">
            <text:p>1088576561</text:p>
          </table:table-cell>
          <table:table-cell table:formula="of:=[.D291]/([.$B$1]-1)" office:value-type="float" office:value="0.346011282220804" calcext:value-type="float">
            <text:p>0,34601128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1]+[.$B$3];[.$B$1])" office:value-type="float" office:value="296623035" calcext:value-type="float">
            <text:p>296623035</text:p>
          </table:table-cell>
          <table:table-cell table:formula="of:=[.D292]/([.$B$1]-1)" office:value-type="float" office:value="0.0942835996599933" calcext:value-type="float">
            <text:p>0,09428359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2]+[.$B$3];[.$B$1])" office:value-type="float" office:value="2629504188" calcext:value-type="float">
            <text:p>2629504188</text:p>
          </table:table-cell>
          <table:table-cell table:formula="of:=[.D293]/([.$B$1]-1)" office:value-type="float" office:value="0.835805351953424" calcext:value-type="float">
            <text:p>0,8358053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3]+[.$B$3];[.$B$1])" office:value-type="float" office:value="668908585" calcext:value-type="float">
            <text:p>668908585</text:p>
          </table:table-cell>
          <table:table-cell table:formula="of:=[.D294]/([.$B$1]-1)" office:value-type="float" office:value="0.212617031705824" calcext:value-type="float">
            <text:p>0,21261703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4]+[.$B$3];[.$B$1])" office:value-type="float" office:value="3101030250" calcext:value-type="float">
            <text:p>3101030250</text:p>
          </table:table-cell>
          <table:table-cell table:formula="of:=[.D295]/([.$B$1]-1)" office:value-type="float" office:value="0.98568303916292" calcext:value-type="float">
            <text:p>0,98568303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5]+[.$B$3];[.$B$1])" office:value-type="float" office:value="2327105941" calcext:value-type="float">
            <text:p>2327105941</text:p>
          </table:table-cell>
          <table:table-cell table:formula="of:=[.D296]/([.$B$1]-1)" office:value-type="float" office:value="0.739686062842813" calcext:value-type="float">
            <text:p>0,7396860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6]+[.$B$3];[.$B$1])" office:value-type="float" office:value="787272110" calcext:value-type="float">
            <text:p>787272110</text:p>
          </table:table-cell>
          <table:table-cell table:formula="of:=[.D297]/([.$B$1]-1)" office:value-type="float" office:value="0.250239663425729" calcext:value-type="float">
            <text:p>0,25023966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7]+[.$B$3];[.$B$1])" office:value-type="float" office:value="2758724208" calcext:value-type="float">
            <text:p>2758724208</text:p>
          </table:table-cell>
          <table:table-cell table:formula="of:=[.D298]/([.$B$1]-1)" office:value-type="float" office:value="0.876878792637949" calcext:value-type="float">
            <text:p>0,87687879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8]+[.$B$3];[.$B$1])" office:value-type="float" office:value="203804845" calcext:value-type="float">
            <text:p>203804845</text:p>
          </table:table-cell>
          <table:table-cell table:formula="of:=[.D299]/([.$B$1]-1)" office:value-type="float" office:value="0.0647807221537835" calcext:value-type="float">
            <text:p>0,06478072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299]+[.$B$3];[.$B$1])" office:value-type="float" office:value="1067079415" calcext:value-type="float">
            <text:p>1067079415</text:p>
          </table:table-cell>
          <table:table-cell table:formula="of:=[.D300]/([.$B$1]-1)" office:value-type="float" office:value="0.33917827173901" calcext:value-type="float">
            <text:p>0,3391782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0]+[.$B$3];[.$B$1])" office:value-type="float" office:value="27138106" calcext:value-type="float">
            <text:p>27138106</text:p>
          </table:table-cell>
          <table:table-cell table:formula="of:=[.D301]/([.$B$1]-1)" office:value-type="float" office:value="0.00862602704349803" calcext:value-type="float">
            <text:p>0,0086260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1]+[.$B$3];[.$B$1])" office:value-type="float" office:value="1225548509" calcext:value-type="float">
            <text:p>1225548509</text:p>
          </table:table-cell>
          <table:table-cell table:formula="of:=[.D302]/([.$B$1]-1)" office:value-type="float" office:value="0.389548724651333" calcext:value-type="float">
            <text:p>0,38954872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2]+[.$B$3];[.$B$1])" office:value-type="float" office:value="1155882156" calcext:value-type="float">
            <text:p>1155882156</text:p>
          </table:table-cell>
          <table:table-cell table:formula="of:=[.D303]/([.$B$1]-1)" office:value-type="float" office:value="0.367404812139536" calcext:value-type="float">
            <text:p>0,36740481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3]+[.$B$3];[.$B$1])" office:value-type="float" office:value="729002423" calcext:value-type="float">
            <text:p>729002423</text:p>
          </table:table-cell>
          <table:table-cell table:formula="of:=[.D304]/([.$B$1]-1)" office:value-type="float" office:value="0.231718256814738" calcext:value-type="float">
            <text:p>0,23171825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4]+[.$B$3];[.$B$1])" office:value-type="float" office:value="389554573" calcext:value-type="float">
            <text:p>389554573</text:p>
          </table:table-cell>
          <table:table-cell table:formula="of:=[.D305]/([.$B$1]-1)" office:value-type="float" office:value="0.123822505580026" calcext:value-type="float">
            <text:p>0,12382250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5]+[.$B$3];[.$B$1])" office:value-type="float" office:value="930336585" calcext:value-type="float">
            <text:p>930336585</text:p>
          </table:table-cell>
          <table:table-cell table:formula="of:=[.D306]/([.$B$1]-1)" office:value-type="float" office:value="0.295713655984895" calcext:value-type="float">
            <text:p>0,2957136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6]+[.$B$3];[.$B$1])" office:value-type="float" office:value="2282561416" calcext:value-type="float">
            <text:p>2282561416</text:p>
          </table:table-cell>
          <table:table-cell table:formula="of:=[.D307]/([.$B$1]-1)" office:value-type="float" office:value="0.725527290034948" calcext:value-type="float">
            <text:p>0,725527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7]+[.$B$3];[.$B$1])" office:value-type="float" office:value="2607430758" calcext:value-type="float">
            <text:p>2607430758</text:p>
          </table:table-cell>
          <table:table-cell table:formula="of:=[.D308]/([.$B$1]-1)" office:value-type="float" office:value="0.828789165778797" calcext:value-type="float">
            <text:p>0,82878916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8]+[.$B$3];[.$B$1])" office:value-type="float" office:value="2060791357" calcext:value-type="float">
            <text:p>2060791357</text:p>
          </table:table-cell>
          <table:table-cell table:formula="of:=[.D309]/([.$B$1]-1)" office:value-type="float" office:value="0.655036205418647" calcext:value-type="float">
            <text:p>0,65503620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09]+[.$B$3];[.$B$1])" office:value-type="float" office:value="2054203167" calcext:value-type="float">
            <text:p>2054203167</text:p>
          </table:table-cell>
          <table:table-cell table:formula="of:=[.D310]/([.$B$1]-1)" office:value-type="float" office:value="0.652942105516918" calcext:value-type="float">
            <text:p>0,65294210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0]+[.$B$3];[.$B$1])" office:value-type="float" office:value="1848040105" calcext:value-type="float">
            <text:p>1848040105</text:p>
          </table:table-cell>
          <table:table-cell table:formula="of:=[.D311]/([.$B$1]-1)" office:value-type="float" office:value="0.587411808443778" calcext:value-type="float">
            <text:p>0,58741180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1]+[.$B$3];[.$B$1])" office:value-type="float" office:value="2537197917" calcext:value-type="float">
            <text:p>2537197917</text:p>
          </table:table-cell>
          <table:table-cell table:formula="of:=[.D312]/([.$B$1]-1)" office:value-type="float" office:value="0.80646519129776" calcext:value-type="float">
            <text:p>0,80646519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2]+[.$B$3];[.$B$1])" office:value-type="float" office:value="2359581814" calcext:value-type="float">
            <text:p>2359581814</text:p>
          </table:table-cell>
          <table:table-cell table:formula="of:=[.D313]/([.$B$1]-1)" office:value-type="float" office:value="0.750008734541391" calcext:value-type="float">
            <text:p>0,75000873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3]+[.$B$3];[.$B$1])" office:value-type="float" office:value="545371332" calcext:value-type="float">
            <text:p>545371332</text:p>
          </table:table-cell>
          <table:table-cell table:formula="of:=[.D314]/([.$B$1]-1)" office:value-type="float" office:value="0.173349896215327" calcext:value-type="float">
            <text:p>0,17334989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4]+[.$B$3];[.$B$1])" office:value-type="float" office:value="464935915" calcext:value-type="float">
            <text:p>464935915</text:p>
          </table:table-cell>
          <table:table-cell table:formula="of:=[.D315]/([.$B$1]-1)" office:value-type="float" office:value="0.147782965262333" calcext:value-type="float">
            <text:p>0,14778296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5]+[.$B$3];[.$B$1])" office:value-type="float" office:value="1034237900" calcext:value-type="float">
            <text:p>1034237900</text:p>
          </table:table-cell>
          <table:table-cell table:formula="of:=[.D316]/([.$B$1]-1)" office:value-type="float" office:value="0.328739378304831" calcext:value-type="float">
            <text:p>0,32873937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6]+[.$B$3];[.$B$1])" office:value-type="float" office:value="2628396892" calcext:value-type="float">
            <text:p>2628396892</text:p>
          </table:table-cell>
          <table:table-cell table:formula="of:=[.D317]/([.$B$1]-1)" office:value-type="float" office:value="0.835453390573321" calcext:value-type="float">
            <text:p>0,83545339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7]+[.$B$3];[.$B$1])" office:value-type="float" office:value="1179354416" calcext:value-type="float">
            <text:p>1179354416</text:p>
          </table:table-cell>
          <table:table-cell table:formula="of:=[.D318]/([.$B$1]-1)" office:value-type="float" office:value="0.374865625710388" calcext:value-type="float">
            <text:p>0,37486562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8]+[.$B$3];[.$B$1])" office:value-type="float" office:value="3010294814" calcext:value-type="float">
            <text:p>3010294814</text:p>
          </table:table-cell>
          <table:table-cell table:formula="of:=[.D319]/([.$B$1]-1)" office:value-type="float" office:value="0.95684217883392" calcext:value-type="float">
            <text:p>0,95684217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19]+[.$B$3];[.$B$1])" office:value-type="float" office:value="405681814" calcext:value-type="float">
            <text:p>405681814</text:p>
          </table:table-cell>
          <table:table-cell table:formula="of:=[.D320]/([.$B$1]-1)" office:value-type="float" office:value="0.128948656130215" calcext:value-type="float">
            <text:p>0,12894865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0]+[.$B$3];[.$B$1])" office:value-type="float" office:value="991578598" calcext:value-type="float">
            <text:p>991578598</text:p>
          </table:table-cell>
          <table:table-cell table:formula="of:=[.D321]/([.$B$1]-1)" office:value-type="float" office:value="0.31517983613528" calcext:value-type="float">
            <text:p>0,31517983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1]+[.$B$3];[.$B$1])" office:value-type="float" office:value="1744520850" calcext:value-type="float">
            <text:p>1744520850</text:p>
          </table:table-cell>
          <table:table-cell table:formula="of:=[.D322]/([.$B$1]-1)" office:value-type="float" office:value="0.554507526429669" calcext:value-type="float">
            <text:p>0,55450752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2]+[.$B$3];[.$B$1])" office:value-type="float" office:value="515108365" calcext:value-type="float">
            <text:p>515108365</text:p>
          </table:table-cell>
          <table:table-cell table:formula="of:=[.D323]/([.$B$1]-1)" office:value-type="float" office:value="0.16373061137067" calcext:value-type="float">
            <text:p>0,16373061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3]+[.$B$3];[.$B$1])" office:value-type="float" office:value="2815139351" calcext:value-type="float">
            <text:p>2815139351</text:p>
          </table:table-cell>
          <table:table-cell table:formula="of:=[.D324]/([.$B$1]-1)" office:value-type="float" office:value="0.89481072013432" calcext:value-type="float">
            <text:p>0,8948107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4]+[.$B$3];[.$B$1])" office:value-type="float" office:value="469428787" calcext:value-type="float">
            <text:p>469428787</text:p>
          </table:table-cell>
          <table:table-cell table:formula="of:=[.D325]/([.$B$1]-1)" office:value-type="float" office:value="0.149211054436094" calcext:value-type="float">
            <text:p>0,14921105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5]+[.$B$3];[.$B$1])" office:value-type="float" office:value="958609816" calcext:value-type="float">
            <text:p>958609816</text:p>
          </table:table-cell>
          <table:table-cell table:formula="of:=[.D326]/([.$B$1]-1)" office:value-type="float" office:value="0.304700490040781" calcext:value-type="float">
            <text:p>0,304700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6]+[.$B$3];[.$B$1])" office:value-type="float" office:value="1838316720" calcext:value-type="float">
            <text:p>1838316720</text:p>
          </table:table-cell>
          <table:table-cell table:formula="of:=[.D327]/([.$B$1]-1)" office:value-type="float" office:value="0.584321166010428" calcext:value-type="float">
            <text:p>0,5843211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7]+[.$B$3];[.$B$1])" office:value-type="float" office:value="2960302704" calcext:value-type="float">
            <text:p>2960302704</text:p>
          </table:table-cell>
          <table:table-cell table:formula="of:=[.D328]/([.$B$1]-1)" office:value-type="float" office:value="0.940951854991072" calcext:value-type="float">
            <text:p>0,9409518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8]+[.$B$3];[.$B$1])" office:value-type="float" office:value="2766348647" calcext:value-type="float">
            <text:p>2766348647</text:p>
          </table:table-cell>
          <table:table-cell table:formula="of:=[.D329]/([.$B$1]-1)" office:value-type="float" office:value="0.879302271159461" calcext:value-type="float">
            <text:p>0,87930227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29]+[.$B$3];[.$B$1])" office:value-type="float" office:value="2410866572" calcext:value-type="float">
            <text:p>2410866572</text:p>
          </table:table-cell>
          <table:table-cell table:formula="of:=[.D330]/([.$B$1]-1)" office:value-type="float" office:value="0.766309935127285" calcext:value-type="float">
            <text:p>0,7663099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0]+[.$B$3];[.$B$1])" office:value-type="float" office:value="1265149517" calcext:value-type="float">
            <text:p>1265149517</text:p>
          </table:table-cell>
          <table:table-cell table:formula="of:=[.D331]/([.$B$1]-1)" office:value-type="float" office:value="0.402136167782323" calcext:value-type="float">
            <text:p>0,40213616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1]+[.$B$3];[.$B$1])" office:value-type="float" office:value="1175407403" calcext:value-type="float">
            <text:p>1175407403</text:p>
          </table:table-cell>
          <table:table-cell table:formula="of:=[.D332]/([.$B$1]-1)" office:value-type="float" office:value="0.373611041441351" calcext:value-type="float">
            <text:p>0,37361104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2]+[.$B$3];[.$B$1])" office:value-type="float" office:value="114205219" calcext:value-type="float">
            <text:p>114205219</text:p>
          </table:table-cell>
          <table:table-cell table:formula="of:=[.D333]/([.$B$1]-1)" office:value-type="float" office:value="0.0363008865689675" calcext:value-type="float">
            <text:p>0,03630088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3]+[.$B$3];[.$B$1])" office:value-type="float" office:value="133554655" calcext:value-type="float">
            <text:p>133554655</text:p>
          </table:table-cell>
          <table:table-cell table:formula="of:=[.D334]/([.$B$1]-1)" office:value-type="float" office:value="0.0424512331779915" calcext:value-type="float">
            <text:p>0,04245123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4]+[.$B$3];[.$B$1])" office:value-type="float" office:value="1097027452" calcext:value-type="float">
            <text:p>1097027452</text:p>
          </table:table-cell>
          <table:table-cell table:formula="of:=[.D335]/([.$B$1]-1)" office:value-type="float" office:value="0.348697453993722" calcext:value-type="float">
            <text:p>0,3486974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5]+[.$B$3];[.$B$1])" office:value-type="float" office:value="2268139960" calcext:value-type="float">
            <text:p>2268139960</text:p>
          </table:table-cell>
          <table:table-cell table:formula="of:=[.D336]/([.$B$1]-1)" office:value-type="float" office:value="0.720943334564267" calcext:value-type="float">
            <text:p>0,72094333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6]+[.$B$3];[.$B$1])" office:value-type="float" office:value="1199381269" calcext:value-type="float">
            <text:p>1199381269</text:p>
          </table:table-cell>
          <table:table-cell table:formula="of:=[.D337]/([.$B$1]-1)" office:value-type="float" office:value="0.381231293807276" calcext:value-type="float">
            <text:p>0,38123129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7]+[.$B$3];[.$B$1])" office:value-type="float" office:value="2972143638" calcext:value-type="float">
            <text:p>2972143638</text:p>
          </table:table-cell>
          <table:table-cell table:formula="of:=[.D338]/([.$B$1]-1)" office:value-type="float" office:value="0.944715574423234" calcext:value-type="float">
            <text:p>0,94471557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8]+[.$B$3];[.$B$1])" office:value-type="float" office:value="643840511" calcext:value-type="float">
            <text:p>643840511</text:p>
          </table:table-cell>
          <table:table-cell table:formula="of:=[.D339]/([.$B$1]-1)" office:value-type="float" office:value="0.20464897806743" calcext:value-type="float">
            <text:p>0,20464897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39]+[.$B$3];[.$B$1])" office:value-type="float" office:value="1951909172" calcext:value-type="float">
            <text:p>1951909172</text:p>
          </table:table-cell>
          <table:table-cell table:formula="of:=[.D340]/([.$B$1]-1)" office:value-type="float" office:value="0.620427280522961" calcext:value-type="float">
            <text:p>0,62042728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0]+[.$B$3];[.$B$1])" office:value-type="float" office:value="2911014283" calcext:value-type="float">
            <text:p>2911014283</text:p>
          </table:table-cell>
          <table:table-cell table:formula="of:=[.D341]/([.$B$1]-1)" office:value-type="float" office:value="0.925285203365593" calcext:value-type="float">
            <text:p>0,92528520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1]+[.$B$3];[.$B$1])" office:value-type="float" office:value="1484901245" calcext:value-type="float">
            <text:p>1484901245</text:p>
          </table:table-cell>
          <table:table-cell table:formula="of:=[.D342]/([.$B$1]-1)" office:value-type="float" office:value="0.471985712499387" calcext:value-type="float">
            <text:p>0,4719857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2]+[.$B$3];[.$B$1])" office:value-type="float" office:value="1077416860" calcext:value-type="float">
            <text:p>1077416860</text:p>
          </table:table-cell>
          <table:table-cell table:formula="of:=[.D343]/([.$B$1]-1)" office:value-type="float" office:value="0.342464097217423" calcext:value-type="float">
            <text:p>0,34246409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3]+[.$B$3];[.$B$1])" office:value-type="float" office:value="963084782" calcext:value-type="float">
            <text:p>963084782</text:p>
          </table:table-cell>
          <table:table-cell table:formula="of:=[.D344]/([.$B$1]-1)" office:value-type="float" office:value="0.306122887673643" calcext:value-type="float">
            <text:p>0,30612288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4]+[.$B$3];[.$B$1])" office:value-type="float" office:value="504889338" calcext:value-type="float">
            <text:p>504889338</text:p>
          </table:table-cell>
          <table:table-cell table:formula="of:=[.D345]/([.$B$1]-1)" office:value-type="float" office:value="0.160482425839217" calcext:value-type="float">
            <text:p>0,16048242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5]+[.$B$3];[.$B$1])" office:value-type="float" office:value="1971171079" calcext:value-type="float">
            <text:p>1971171079</text:p>
          </table:table-cell>
          <table:table-cell table:formula="of:=[.D346]/([.$B$1]-1)" office:value-type="float" office:value="0.626549805458612" calcext:value-type="float">
            <text:p>0,62654980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6]+[.$B$3];[.$B$1])" office:value-type="float" office:value="1720047457" calcext:value-type="float">
            <text:p>1720047457</text:p>
          </table:table-cell>
          <table:table-cell table:formula="of:=[.D347]/([.$B$1]-1)" office:value-type="float" office:value="0.546728496092617" calcext:value-type="float">
            <text:p>0,54672849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7]+[.$B$3];[.$B$1])" office:value-type="float" office:value="2234696473" calcext:value-type="float">
            <text:p>2234696473</text:p>
          </table:table-cell>
          <table:table-cell table:formula="of:=[.D348]/([.$B$1]-1)" office:value-type="float" office:value="0.710313100336024" calcext:value-type="float">
            <text:p>0,71031310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8]+[.$B$3];[.$B$1])" office:value-type="float" office:value="6181443" calcext:value-type="float">
            <text:p>6181443</text:p>
          </table:table-cell>
          <table:table-cell table:formula="of:=[.D349]/([.$B$1]-1)" office:value-type="float" office:value="0.00196481266916127" calcext:value-type="float">
            <text:p>0,00196481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49]+[.$B$3];[.$B$1])" office:value-type="float" office:value="68961686" calcext:value-type="float">
            <text:p>68961686</text:p>
          </table:table-cell>
          <table:table-cell table:formula="of:=[.D350]/([.$B$1]-1)" office:value-type="float" office:value="0.0219199294306397" calcext:value-type="float">
            <text:p>0,02191992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0]+[.$B$3];[.$B$1])" office:value-type="float" office:value="718319423" calcext:value-type="float">
            <text:p>718319423</text:p>
          </table:table-cell>
          <table:table-cell table:formula="of:=[.D351]/([.$B$1]-1)" office:value-type="float" office:value="0.228322594386944" calcext:value-type="float">
            <text:p>0,22832259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1]+[.$B$3];[.$B$1])" office:value-type="float" office:value="120064009" calcext:value-type="float">
            <text:p>120064009</text:p>
          </table:table-cell>
          <table:table-cell table:formula="of:=[.D352]/([.$B$1]-1)" office:value-type="float" office:value="0.0381631418413942" calcext:value-type="float">
            <text:p>0,03816314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2]+[.$B$3];[.$B$1])" office:value-type="float" office:value="1371422174" calcext:value-type="float">
            <text:p>1371422174</text:p>
          </table:table-cell>
          <table:table-cell table:formula="of:=[.D353]/([.$B$1]-1)" office:value-type="float" office:value="0.435915636889946" calcext:value-type="float">
            <text:p>0,4359156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3]+[.$B$3];[.$B$1])" office:value-type="float" office:value="1442561220" calcext:value-type="float">
            <text:p>1442561220</text:p>
          </table:table-cell>
          <table:table-cell table:formula="of:=[.D354]/([.$B$1]-1)" office:value-type="float" office:value="0.458527654642572" calcext:value-type="float">
            <text:p>0,45852765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4]+[.$B$3];[.$B$1])" office:value-type="float" office:value="2089142988" calcext:value-type="float">
            <text:p>2089142988</text:p>
          </table:table-cell>
          <table:table-cell table:formula="of:=[.D355]/([.$B$1]-1)" office:value-type="float" office:value="0.664047959434689" calcext:value-type="float">
            <text:p>0,66404795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5]+[.$B$3];[.$B$1])" office:value-type="float" office:value="834827149" calcext:value-type="float">
            <text:p>834827149</text:p>
          </table:table-cell>
          <table:table-cell table:formula="of:=[.D356]/([.$B$1]-1)" office:value-type="float" office:value="0.265355348082153" calcext:value-type="float">
            <text:p>0,26535534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6]+[.$B$3];[.$B$1])" office:value-type="float" office:value="145291981" calcext:value-type="float">
            <text:p>145291981</text:p>
          </table:table-cell>
          <table:table-cell table:formula="of:=[.D357]/([.$B$1]-1)" office:value-type="float" office:value="0.0461820201199524" calcext:value-type="float">
            <text:p>0,0461820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7]+[.$B$3];[.$B$1])" office:value-type="float" office:value="568382405" calcext:value-type="float">
            <text:p>568382405</text:p>
          </table:table-cell>
          <table:table-cell table:formula="of:=[.D358]/([.$B$1]-1)" office:value-type="float" office:value="0.180664118438422" calcext:value-type="float">
            <text:p>0,18066411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8]+[.$B$3];[.$B$1])" office:value-type="float" office:value="1986417506" calcext:value-type="float">
            <text:p>1986417506</text:p>
          </table:table-cell>
          <table:table-cell table:formula="of:=[.D359]/([.$B$1]-1)" office:value-type="float" office:value="0.631395983435024" calcext:value-type="float">
            <text:p>0,63139598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59]+[.$B$3];[.$B$1])" office:value-type="float" office:value="2409360746" calcext:value-type="float">
            <text:p>2409360746</text:p>
          </table:table-cell>
          <table:table-cell table:formula="of:=[.D360]/([.$B$1]-1)" office:value-type="float" office:value="0.765831298342581" calcext:value-type="float">
            <text:p>0,76583129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0]+[.$B$3];[.$B$1])" office:value-type="float" office:value="2089001700" calcext:value-type="float">
            <text:p>2089001700</text:p>
          </table:table-cell>
          <table:table-cell table:formula="of:=[.D361]/([.$B$1]-1)" office:value-type="float" office:value="0.664003050106495" calcext:value-type="float">
            <text:p>0,66400305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1]+[.$B$3];[.$B$1])" office:value-type="float" office:value="663182690" calcext:value-type="float">
            <text:p>663182690</text:p>
          </table:table-cell>
          <table:table-cell table:formula="of:=[.D362]/([.$B$1]-1)" office:value-type="float" office:value="0.210797017990857" calcext:value-type="float">
            <text:p>0,2107970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2]+[.$B$3];[.$B$1])" office:value-type="float" office:value="2434080407" calcext:value-type="float">
            <text:p>2434080407</text:p>
          </table:table-cell>
          <table:table-cell table:formula="of:=[.D363]/([.$B$1]-1)" office:value-type="float" office:value="0.773688606597332" calcext:value-type="float">
            <text:p>0,77368860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3]+[.$B$3];[.$B$1])" office:value-type="float" office:value="1151611239" calcext:value-type="float">
            <text:p>1151611239</text:p>
          </table:table-cell>
          <table:table-cell table:formula="of:=[.D364]/([.$B$1]-1)" office:value-type="float" office:value="0.366047272835115" calcext:value-type="float">
            <text:p>0,36604727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4]+[.$B$3];[.$B$1])" office:value-type="float" office:value="1520706553" calcext:value-type="float">
            <text:p>1520706553</text:p>
          </table:table-cell>
          <table:table-cell table:formula="of:=[.D365]/([.$B$1]-1)" office:value-type="float" office:value="0.483366667202297" calcext:value-type="float">
            <text:p>0,48336666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5]+[.$B$3];[.$B$1])" office:value-type="float" office:value="430286544" calcext:value-type="float">
            <text:p>430286544</text:p>
          </table:table-cell>
          <table:table-cell table:formula="of:=[.D366]/([.$B$1]-1)" office:value-type="float" office:value="0.136769432804091" calcext:value-type="float">
            <text:p>0,13676943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6]+[.$B$3];[.$B$1])" office:value-type="float" office:value="1499245527" calcext:value-type="float">
            <text:p>1499245527</text:p>
          </table:table-cell>
          <table:table-cell table:formula="of:=[.D367]/([.$B$1]-1)" office:value-type="float" office:value="0.476545137702147" calcext:value-type="float">
            <text:p>0,47654513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7]+[.$B$3];[.$B$1])" office:value-type="float" office:value="410430085" calcext:value-type="float">
            <text:p>410430085</text:p>
          </table:table-cell>
          <table:table-cell table:formula="of:=[.D368]/([.$B$1]-1)" office:value-type="float" office:value="0.130457925570605" calcext:value-type="float">
            <text:p>0,13045792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8]+[.$B$3];[.$B$1])" office:value-type="float" office:value="1507790651" calcext:value-type="float">
            <text:p>1507790651</text:p>
          </table:table-cell>
          <table:table-cell table:formula="of:=[.D369]/([.$B$1]-1)" office:value-type="float" office:value="0.479261262059316" calcext:value-type="float">
            <text:p>0,47926126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69]+[.$B$3];[.$B$1])" office:value-type="float" office:value="934946854" calcext:value-type="float">
            <text:p>934946854</text:p>
          </table:table-cell>
          <table:table-cell table:formula="of:=[.D370]/([.$B$1]-1)" office:value-type="float" office:value="0.297179060573992" calcext:value-type="float">
            <text:p>0,29717906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0]+[.$B$3];[.$B$1])" office:value-type="float" office:value="1536693608" calcext:value-type="float">
            <text:p>1536693608</text:p>
          </table:table-cell>
          <table:table-cell table:formula="of:=[.D371]/([.$B$1]-1)" office:value-type="float" office:value="0.488448258702304" calcext:value-type="float">
            <text:p>0,48844825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1]+[.$B$3];[.$B$1])" office:value-type="float" office:value="2140933902" calcext:value-type="float">
            <text:p>2140933902</text:p>
          </table:table-cell>
          <table:table-cell table:formula="of:=[.D372]/([.$B$1]-1)" office:value-type="float" office:value="0.680510045063342" calcext:value-type="float">
            <text:p>0,68051004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2]+[.$B$3];[.$B$1])" office:value-type="float" office:value="1833456669" calcext:value-type="float">
            <text:p>1833456669</text:p>
          </table:table-cell>
          <table:table-cell table:formula="of:=[.D373]/([.$B$1]-1)" office:value-type="float" office:value="0.582776366555419" calcext:value-type="float">
            <text:p>0,58277636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3]+[.$B$3];[.$B$1])" office:value-type="float" office:value="1033993179" calcext:value-type="float">
            <text:p>1033993179</text:p>
          </table:table-cell>
          <table:table-cell table:formula="of:=[.D374]/([.$B$1]-1)" office:value-type="float" office:value="0.328661592111347" calcext:value-type="float">
            <text:p>0,32866159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4]+[.$B$3];[.$B$1])" office:value-type="float" office:value="46069928" calcext:value-type="float">
            <text:p>46069928</text:p>
          </table:table-cell>
          <table:table-cell table:formula="of:=[.D375]/([.$B$1]-1)" office:value-type="float" office:value="0.014643632271906" calcext:value-type="float">
            <text:p>0,01464363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5]+[.$B$3];[.$B$1])" office:value-type="float" office:value="1576179307" calcext:value-type="float">
            <text:p>1576179307</text:p>
          </table:table-cell>
          <table:table-cell table:formula="of:=[.D376]/([.$B$1]-1)" office:value-type="float" office:value="0.500999050102612" calcext:value-type="float">
            <text:p>0,50099905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6]+[.$B$3];[.$B$1])" office:value-type="float" office:value="1810374498" calcext:value-type="float">
            <text:p>1810374498</text:p>
          </table:table-cell>
          <table:table-cell table:formula="of:=[.D377]/([.$B$1]-1)" office:value-type="float" office:value="0.575439545361315" calcext:value-type="float">
            <text:p>0,57543954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7]+[.$B$3];[.$B$1])" office:value-type="float" office:value="1357184292" calcext:value-type="float">
            <text:p>1357184292</text:p>
          </table:table-cell>
          <table:table-cell table:formula="of:=[.D378]/([.$B$1]-1)" office:value-type="float" office:value="0.431390031633111" calcext:value-type="float">
            <text:p>0,43139003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8]+[.$B$3];[.$B$1])" office:value-type="float" office:value="2405900821" calcext:value-type="float">
            <text:p>2405900821</text:p>
          </table:table-cell>
          <table:table-cell table:formula="of:=[.D379]/([.$B$1]-1)" office:value-type="float" office:value="0.764731538225995" calcext:value-type="float">
            <text:p>0,76473153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79]+[.$B$3];[.$B$1])" office:value-type="float" office:value="1900739472" calcext:value-type="float">
            <text:p>1900739472</text:p>
          </table:table-cell>
          <table:table-cell table:formula="of:=[.D380]/([.$B$1]-1)" office:value-type="float" office:value="0.604162651885735" calcext:value-type="float">
            <text:p>0,60416265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0]+[.$B$3];[.$B$1])" office:value-type="float" office:value="2406322200" calcext:value-type="float">
            <text:p>2406322200</text:p>
          </table:table-cell>
          <table:table-cell table:formula="of:=[.D381]/([.$B$1]-1)" office:value-type="float" office:value="0.764865476336841" calcext:value-type="float">
            <text:p>0,76486547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1]+[.$B$3];[.$B$1])" office:value-type="float" office:value="1392487259" calcext:value-type="float">
            <text:p>1392487259</text:p>
          </table:table-cell>
          <table:table-cell table:formula="of:=[.D382]/([.$B$1]-1)" office:value-type="float" office:value="0.442611313916323" calcext:value-type="float">
            <text:p>0,44261131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2]+[.$B$3];[.$B$1])" office:value-type="float" office:value="1012424758" calcext:value-type="float">
            <text:p>1012424758</text:p>
          </table:table-cell>
          <table:table-cell table:formula="of:=[.D383]/([.$B$1]-1)" office:value-type="float" office:value="0.32180592639792" calcext:value-type="float">
            <text:p>0,32180592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3]+[.$B$3];[.$B$1])" office:value-type="float" office:value="2453586858" calcext:value-type="float">
            <text:p>2453586858</text:p>
          </table:table-cell>
          <table:table-cell table:formula="of:=[.D384]/([.$B$1]-1)" office:value-type="float" office:value="0.779888861465843" calcext:value-type="float">
            <text:p>0,77988886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4]+[.$B$3];[.$B$1])" office:value-type="float" office:value="229228085" calcext:value-type="float">
            <text:p>229228085</text:p>
          </table:table-cell>
          <table:table-cell table:formula="of:=[.D385]/([.$B$1]-1)" office:value-type="float" office:value="0.0728616676616734" calcext:value-type="float">
            <text:p>0,07286166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5]+[.$B$3];[.$B$1])" office:value-type="float" office:value="1341800057" calcext:value-type="float">
            <text:p>1341800057</text:p>
          </table:table-cell>
          <table:table-cell table:formula="of:=[.D386]/([.$B$1]-1)" office:value-type="float" office:value="0.426500050469594" calcext:value-type="float">
            <text:p>0,4265000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6]+[.$B$3];[.$B$1])" office:value-type="float" office:value="2990474895" calcext:value-type="float">
            <text:p>2990474895</text:p>
          </table:table-cell>
          <table:table-cell table:formula="of:=[.D387]/([.$B$1]-1)" office:value-type="float" office:value="0.950542286081864" calcext:value-type="float">
            <text:p>0,95054228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7]+[.$B$3];[.$B$1])" office:value-type="float" office:value="3008021277" calcext:value-type="float">
            <text:p>3008021277</text:p>
          </table:table-cell>
          <table:table-cell table:formula="of:=[.D388]/([.$B$1]-1)" office:value-type="float" office:value="0.956119520014384" calcext:value-type="float">
            <text:p>0,956119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8]+[.$B$3];[.$B$1])" office:value-type="float" office:value="1685518775" calcext:value-type="float">
            <text:p>1685518775</text:p>
          </table:table-cell>
          <table:table-cell table:formula="of:=[.D389]/([.$B$1]-1)" office:value-type="float" office:value="0.535753325433753" calcext:value-type="float">
            <text:p>0,53575332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89]+[.$B$3];[.$B$1])" office:value-type="float" office:value="1017460950" calcext:value-type="float">
            <text:p>1017460950</text:p>
          </table:table-cell>
          <table:table-cell table:formula="of:=[.D390]/([.$B$1]-1)" office:value-type="float" office:value="0.32340671343841" calcext:value-type="float">
            <text:p>0,32340671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0]+[.$B$3];[.$B$1])" office:value-type="float" office:value="823240168" calcext:value-type="float">
            <text:p>823240168</text:p>
          </table:table-cell>
          <table:table-cell table:formula="of:=[.D391]/([.$B$1]-1)" office:value-type="float" office:value="0.261672349295926" calcext:value-type="float">
            <text:p>0,26167234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1]+[.$B$3];[.$B$1])" office:value-type="float" office:value="2833968720" calcext:value-type="float">
            <text:p>2833968720</text:p>
          </table:table-cell>
          <table:table-cell table:formula="of:=[.D392]/([.$B$1]-1)" office:value-type="float" office:value="0.900795759996939" calcext:value-type="float">
            <text:p>0,900795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2]+[.$B$3];[.$B$1])" office:value-type="float" office:value="1781715823" calcext:value-type="float">
            <text:p>1781715823</text:p>
          </table:table-cell>
          <table:table-cell table:formula="of:=[.D393]/([.$B$1]-1)" office:value-type="float" office:value="0.566330195372748" calcext:value-type="float">
            <text:p>0,56633019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3]+[.$B$3];[.$B$1])" office:value-type="float" office:value="140990411" calcext:value-type="float">
            <text:p>140990411</text:p>
          </table:table-cell>
          <table:table-cell table:formula="of:=[.D394]/([.$B$1]-1)" office:value-type="float" office:value="0.0448147375561103" calcext:value-type="float">
            <text:p>0,04481473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4]+[.$B$3];[.$B$1])" office:value-type="float" office:value="215393916" calcext:value-type="float">
            <text:p>215393916</text:p>
          </table:table-cell>
          <table:table-cell table:formula="of:=[.D395]/([.$B$1]-1)" office:value-type="float" office:value="0.0684643852603768" calcext:value-type="float">
            <text:p>0,06846438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5]+[.$B$3];[.$B$1])" office:value-type="float" office:value="530294740" calcext:value-type="float">
            <text:p>530294740</text:p>
          </table:table-cell>
          <table:table-cell table:formula="of:=[.D396]/([.$B$1]-1)" office:value-type="float" office:value="0.168557701420459" calcext:value-type="float">
            <text:p>0,16855770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6]+[.$B$3];[.$B$1])" office:value-type="float" office:value="1876988151" calcext:value-type="float">
            <text:p>1876988151</text:p>
          </table:table-cell>
          <table:table-cell table:formula="of:=[.D397]/([.$B$1]-1)" office:value-type="float" office:value="0.596613136924565" calcext:value-type="float">
            <text:p>0,5966131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7]+[.$B$3];[.$B$1])" office:value-type="float" office:value="1684792573" calcext:value-type="float">
            <text:p>1684792573</text:p>
          </table:table-cell>
          <table:table-cell table:formula="of:=[.D398]/([.$B$1]-1)" office:value-type="float" office:value="0.535522497309968" calcext:value-type="float">
            <text:p>0,53552249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8]+[.$B$3];[.$B$1])" office:value-type="float" office:value="2954466804" calcext:value-type="float">
            <text:p>2954466804</text:p>
          </table:table-cell>
          <table:table-cell table:formula="of:=[.D399]/([.$B$1]-1)" office:value-type="float" office:value="0.939096875457012" calcext:value-type="float">
            <text:p>0,93909687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399]+[.$B$3];[.$B$1])" office:value-type="float" office:value="1869587103" calcext:value-type="float">
            <text:p>1869587103</text:p>
          </table:table-cell>
          <table:table-cell table:formula="of:=[.D400]/([.$B$1]-1)" office:value-type="float" office:value="0.594260664714521" calcext:value-type="float">
            <text:p>0,59426066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0]+[.$B$3];[.$B$1])" office:value-type="float" office:value="88758462" calcext:value-type="float">
            <text:p>88758462</text:p>
          </table:table-cell>
          <table:table-cell table:formula="of:=[.D401]/([.$B$1]-1)" office:value-type="float" office:value="0.0282124660266008" calcext:value-type="float">
            <text:p>0,0282124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1]+[.$B$3];[.$B$1])" office:value-type="float" office:value="759803887" calcext:value-type="float">
            <text:p>759803887</text:p>
          </table:table-cell>
          <table:table-cell table:formula="of:=[.D402]/([.$B$1]-1)" office:value-type="float" office:value="0.241508706503576" calcext:value-type="float">
            <text:p>0,24150870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2]+[.$B$3];[.$B$1])" office:value-type="float" office:value="2651989657" calcext:value-type="float">
            <text:p>2651989657</text:p>
          </table:table-cell>
          <table:table-cell table:formula="of:=[.D403]/([.$B$1]-1)" office:value-type="float" office:value="0.842952507457929" calcext:value-type="float">
            <text:p>0,84295250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3]+[.$B$3];[.$B$1])" office:value-type="float" office:value="2519228840" calcext:value-type="float">
            <text:p>2519228840</text:p>
          </table:table-cell>
          <table:table-cell table:formula="of:=[.D404]/([.$B$1]-1)" office:value-type="float" office:value="0.800753600955062" calcext:value-type="float">
            <text:p>0,8007536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4]+[.$B$3];[.$B$1])" office:value-type="float" office:value="2717952036" calcext:value-type="float">
            <text:p>2717952036</text:p>
          </table:table-cell>
          <table:table-cell table:formula="of:=[.D405]/([.$B$1]-1)" office:value-type="float" office:value="0.863919087259315" calcext:value-type="float">
            <text:p>0,86391908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5]+[.$B$3];[.$B$1])" office:value-type="float" office:value="2667755799" calcext:value-type="float">
            <text:p>2667755799</text:p>
          </table:table-cell>
          <table:table-cell table:formula="of:=[.D406]/([.$B$1]-1)" office:value-type="float" office:value="0.847963880295209" calcext:value-type="float">
            <text:p>0,84796388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6]+[.$B$3];[.$B$1])" office:value-type="float" office:value="1404457749" calcext:value-type="float">
            <text:p>1404457749</text:p>
          </table:table-cell>
          <table:table-cell table:formula="of:=[.D407]/([.$B$1]-1)" office:value-type="float" office:value="0.446416213582642" calcext:value-type="float">
            <text:p>0,44641621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7]+[.$B$3];[.$B$1])" office:value-type="float" office:value="3004526359" calcext:value-type="float">
            <text:p>3004526359</text:p>
          </table:table-cell>
          <table:table-cell table:formula="of:=[.D408]/([.$B$1]-1)" office:value-type="float" office:value="0.955008637140583" calcext:value-type="float">
            <text:p>0,95500863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8]+[.$B$3];[.$B$1])" office:value-type="float" office:value="249405326" calcext:value-type="float">
            <text:p>249405326</text:p>
          </table:table-cell>
          <table:table-cell table:formula="of:=[.D409]/([.$B$1]-1)" office:value-type="float" office:value="0.0792751375821306" calcext:value-type="float">
            <text:p>0,07927513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09]+[.$B$3];[.$B$1])" office:value-type="float" office:value="879703954" calcext:value-type="float">
            <text:p>879703954</text:p>
          </table:table-cell>
          <table:table-cell table:formula="of:=[.D410]/([.$B$1]-1)" office:value-type="float" office:value="0.279619738292575" calcext:value-type="float">
            <text:p>0,27961973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0]+[.$B$3];[.$B$1])" office:value-type="float" office:value="307987353" calcext:value-type="float">
            <text:p>307987353</text:p>
          </table:table-cell>
          <table:table-cell table:formula="of:=[.D411]/([.$B$1]-1)" office:value-type="float" office:value="0.0978958235343828" calcext:value-type="float">
            <text:p>0,09789582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1]+[.$B$3];[.$B$1])" office:value-type="float" office:value="2554068023" calcext:value-type="float">
            <text:p>2554068023</text:p>
          </table:table-cell>
          <table:table-cell table:formula="of:=[.D412]/([.$B$1]-1)" office:value-type="float" office:value="0.811827466416836" calcext:value-type="float">
            <text:p>0,81182746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2]+[.$B$3];[.$B$1])" office:value-type="float" office:value="1223488478" calcext:value-type="float">
            <text:p>1223488478</text:p>
          </table:table-cell>
          <table:table-cell table:formula="of:=[.D413]/([.$B$1]-1)" office:value-type="float" office:value="0.388893930130432" calcext:value-type="float">
            <text:p>0,38889393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3]+[.$B$3];[.$B$1])" office:value-type="float" office:value="2819036600" calcext:value-type="float">
            <text:p>2819036600</text:p>
          </table:table-cell>
          <table:table-cell table:formula="of:=[.D414]/([.$B$1]-1)" office:value-type="float" office:value="0.89604948658579" calcext:value-type="float">
            <text:p>0,89604948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4]+[.$B$3];[.$B$1])" office:value-type="float" office:value="941633524" calcext:value-type="float">
            <text:p>941633524</text:p>
          </table:table-cell>
          <table:table-cell table:formula="of:=[.D415]/([.$B$1]-1)" office:value-type="float" office:value="0.299304462997099" calcext:value-type="float">
            <text:p>0,2993044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5]+[.$B$3];[.$B$1])" office:value-type="float" office:value="2329391927" calcext:value-type="float">
            <text:p>2329391927</text:p>
          </table:table-cell>
          <table:table-cell table:formula="of:=[.D416]/([.$B$1]-1)" office:value-type="float" office:value="0.740412678659594" calcext:value-type="float">
            <text:p>0,74041267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6]+[.$B$3];[.$B$1])" office:value-type="float" office:value="1791018560" calcext:value-type="float">
            <text:p>1791018560</text:p>
          </table:table-cell>
          <table:table-cell table:formula="of:=[.D417]/([.$B$1]-1)" office:value-type="float" office:value="0.569287132048452" calcext:value-type="float">
            <text:p>0,5692871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7]+[.$B$3];[.$B$1])" office:value-type="float" office:value="343549572" calcext:value-type="float">
            <text:p>343549572</text:p>
          </table:table-cell>
          <table:table-cell table:formula="of:=[.D418]/([.$B$1]-1)" office:value-type="float" office:value="0.109199510785837" calcext:value-type="float">
            <text:p>0,10919951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8]+[.$B$3];[.$B$1])" office:value-type="float" office:value="1781673533" calcext:value-type="float">
            <text:p>1781673533</text:p>
          </table:table-cell>
          <table:table-cell table:formula="of:=[.D419]/([.$B$1]-1)" office:value-type="float" office:value="0.56631675321567" calcext:value-type="float">
            <text:p>0,56631675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19]+[.$B$3];[.$B$1])" office:value-type="float" office:value="1035030243" calcext:value-type="float">
            <text:p>1035030243</text:p>
          </table:table-cell>
          <table:table-cell table:formula="of:=[.D420]/([.$B$1]-1)" office:value-type="float" office:value="0.328991229784287" calcext:value-type="float">
            <text:p>0,32899122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0]+[.$B$3];[.$B$1])" office:value-type="float" office:value="116355549" calcext:value-type="float">
            <text:p>116355549</text:p>
          </table:table-cell>
          <table:table-cell table:formula="of:=[.D421]/([.$B$1]-1)" office:value-type="float" office:value="0.0369843832261198" calcext:value-type="float">
            <text:p>0,03698438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1]+[.$B$3];[.$B$1])" office:value-type="float" office:value="2227471837" calcext:value-type="float">
            <text:p>2227471837</text:p>
          </table:table-cell>
          <table:table-cell table:formula="of:=[.D422]/([.$B$1]-1)" office:value-type="float" office:value="0.70801670185061" calcext:value-type="float">
            <text:p>0,70801670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2]+[.$B$3];[.$B$1])" office:value-type="float" office:value="1542074480" calcext:value-type="float">
            <text:p>1542074480</text:p>
          </table:table-cell>
          <table:table-cell table:formula="of:=[.D423]/([.$B$1]-1)" office:value-type="float" office:value="0.49015860456762" calcext:value-type="float">
            <text:p>0,49015860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3]+[.$B$3];[.$B$1])" office:value-type="float" office:value="990424388" calcext:value-type="float">
            <text:p>990424388</text:p>
          </table:table-cell>
          <table:table-cell table:formula="of:=[.D424]/([.$B$1]-1)" office:value-type="float" office:value="0.314812962829019" calcext:value-type="float">
            <text:p>0,3148129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4]+[.$B$3];[.$B$1])" office:value-type="float" office:value="2479473502" calcext:value-type="float">
            <text:p>2479473502</text:p>
          </table:table-cell>
          <table:table-cell table:formula="of:=[.D425]/([.$B$1]-1)" office:value-type="float" office:value="0.788117103009649" calcext:value-type="float">
            <text:p>0,7881171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5]+[.$B$3];[.$B$1])" office:value-type="float" office:value="1929722636" calcext:value-type="float">
            <text:p>1929722636</text:p>
          </table:table-cell>
          <table:table-cell table:formula="of:=[.D426]/([.$B$1]-1)" office:value-type="float" office:value="0.613375142855817" calcext:value-type="float">
            <text:p>0,61337514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6]+[.$B$3];[.$B$1])" office:value-type="float" office:value="1289695122" calcext:value-type="float">
            <text:p>1289695122</text:p>
          </table:table-cell>
          <table:table-cell table:formula="of:=[.D427]/([.$B$1]-1)" office:value-type="float" office:value="0.409938151182676" calcext:value-type="float">
            <text:p>0,40993815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7]+[.$B$3];[.$B$1])" office:value-type="float" office:value="2735132794" calcext:value-type="float">
            <text:p>2735132794</text:p>
          </table:table-cell>
          <table:table-cell table:formula="of:=[.D428]/([.$B$1]-1)" office:value-type="float" office:value="0.869380105177654" calcext:value-type="float">
            <text:p>0,86938010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8]+[.$B$3];[.$B$1])" office:value-type="float" office:value="793834778" calcext:value-type="float">
            <text:p>793834778</text:p>
          </table:table-cell>
          <table:table-cell table:formula="of:=[.D429]/([.$B$1]-1)" office:value-type="float" office:value="0.252325650990429" calcext:value-type="float">
            <text:p>0,2523256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29]+[.$B$3];[.$B$1])" office:value-type="float" office:value="2825084740" calcext:value-type="float">
            <text:p>2825084740</text:p>
          </table:table-cell>
          <table:table-cell table:formula="of:=[.D430]/([.$B$1]-1)" office:value-type="float" office:value="0.897971928011985" calcext:value-type="float">
            <text:p>0,8979719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0]+[.$B$3];[.$B$1])" office:value-type="float" office:value="1402927854" calcext:value-type="float">
            <text:p>1402927854</text:p>
          </table:table-cell>
          <table:table-cell table:formula="of:=[.D431]/([.$B$1]-1)" office:value-type="float" office:value="0.445929926306598" calcext:value-type="float">
            <text:p>0,44592992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1]+[.$B$3];[.$B$1])" office:value-type="float" office:value="659679071" calcext:value-type="float">
            <text:p>659679071</text:p>
          </table:table-cell>
          <table:table-cell table:formula="of:=[.D432]/([.$B$1]-1)" office:value-type="float" office:value="0.209683369446477" calcext:value-type="float">
            <text:p>0,20968336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2]+[.$B$3];[.$B$1])" office:value-type="float" office:value="517137862" calcext:value-type="float">
            <text:p>517137862</text:p>
          </table:table-cell>
          <table:table-cell table:formula="of:=[.D433]/([.$B$1]-1)" office:value-type="float" office:value="0.16437570045709" calcext:value-type="float">
            <text:p>0,16437570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3]+[.$B$3];[.$B$1])" office:value-type="float" office:value="1562859812" calcext:value-type="float">
            <text:p>1562859812</text:p>
          </table:table-cell>
          <table:table-cell table:formula="of:=[.D434]/([.$B$1]-1)" office:value-type="float" office:value="0.496765360246889" calcext:value-type="float">
            <text:p>0,49676536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4]+[.$B$3];[.$B$1])" office:value-type="float" office:value="2512446799" calcext:value-type="float">
            <text:p>2512446799</text:p>
          </table:table-cell>
          <table:table-cell table:formula="of:=[.D435]/([.$B$1]-1)" office:value-type="float" office:value="0.798597884226853" calcext:value-type="float">
            <text:p>0,79859788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5]+[.$B$3];[.$B$1])" office:value-type="float" office:value="1080612213" calcext:value-type="float">
            <text:p>1080612213</text:p>
          </table:table-cell>
          <table:table-cell table:formula="of:=[.D436]/([.$B$1]-1)" office:value-type="float" office:value="0.34347976136847" calcext:value-type="float">
            <text:p>0,34347976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6]+[.$B$3];[.$B$1])" office:value-type="float" office:value="200840551" calcext:value-type="float">
            <text:p>200840551</text:p>
          </table:table-cell>
          <table:table-cell table:formula="of:=[.D437]/([.$B$1]-1)" office:value-type="float" office:value="0.063838501638878" calcext:value-type="float">
            <text:p>0,06383850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7]+[.$B$3];[.$B$1])" office:value-type="float" office:value="2002098290" calcext:value-type="float">
            <text:p>2002098290</text:p>
          </table:table-cell>
          <table:table-cell table:formula="of:=[.D438]/([.$B$1]-1)" office:value-type="float" office:value="0.636380224665685" calcext:value-type="float">
            <text:p>0,63638022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8]+[.$B$3];[.$B$1])" office:value-type="float" office:value="2350873772" calcext:value-type="float">
            <text:p>2350873772</text:p>
          </table:table-cell>
          <table:table-cell table:formula="of:=[.D439]/([.$B$1]-1)" office:value-type="float" office:value="0.747240825617021" calcext:value-type="float">
            <text:p>0,74724082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39]+[.$B$3];[.$B$1])" office:value-type="float" office:value="248456854" calcext:value-type="float">
            <text:p>248456854</text:p>
          </table:table-cell>
          <table:table-cell table:formula="of:=[.D440]/([.$B$1]-1)" office:value-type="float" office:value="0.0789736594641661" calcext:value-type="float">
            <text:p>0,07897365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0]+[.$B$3];[.$B$1])" office:value-type="float" office:value="1129027469" calcext:value-type="float">
            <text:p>1129027469</text:p>
          </table:table-cell>
          <table:table-cell table:formula="of:=[.D441]/([.$B$1]-1)" office:value-type="float" office:value="0.358868871705569" calcext:value-type="float">
            <text:p>0,3588688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1]+[.$B$3];[.$B$1])" office:value-type="float" office:value="1423738325" calcext:value-type="float">
            <text:p>1423738325</text:p>
          </table:table-cell>
          <table:table-cell table:formula="of:=[.D442]/([.$B$1]-1)" office:value-type="float" office:value="0.452544672583805" calcext:value-type="float">
            <text:p>0,45254467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2]+[.$B$3];[.$B$1])" office:value-type="float" office:value="461001991" calcext:value-type="float">
            <text:p>461001991</text:p>
          </table:table-cell>
          <table:table-cell table:formula="of:=[.D443]/([.$B$1]-1)" office:value-type="float" office:value="0.146532541418787" calcext:value-type="float">
            <text:p>0,14653254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3]+[.$B$3];[.$B$1])" office:value-type="float" office:value="2495664258" calcext:value-type="float">
            <text:p>2495664258</text:p>
          </table:table-cell>
          <table:table-cell table:formula="of:=[.D444]/([.$B$1]-1)" office:value-type="float" office:value="0.793263442223987" calcext:value-type="float">
            <text:p>0,79326344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4]+[.$B$3];[.$B$1])" office:value-type="float" office:value="1695664581" calcext:value-type="float">
            <text:p>1695664581</text:p>
          </table:table-cell>
          <table:table-cell table:formula="of:=[.D445]/([.$B$1]-1)" office:value-type="float" office:value="0.538978237184561" calcext:value-type="float">
            <text:p>0,53897823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5]+[.$B$3];[.$B$1])" office:value-type="float" office:value="1122833994" calcext:value-type="float">
            <text:p>1122833994</text:p>
          </table:table-cell>
          <table:table-cell table:formula="of:=[.D446]/([.$B$1]-1)" office:value-type="float" office:value="0.35690023458538" calcext:value-type="float">
            <text:p>0,35690023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6]+[.$B$3];[.$B$1])" office:value-type="float" office:value="1371663323" calcext:value-type="float">
            <text:p>1371663323</text:p>
          </table:table-cell>
          <table:table-cell table:formula="of:=[.D447]/([.$B$1]-1)" office:value-type="float" office:value="0.435992287699531" calcext:value-type="float">
            <text:p>0,43599228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7]+[.$B$3];[.$B$1])" office:value-type="float" office:value="1376732730" calcext:value-type="float">
            <text:p>1376732730</text:p>
          </table:table-cell>
          <table:table-cell table:formula="of:=[.D448]/([.$B$1]-1)" office:value-type="float" office:value="0.437603632348141" calcext:value-type="float">
            <text:p>0,43760363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8]+[.$B$3];[.$B$1])" office:value-type="float" office:value="2920807941" calcext:value-type="float">
            <text:p>2920807941</text:p>
          </table:table-cell>
          <table:table-cell table:formula="of:=[.D449]/([.$B$1]-1)" office:value-type="float" office:value="0.928398182538229" calcext:value-type="float">
            <text:p>0,92839818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49]+[.$B$3];[.$B$1])" office:value-type="float" office:value="1017016850" calcext:value-type="float">
            <text:p>1017016850</text:p>
          </table:table-cell>
          <table:table-cell table:formula="of:=[.D450]/([.$B$1]-1)" office:value-type="float" office:value="0.323265553306969" calcext:value-type="float">
            <text:p>0,32326555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0]+[.$B$3];[.$B$1])" office:value-type="float" office:value="53481283" calcext:value-type="float">
            <text:p>53481283</text:p>
          </table:table-cell>
          <table:table-cell table:formula="of:=[.D451]/([.$B$1]-1)" office:value-type="float" office:value="0.0169993806302832" calcext:value-type="float">
            <text:p>0,01699938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1]+[.$B$3];[.$B$1])" office:value-type="float" office:value="2624160969" calcext:value-type="float">
            <text:p>2624160969</text:p>
          </table:table-cell>
          <table:table-cell table:formula="of:=[.D452]/([.$B$1]-1)" office:value-type="float" office:value="0.834106974343972" calcext:value-type="float">
            <text:p>0,83410697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2]+[.$B$3];[.$B$1])" office:value-type="float" office:value="85909308" calcext:value-type="float">
            <text:p>85909308</text:p>
          </table:table-cell>
          <table:table-cell table:formula="of:=[.D453]/([.$B$1]-1)" office:value-type="float" office:value="0.0273068435246071" calcext:value-type="float">
            <text:p>0,02730684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3]+[.$B$3];[.$B$1])" office:value-type="float" office:value="2981812536" calcext:value-type="float">
            <text:p>2981812536</text:p>
          </table:table-cell>
          <table:table-cell table:formula="of:=[.D454]/([.$B$1]-1)" office:value-type="float" office:value="0.947788897802133" calcext:value-type="float">
            <text:p>0,94778889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4]+[.$B$3];[.$B$1])" office:value-type="float" office:value="2125335141" calcext:value-type="float">
            <text:p>2125335141</text:p>
          </table:table-cell>
          <table:table-cell table:formula="of:=[.D455]/([.$B$1]-1)" office:value-type="float" office:value="0.675551875387424" calcext:value-type="float">
            <text:p>0,67555187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5]+[.$B$3];[.$B$1])" office:value-type="float" office:value="1285567124" calcext:value-type="float">
            <text:p>1285567124</text:p>
          </table:table-cell>
          <table:table-cell table:formula="of:=[.D456]/([.$B$1]-1)" office:value-type="float" office:value="0.408626039630621" calcext:value-type="float">
            <text:p>0,40862603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6]+[.$B$3];[.$B$1])" office:value-type="float" office:value="2996399730" calcext:value-type="float">
            <text:p>2996399730</text:p>
          </table:table-cell>
          <table:table-cell table:formula="of:=[.D457]/([.$B$1]-1)" office:value-type="float" office:value="0.952425534195725" calcext:value-type="float">
            <text:p>0,95242553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7]+[.$B$3];[.$B$1])" office:value-type="float" office:value="2415941695" calcext:value-type="float">
            <text:p>2415941695</text:p>
          </table:table-cell>
          <table:table-cell table:formula="of:=[.D458]/([.$B$1]-1)" office:value-type="float" office:value="0.767923096644419" calcext:value-type="float">
            <text:p>0,76792309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8]+[.$B$3];[.$B$1])" office:value-type="float" office:value="2023015136" calcext:value-type="float">
            <text:p>2023015136</text:p>
          </table:table-cell>
          <table:table-cell table:formula="of:=[.D459]/([.$B$1]-1)" office:value-type="float" office:value="0.6430287829424" calcext:value-type="float">
            <text:p>0,64302878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59]+[.$B$3];[.$B$1])" office:value-type="float" office:value="2121749618" calcext:value-type="float">
            <text:p>2121749618</text:p>
          </table:table-cell>
          <table:table-cell table:formula="of:=[.D460]/([.$B$1]-1)" office:value-type="float" office:value="0.674412193113241" calcext:value-type="float">
            <text:p>0,67441219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0]+[.$B$3];[.$B$1])" office:value-type="float" office:value="1530568622" calcext:value-type="float">
            <text:p>1530568622</text:p>
          </table:table-cell>
          <table:table-cell table:formula="of:=[.D461]/([.$B$1]-1)" office:value-type="float" office:value="0.486501391265165" calcext:value-type="float">
            <text:p>0,48650139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1]+[.$B$3];[.$B$1])" office:value-type="float" office:value="746145549" calcext:value-type="float">
            <text:p>746145549</text:p>
          </table:table-cell>
          <table:table-cell table:formula="of:=[.D462]/([.$B$1]-1)" office:value-type="float" office:value="0.237167313152203" calcext:value-type="float">
            <text:p>0,23716731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2]+[.$B$3];[.$B$1])" office:value-type="float" office:value="523654259" calcext:value-type="float">
            <text:p>523654259</text:p>
          </table:table-cell>
          <table:table-cell table:formula="of:=[.D463]/([.$B$1]-1)" office:value-type="float" office:value="0.166446980477448" calcext:value-type="float">
            <text:p>0,16644698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3]+[.$B$3];[.$B$1])" office:value-type="float" office:value="820803252" calcext:value-type="float">
            <text:p>820803252</text:p>
          </table:table-cell>
          <table:table-cell table:formula="of:=[.D464]/([.$B$1]-1)" office:value-type="float" office:value="0.26089775937728" calcext:value-type="float">
            <text:p>0,26089775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4]+[.$B$3];[.$B$1])" office:value-type="float" office:value="1461290259" calcext:value-type="float">
            <text:p>1461290259</text:p>
          </table:table-cell>
          <table:table-cell table:formula="of:=[.D465]/([.$B$1]-1)" office:value-type="float" office:value="0.464480803949039" calcext:value-type="float">
            <text:p>0,46448080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5]+[.$B$3];[.$B$1])" office:value-type="float" office:value="654209292" calcext:value-type="float">
            <text:p>654209292</text:p>
          </table:table-cell>
          <table:table-cell table:formula="of:=[.D466]/([.$B$1]-1)" office:value-type="float" office:value="0.207944763901346" calcext:value-type="float">
            <text:p>0,20794476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6]+[.$B$3];[.$B$1])" office:value-type="float" office:value="376431947" calcext:value-type="float">
            <text:p>376431947</text:p>
          </table:table-cell>
          <table:table-cell table:formula="of:=[.D467]/([.$B$1]-1)" office:value-type="float" office:value="0.119651391842106" calcext:value-type="float">
            <text:p>0,11965139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7]+[.$B$3];[.$B$1])" office:value-type="float" office:value="1615927764" calcext:value-type="float">
            <text:p>1615927764</text:p>
          </table:table-cell>
          <table:table-cell table:formula="of:=[.D468]/([.$B$1]-1)" office:value-type="float" office:value="0.513633360876522" calcext:value-type="float">
            <text:p>0,51363336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8]+[.$B$3];[.$B$1])" office:value-type="float" office:value="740227938" calcext:value-type="float">
            <text:p>740227938</text:p>
          </table:table-cell>
          <table:table-cell table:formula="of:=[.D469]/([.$B$1]-1)" office:value-type="float" office:value="0.235286361234671" calcext:value-type="float">
            <text:p>0,23528636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69]+[.$B$3];[.$B$1])" office:value-type="float" office:value="1165659539" calcext:value-type="float">
            <text:p>1165659539</text:p>
          </table:table-cell>
          <table:table-cell table:formula="of:=[.D470]/([.$B$1]-1)" office:value-type="float" office:value="0.370512618195442" calcext:value-type="float">
            <text:p>0,37051261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0]+[.$B$3];[.$B$1])" office:value-type="float" office:value="1447309516" calcext:value-type="float">
            <text:p>1447309516</text:p>
          </table:table-cell>
          <table:table-cell table:formula="of:=[.D471]/([.$B$1]-1)" office:value-type="float" office:value="0.460036932029378" calcext:value-type="float">
            <text:p>0,4600369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1]+[.$B$3];[.$B$1])" office:value-type="float" office:value="2932154941" calcext:value-type="float">
            <text:p>2932154941</text:p>
          </table:table-cell>
          <table:table-cell table:formula="of:=[.D472]/([.$B$1]-1)" office:value-type="float" office:value="0.93200490177142" calcext:value-type="float">
            <text:p>0,93200490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2]+[.$B$3];[.$B$1])" office:value-type="float" office:value="1077970141" calcext:value-type="float">
            <text:p>1077970141</text:p>
          </table:table-cell>
          <table:table-cell table:formula="of:=[.D473]/([.$B$1]-1)" office:value-type="float" office:value="0.34263996125409" calcext:value-type="float">
            <text:p>0,34263996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3]+[.$B$3];[.$B$1])" office:value-type="float" office:value="629548005" calcext:value-type="float">
            <text:p>629548005</text:p>
          </table:table-cell>
          <table:table-cell table:formula="of:=[.D474]/([.$B$1]-1)" office:value-type="float" office:value="0.200106010209785" calcext:value-type="float">
            <text:p>0,20010601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4]+[.$B$3];[.$B$1])" office:value-type="float" office:value="3028984738" calcext:value-type="float">
            <text:p>3028984738</text:p>
          </table:table-cell>
          <table:table-cell table:formula="of:=[.D475]/([.$B$1]-1)" office:value-type="float" office:value="0.962782895178123" calcext:value-type="float">
            <text:p>0,96278289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5]+[.$B$3];[.$B$1])" office:value-type="float" office:value="469433439" calcext:value-type="float">
            <text:p>469433439</text:p>
          </table:table-cell>
          <table:table-cell table:formula="of:=[.D476]/([.$B$1]-1)" office:value-type="float" office:value="0.149212533105158" calcext:value-type="float">
            <text:p>0,14921253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6]+[.$B$3];[.$B$1])" office:value-type="float" office:value="1994158715" calcext:value-type="float">
            <text:p>1994158715</text:p>
          </table:table-cell>
          <table:table-cell table:formula="of:=[.D477]/([.$B$1]-1)" office:value-type="float" office:value="0.633856578075761" calcext:value-type="float">
            <text:p>0,63385657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7]+[.$B$3];[.$B$1])" office:value-type="float" office:value="2042186155" calcext:value-type="float">
            <text:p>2042186155</text:p>
          </table:table-cell>
          <table:table-cell table:formula="of:=[.D478]/([.$B$1]-1)" office:value-type="float" office:value="0.649122418524243" calcext:value-type="float">
            <text:p>0,64912241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8]+[.$B$3];[.$B$1])" office:value-type="float" office:value="2058595310" calcext:value-type="float">
            <text:p>2058595310</text:p>
          </table:table-cell>
          <table:table-cell table:formula="of:=[.D479]/([.$B$1]-1)" office:value-type="float" office:value="0.654338177309729" calcext:value-type="float">
            <text:p>0,65433817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79]+[.$B$3];[.$B$1])" office:value-type="float" office:value="101609783" calcext:value-type="float">
            <text:p>101609783</text:p>
          </table:table-cell>
          <table:table-cell table:formula="of:=[.D480]/([.$B$1]-1)" office:value-type="float" office:value="0.0322973436702608" calcext:value-type="float">
            <text:p>0,03229734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0]+[.$B$3];[.$B$1])" office:value-type="float" office:value="2346058144" calcext:value-type="float">
            <text:p>2346058144</text:p>
          </table:table-cell>
          <table:table-cell table:formula="of:=[.D481]/([.$B$1]-1)" office:value-type="float" office:value="0.745710146307292" calcext:value-type="float">
            <text:p>0,74571014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1]+[.$B$3];[.$B$1])" office:value-type="float" office:value="142095389" calcext:value-type="float">
            <text:p>142095389</text:p>
          </table:table-cell>
          <table:table-cell table:formula="of:=[.D482]/([.$B$1]-1)" office:value-type="float" office:value="0.0451659621445348" calcext:value-type="float">
            <text:p>0,04516596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2]+[.$B$3];[.$B$1])" office:value-type="float" office:value="864785827" calcext:value-type="float">
            <text:p>864785827</text:p>
          </table:table-cell>
          <table:table-cell table:formula="of:=[.D483]/([.$B$1]-1)" office:value-type="float" office:value="0.274877912649313" calcext:value-type="float">
            <text:p>0,27487791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3]+[.$B$3];[.$B$1])" office:value-type="float" office:value="3058215603" calcext:value-type="float">
            <text:p>3058215603</text:p>
          </table:table-cell>
          <table:table-cell table:formula="of:=[.D484]/([.$B$1]-1)" office:value-type="float" office:value="0.972074119554461" calcext:value-type="float">
            <text:p>0,97207411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4]+[.$B$3];[.$B$1])" office:value-type="float" office:value="3136812037" calcext:value-type="float">
            <text:p>3136812037</text:p>
          </table:table-cell>
          <table:table-cell table:formula="of:=[.D485]/([.$B$1]-1)" office:value-type="float" office:value="0.997056517559927" calcext:value-type="float">
            <text:p>0,99705651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5]+[.$B$3];[.$B$1])" office:value-type="float" office:value="2528657519" calcext:value-type="float">
            <text:p>2528657519</text:p>
          </table:table-cell>
          <table:table-cell table:formula="of:=[.D486]/([.$B$1]-1)" office:value-type="float" office:value="0.803750569131045" calcext:value-type="float">
            <text:p>0,8037505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6]+[.$B$3];[.$B$1])" office:value-type="float" office:value="691869201" calcext:value-type="float">
            <text:p>691869201</text:p>
          </table:table-cell>
          <table:table-cell table:formula="of:=[.D487]/([.$B$1]-1)" office:value-type="float" office:value="0.219915215836705" calcext:value-type="float">
            <text:p>0,21991521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7]+[.$B$3];[.$B$1])" office:value-type="float" office:value="2577951091" calcext:value-type="float">
            <text:p>2577951091</text:p>
          </table:table-cell>
          <table:table-cell table:formula="of:=[.D488]/([.$B$1]-1)" office:value-type="float" office:value="0.819418858036049" calcext:value-type="float">
            <text:p>0,8194188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8]+[.$B$3];[.$B$1])" office:value-type="float" office:value="93574161" calcext:value-type="float">
            <text:p>93574161</text:p>
          </table:table-cell>
          <table:table-cell table:formula="of:=[.D489]/([.$B$1]-1)" office:value-type="float" office:value="0.0297431679041507" calcext:value-type="float">
            <text:p>0,02974316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89]+[.$B$3];[.$B$1])" office:value-type="float" office:value="1794277068" calcext:value-type="float">
            <text:p>1794277068</text:p>
          </table:table-cell>
          <table:table-cell table:formula="of:=[.D490]/([.$B$1]-1)" office:value-type="float" office:value="0.57032287043526" calcext:value-type="float">
            <text:p>0,57032287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0]+[.$B$3];[.$B$1])" office:value-type="float" office:value="872231607" calcext:value-type="float">
            <text:p>872231607</text:p>
          </table:table-cell>
          <table:table-cell table:formula="of:=[.D491]/([.$B$1]-1)" office:value-type="float" office:value="0.277244603222338" calcext:value-type="float">
            <text:p>0,27724460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1]+[.$B$3];[.$B$1])" office:value-type="float" office:value="1075227197" calcext:value-type="float">
            <text:p>1075227197</text:p>
          </table:table-cell>
          <table:table-cell table:formula="of:=[.D492]/([.$B$1]-1)" office:value-type="float" office:value="0.341768098305261" calcext:value-type="float">
            <text:p>0,34176809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2]+[.$B$3];[.$B$1])" office:value-type="float" office:value="664230240" calcext:value-type="float">
            <text:p>664230240</text:p>
          </table:table-cell>
          <table:table-cell table:formula="of:=[.D493]/([.$B$1]-1)" office:value-type="float" office:value="0.211129988708467" calcext:value-type="float">
            <text:p>0,21112998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3]+[.$B$3];[.$B$1])" office:value-type="float" office:value="1150128416" calcext:value-type="float">
            <text:p>1150128416</text:p>
          </table:table-cell>
          <table:table-cell table:formula="of:=[.D494]/([.$B$1]-1)" office:value-type="float" office:value="0.365575947706577" calcext:value-type="float">
            <text:p>0,36557594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4]+[.$B$3];[.$B$1])" office:value-type="float" office:value="1016727812" calcext:value-type="float">
            <text:p>1016727812</text:p>
          </table:table-cell>
          <table:table-cell table:formula="of:=[.D495]/([.$B$1]-1)" office:value-type="float" office:value="0.323173680661008" calcext:value-type="float">
            <text:p>0,32317368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5]+[.$B$3];[.$B$1])" office:value-type="float" office:value="182910282" calcext:value-type="float">
            <text:p>182910282</text:p>
          </table:table-cell>
          <table:table-cell table:formula="of:=[.D496]/([.$B$1]-1)" office:value-type="float" office:value="0.0581392466764575" calcext:value-type="float">
            <text:p>0,05813924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6]+[.$B$3];[.$B$1])" office:value-type="float" office:value="3140825313" calcext:value-type="float">
            <text:p>3140825313</text:p>
          </table:table-cell>
          <table:table-cell table:formula="of:=[.D497]/([.$B$1]-1)" office:value-type="float" office:value="0.998332163963143" calcext:value-type="float">
            <text:p>0,9983321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7]+[.$B$3];[.$B$1])" office:value-type="float" office:value="152350243" calcext:value-type="float">
            <text:p>152350243</text:p>
          </table:table-cell>
          <table:table-cell table:formula="of:=[.D498]/([.$B$1]-1)" office:value-type="float" office:value="0.0484255355256368" calcext:value-type="float">
            <text:p>0,04842553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8]+[.$B$3];[.$B$1])" office:value-type="float" office:value="1274360188" calcext:value-type="float">
            <text:p>1274360188</text:p>
          </table:table-cell>
          <table:table-cell table:formula="of:=[.D499]/([.$B$1]-1)" office:value-type="float" office:value="0.405063840669103" calcext:value-type="float">
            <text:p>0,40506384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499]+[.$B$3];[.$B$1])" office:value-type="float" office:value="2837330029" calcext:value-type="float">
            <text:p>2837330029</text:p>
          </table:table-cell>
          <table:table-cell table:formula="of:=[.D500]/([.$B$1]-1)" office:value-type="float" office:value="0.901864174363644" calcext:value-type="float">
            <text:p>0,90186417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0]+[.$B$3];[.$B$1])" office:value-type="float" office:value="2751723789" calcext:value-type="float">
            <text:p>2751723789</text:p>
          </table:table-cell>
          <table:table-cell table:formula="of:=[.D501]/([.$B$1]-1)" office:value-type="float" office:value="0.874653663013582" calcext:value-type="float">
            <text:p>0,8746536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1]+[.$B$3];[.$B$1])" office:value-type="float" office:value="563904406" calcext:value-type="float">
            <text:p>563904406</text:p>
          </table:table-cell>
          <table:table-cell table:formula="of:=[.D502]/([.$B$1]-1)" office:value-type="float" office:value="0.179240756746388" calcext:value-type="float">
            <text:p>0,17924075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2]+[.$B$3];[.$B$1])" office:value-type="float" office:value="1425350384" calcext:value-type="float">
            <text:p>1425350384</text:p>
          </table:table-cell>
          <table:table-cell table:formula="of:=[.D503]/([.$B$1]-1)" office:value-type="float" office:value="0.453057076232376" calcext:value-type="float">
            <text:p>0,45305707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3]+[.$B$3];[.$B$1])" office:value-type="float" office:value="896551749" calcext:value-type="float">
            <text:p>896551749</text:p>
          </table:table-cell>
          <table:table-cell table:formula="of:=[.D504]/([.$B$1]-1)" office:value-type="float" office:value="0.284974921712276" calcext:value-type="float">
            <text:p>0,28497492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4]+[.$B$3];[.$B$1])" office:value-type="float" office:value="107328832" calcext:value-type="float">
            <text:p>107328832</text:p>
          </table:table-cell>
          <table:table-cell table:formula="of:=[.D505]/([.$B$1]-1)" office:value-type="float" office:value="0.0341151813387072" calcext:value-type="float">
            <text:p>0,03411518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5]+[.$B$3];[.$B$1])" office:value-type="float" office:value="1612151887" calcext:value-type="float">
            <text:p>1612151887</text:p>
          </table:table-cell>
          <table:table-cell table:formula="of:=[.D506]/([.$B$1]-1)" office:value-type="float" office:value="0.51243317332051" calcext:value-type="float">
            <text:p>0,51243317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6]+[.$B$3];[.$B$1])" office:value-type="float" office:value="1221808429" calcext:value-type="float">
            <text:p>1221808429</text:p>
          </table:table-cell>
          <table:table-cell table:formula="of:=[.D507]/([.$B$1]-1)" office:value-type="float" office:value="0.388359915409272" calcext:value-type="float">
            <text:p>0,38835991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7]+[.$B$3];[.$B$1])" office:value-type="float" office:value="810908856" calcext:value-type="float">
            <text:p>810908856</text:p>
          </table:table-cell>
          <table:table-cell table:formula="of:=[.D508]/([.$B$1]-1)" office:value-type="float" office:value="0.257752759962985" calcext:value-type="float">
            <text:p>0,257752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8]+[.$B$3];[.$B$1])" office:value-type="float" office:value="140724460" calcext:value-type="float">
            <text:p>140724460</text:p>
          </table:table-cell>
          <table:table-cell table:formula="of:=[.D509]/([.$B$1]-1)" office:value-type="float" office:value="0.0447302032662728" calcext:value-type="float">
            <text:p>0,04473020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09]+[.$B$3];[.$B$1])" office:value-type="float" office:value="115039655" calcext:value-type="float">
            <text:p>115039655</text:p>
          </table:table-cell>
          <table:table-cell table:formula="of:=[.D510]/([.$B$1]-1)" office:value-type="float" office:value="0.0365661175877448" calcext:value-type="float">
            <text:p>0,03656611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0]+[.$B$3];[.$B$1])" office:value-type="float" office:value="444435162" calcext:value-type="float">
            <text:p>444435162</text:p>
          </table:table-cell>
          <table:table-cell table:formula="of:=[.D511]/([.$B$1]-1)" office:value-type="float" office:value="0.141266664906292" calcext:value-type="float">
            <text:p>0,14126666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1]+[.$B$3];[.$B$1])" office:value-type="float" office:value="870132819" calcext:value-type="float">
            <text:p>870132819</text:p>
          </table:table-cell>
          <table:table-cell table:formula="of:=[.D512]/([.$B$1]-1)" office:value-type="float" office:value="0.276577489531848" calcext:value-type="float">
            <text:p>0,27657748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2]+[.$B$3];[.$B$1])" office:value-type="float" office:value="2624696636" calcext:value-type="float">
            <text:p>2624696636</text:p>
          </table:table-cell>
          <table:table-cell table:formula="of:=[.D513]/([.$B$1]-1)" office:value-type="float" office:value="0.834277239653877" calcext:value-type="float">
            <text:p>0,83427723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3]+[.$B$3];[.$B$1])" office:value-type="float" office:value="2311596065" calcext:value-type="float">
            <text:p>2311596065</text:p>
          </table:table-cell>
          <table:table-cell table:formula="of:=[.D514]/([.$B$1]-1)" office:value-type="float" office:value="0.734756145853864" calcext:value-type="float">
            <text:p>0,73475614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4]+[.$B$3];[.$B$1])" office:value-type="float" office:value="1243014082" calcext:value-type="float">
            <text:p>1243014082</text:p>
          </table:table-cell>
          <table:table-cell table:formula="of:=[.D515]/([.$B$1]-1)" office:value-type="float" office:value="0.395100272907066" calcext:value-type="float">
            <text:p>0,39510027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5]+[.$B$3];[.$B$1])" office:value-type="float" office:value="578797074" calcext:value-type="float">
            <text:p>578797074</text:p>
          </table:table-cell>
          <table:table-cell table:formula="of:=[.D516]/([.$B$1]-1)" office:value-type="float" office:value="0.183974490077588" calcext:value-type="float">
            <text:p>0,18397449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6]+[.$B$3];[.$B$1])" office:value-type="float" office:value="2504927799" calcext:value-type="float">
            <text:p>2504927799</text:p>
          </table:table-cell>
          <table:table-cell table:formula="of:=[.D517]/([.$B$1]-1)" office:value-type="float" office:value="0.796207920191041" calcext:value-type="float">
            <text:p>0,79620792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7]+[.$B$3];[.$B$1])" office:value-type="float" office:value="2338077387" calcext:value-type="float">
            <text:p>2338077387</text:p>
          </table:table-cell>
          <table:table-cell table:formula="of:=[.D518]/([.$B$1]-1)" office:value-type="float" office:value="0.743173409745441" calcext:value-type="float">
            <text:p>0,74317340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8]+[.$B$3];[.$B$1])" office:value-type="float" office:value="2626929384" calcext:value-type="float">
            <text:p>2626929384</text:p>
          </table:table-cell>
          <table:table-cell table:formula="of:=[.D519]/([.$B$1]-1)" office:value-type="float" office:value="0.834986933419142" calcext:value-type="float">
            <text:p>0,83498693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19]+[.$B$3];[.$B$1])" office:value-type="float" office:value="2670430254" calcext:value-type="float">
            <text:p>2670430254</text:p>
          </table:table-cell>
          <table:table-cell table:formula="of:=[.D520]/([.$B$1]-1)" office:value-type="float" office:value="0.848813973560989" calcext:value-type="float">
            <text:p>0,84881397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0]+[.$B$3];[.$B$1])" office:value-type="float" office:value="2712488865" calcext:value-type="float">
            <text:p>2712488865</text:p>
          </table:table-cell>
          <table:table-cell table:formula="of:=[.D521]/([.$B$1]-1)" office:value-type="float" office:value="0.862182582110825" calcext:value-type="float">
            <text:p>0,86218258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1]+[.$B$3];[.$B$1])" office:value-type="float" office:value="816770936" calcext:value-type="float">
            <text:p>816770936</text:p>
          </table:table-cell>
          <table:table-cell table:formula="of:=[.D522]/([.$B$1]-1)" office:value-type="float" office:value="0.25961606098374" calcext:value-type="float">
            <text:p>0,2596160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2]+[.$B$3];[.$B$1])" office:value-type="float" office:value="340444561" calcext:value-type="float">
            <text:p>340444561</text:p>
          </table:table-cell>
          <table:table-cell table:formula="of:=[.D523]/([.$B$1]-1)" office:value-type="float" office:value="0.108212562438875" calcext:value-type="float">
            <text:p>0,1082125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3]+[.$B$3];[.$B$1])" office:value-type="float" office:value="570940324" calcext:value-type="float">
            <text:p>570940324</text:p>
          </table:table-cell>
          <table:table-cell table:formula="of:=[.D524]/([.$B$1]-1)" office:value-type="float" office:value="0.181477169963428" calcext:value-type="float">
            <text:p>0,18147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4]+[.$B$3];[.$B$1])" office:value-type="float" office:value="2635387114" calcext:value-type="float">
            <text:p>2635387114</text:p>
          </table:table-cell>
          <table:table-cell table:formula="of:=[.D525]/([.$B$1]-1)" office:value-type="float" office:value="0.837675279013584" calcext:value-type="float">
            <text:p>0,8376752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5]+[.$B$3];[.$B$1])" office:value-type="float" office:value="2805226860" calcext:value-type="float">
            <text:p>2805226860</text:p>
          </table:table-cell>
          <table:table-cell table:formula="of:=[.D526]/([.$B$1]-1)" office:value-type="float" office:value="0.891659969104221" calcext:value-type="float">
            <text:p>0,8916599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6]+[.$B$3];[.$B$1])" office:value-type="float" office:value="1712601344" calcext:value-type="float">
            <text:p>1712601344</text:p>
          </table:table-cell>
          <table:table-cell table:formula="of:=[.D527]/([.$B$1]-1)" office:value-type="float" office:value="0.544361699673333" calcext:value-type="float">
            <text:p>0,54436169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7]+[.$B$3];[.$B$1])" office:value-type="float" office:value="3010782658" calcext:value-type="float">
            <text:p>3010782658</text:p>
          </table:table-cell>
          <table:table-cell table:formula="of:=[.D528]/([.$B$1]-1)" office:value-type="float" office:value="0.956997243285986" calcext:value-type="float">
            <text:p>0,95699724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8]+[.$B$3];[.$B$1])" office:value-type="float" office:value="411648369" calcext:value-type="float">
            <text:p>411648369</text:p>
          </table:table-cell>
          <table:table-cell table:formula="of:=[.D529]/([.$B$1]-1)" office:value-type="float" office:value="0.130845165222874" calcext:value-type="float">
            <text:p>0,13084516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29]+[.$B$3];[.$B$1])" office:value-type="float" office:value="1492638801" calcext:value-type="float">
            <text:p>1492638801</text:p>
          </table:table-cell>
          <table:table-cell table:formula="of:=[.D530]/([.$B$1]-1)" office:value-type="float" office:value="0.474445146009839" calcext:value-type="float">
            <text:p>0,4744451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0]+[.$B$3];[.$B$1])" office:value-type="float" office:value="149327586" calcext:value-type="float">
            <text:p>149327586</text:p>
          </table:table-cell>
          <table:table-cell table:formula="of:=[.D531]/([.$B$1]-1)" office:value-type="float" office:value="0.0474647639439642" calcext:value-type="float">
            <text:p>0,04746476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1]+[.$B$3];[.$B$1])" office:value-type="float" office:value="638008689" calcext:value-type="float">
            <text:p>638008689</text:p>
          </table:table-cell>
          <table:table-cell table:formula="of:=[.D532]/([.$B$1]-1)" office:value-type="float" office:value="0.202795294752726" calcext:value-type="float">
            <text:p>0,20279529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2]+[.$B$3];[.$B$1])" office:value-type="float" office:value="879515717" calcext:value-type="float">
            <text:p>879515717</text:p>
          </table:table-cell>
          <table:table-cell table:formula="of:=[.D533]/([.$B$1]-1)" office:value-type="float" office:value="0.279559905913241" calcext:value-type="float">
            <text:p>0,27955990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3]+[.$B$3];[.$B$1])" office:value-type="float" office:value="3049402302" calcext:value-type="float">
            <text:p>3049402302</text:p>
          </table:table-cell>
          <table:table-cell table:formula="of:=[.D534]/([.$B$1]-1)" office:value-type="float" office:value="0.969272753358585" calcext:value-type="float">
            <text:p>0,96927275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4]+[.$B$3];[.$B$1])" office:value-type="float" office:value="1728329938" calcext:value-type="float">
            <text:p>1728329938</text:p>
          </table:table-cell>
          <table:table-cell table:formula="of:=[.D535]/([.$B$1]-1)" office:value-type="float" office:value="0.549361137629696" calcext:value-type="float">
            <text:p>0,54936113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5]+[.$B$3];[.$B$1])" office:value-type="float" office:value="1856007491" calcext:value-type="float">
            <text:p>1856007491</text:p>
          </table:table-cell>
          <table:table-cell table:formula="of:=[.D536]/([.$B$1]-1)" office:value-type="float" office:value="0.589944294944567" calcext:value-type="float">
            <text:p>0,58994429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6]+[.$B$3];[.$B$1])" office:value-type="float" office:value="1446762438" calcext:value-type="float">
            <text:p>1446762438</text:p>
          </table:table-cell>
          <table:table-cell table:formula="of:=[.D537]/([.$B$1]-1)" office:value-type="float" office:value="0.459863039657415" calcext:value-type="float">
            <text:p>0,45986303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7]+[.$B$3];[.$B$1])" office:value-type="float" office:value="2553399284" calcext:value-type="float">
            <text:p>2553399284</text:p>
          </table:table-cell>
          <table:table-cell table:formula="of:=[.D538]/([.$B$1]-1)" office:value-type="float" office:value="0.811614903288848" calcext:value-type="float">
            <text:p>0,81161490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8]+[.$B$3];[.$B$1])" office:value-type="float" office:value="2405285647" calcext:value-type="float">
            <text:p>2405285647</text:p>
          </table:table-cell>
          <table:table-cell table:formula="of:=[.D539]/([.$B$1]-1)" office:value-type="float" office:value="0.764536001088641" calcext:value-type="float">
            <text:p>0,76453600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39]+[.$B$3];[.$B$1])" office:value-type="float" office:value="1709846700" calcext:value-type="float">
            <text:p>1709846700</text:p>
          </table:table-cell>
          <table:table-cell table:formula="of:=[.D540]/([.$B$1]-1)" office:value-type="float" office:value="0.543486117801878" calcext:value-type="float">
            <text:p>0,54348611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0]+[.$B$3];[.$B$1])" office:value-type="float" office:value="1114589149" calcext:value-type="float">
            <text:p>1114589149</text:p>
          </table:table-cell>
          <table:table-cell table:formula="of:=[.D541]/([.$B$1]-1)" office:value-type="float" office:value="0.354279555900602" calcext:value-type="float">
            <text:p>0,35427955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1]+[.$B$3];[.$B$1])" office:value-type="float" office:value="2940692029" calcext:value-type="float">
            <text:p>2940692029</text:p>
          </table:table-cell>
          <table:table-cell table:formula="of:=[.D542]/([.$B$1]-1)" office:value-type="float" office:value="0.934718471832673" calcext:value-type="float">
            <text:p>0,93471847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2]+[.$B$3];[.$B$1])" office:value-type="float" office:value="376317805" calcext:value-type="float">
            <text:p>376317805</text:p>
          </table:table-cell>
          <table:table-cell table:formula="of:=[.D543]/([.$B$1]-1)" office:value-type="float" office:value="0.119615111050116" calcext:value-type="float">
            <text:p>0,11961511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3]+[.$B$3];[.$B$1])" office:value-type="float" office:value="790500210" calcext:value-type="float">
            <text:p>790500210</text:p>
          </table:table-cell>
          <table:table-cell table:formula="of:=[.D544]/([.$B$1]-1)" office:value-type="float" office:value="0.251265736427991" calcext:value-type="float">
            <text:p>0,25126573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4]+[.$B$3];[.$B$1])" office:value-type="float" office:value="2199280197" calcext:value-type="float">
            <text:p>2199280197</text:p>
          </table:table-cell>
          <table:table-cell table:formula="of:=[.D545]/([.$B$1]-1)" office:value-type="float" office:value="0.699055802035399" calcext:value-type="float">
            <text:p>0,6990558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5]+[.$B$3];[.$B$1])" office:value-type="float" office:value="2024985279" calcext:value-type="float">
            <text:p>2024985279</text:p>
          </table:table-cell>
          <table:table-cell table:formula="of:=[.D546]/([.$B$1]-1)" office:value-type="float" office:value="0.643655005966128" calcext:value-type="float">
            <text:p>0,6436550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6]+[.$B$3];[.$B$1])" office:value-type="float" office:value="2074113904" calcext:value-type="float">
            <text:p>2074113904</text:p>
          </table:table-cell>
          <table:table-cell table:formula="of:=[.D547]/([.$B$1]-1)" office:value-type="float" office:value="0.659270865372819" calcext:value-type="float">
            <text:p>0,65927086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7]+[.$B$3];[.$B$1])" office:value-type="float" office:value="348920847" calcext:value-type="float">
            <text:p>348920847</text:p>
          </table:table-cell>
          <table:table-cell table:formula="of:=[.D548]/([.$B$1]-1)" office:value-type="float" office:value="0.11090680618103" calcext:value-type="float">
            <text:p>0,110906806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8]+[.$B$3];[.$B$1])" office:value-type="float" office:value="1022116287" calcext:value-type="float">
            <text:p>1022116287</text:p>
          </table:table-cell>
          <table:table-cell table:formula="of:=[.D549]/([.$B$1]-1)" office:value-type="float" office:value="0.324886443190317" calcext:value-type="float">
            <text:p>0,32488644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49]+[.$B$3];[.$B$1])" office:value-type="float" office:value="890540499" calcext:value-type="float">
            <text:p>890540499</text:p>
          </table:table-cell>
          <table:table-cell table:formula="of:=[.D550]/([.$B$1]-1)" office:value-type="float" office:value="0.283064206017333" calcext:value-type="float">
            <text:p>0,2830642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0]+[.$B$3];[.$B$1])" office:value-type="float" office:value="522882551" calcext:value-type="float">
            <text:p>522882551</text:p>
          </table:table-cell>
          <table:table-cell table:formula="of:=[.D551]/([.$B$1]-1)" office:value-type="float" office:value="0.166201687969648" calcext:value-type="float">
            <text:p>0,1662016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1]+[.$B$3];[.$B$1])" office:value-type="float" office:value="2511251613" calcext:value-type="float">
            <text:p>2511251613</text:p>
          </table:table-cell>
          <table:table-cell table:formula="of:=[.D552]/([.$B$1]-1)" office:value-type="float" office:value="0.798217986427131" calcext:value-type="float">
            <text:p>0,79821798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2]+[.$B$3];[.$B$1])" office:value-type="float" office:value="1009772759" calcext:value-type="float">
            <text:p>1009772759</text:p>
          </table:table-cell>
          <table:table-cell table:formula="of:=[.D553]/([.$B$1]-1)" office:value-type="float" office:value="0.320962970920727" calcext:value-type="float">
            <text:p>0,32096297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3]+[.$B$3];[.$B$1])" office:value-type="float" office:value="2105560347" calcext:value-type="float">
            <text:p>2105560347</text:p>
          </table:table-cell>
          <table:table-cell table:formula="of:=[.D554]/([.$B$1]-1)" office:value-type="float" office:value="0.669266325916005" calcext:value-type="float">
            <text:p>0,66926632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4]+[.$B$3];[.$B$1])" office:value-type="float" office:value="2300106055" calcext:value-type="float">
            <text:p>2300106055</text:p>
          </table:table-cell>
          <table:table-cell table:formula="of:=[.D555]/([.$B$1]-1)" office:value-type="float" office:value="0.731103969943355" calcext:value-type="float">
            <text:p>0,73110396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5]+[.$B$3];[.$B$1])" office:value-type="float" office:value="522946349" calcext:value-type="float">
            <text:p>522946349</text:p>
          </table:table-cell>
          <table:table-cell table:formula="of:=[.D556]/([.$B$1]-1)" office:value-type="float" office:value="0.166221966587225" calcext:value-type="float">
            <text:p>0,16622196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6]+[.$B$3];[.$B$1])" office:value-type="float" office:value="2769253966" calcext:value-type="float">
            <text:p>2769253966</text:p>
          </table:table-cell>
          <table:table-cell table:formula="of:=[.D557]/([.$B$1]-1)" office:value-type="float" office:value="0.880225746079339" calcext:value-type="float">
            <text:p>0,88022574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7]+[.$B$3];[.$B$1])" office:value-type="float" office:value="1342633116" calcext:value-type="float">
            <text:p>1342633116</text:p>
          </table:table-cell>
          <table:table-cell table:formula="of:=[.D558]/([.$B$1]-1)" office:value-type="float" office:value="0.426764843799786" calcext:value-type="float">
            <text:p>0,42676484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8]+[.$B$3];[.$B$1])" office:value-type="float" office:value="1031579145" calcext:value-type="float">
            <text:p>1031579145</text:p>
          </table:table-cell>
          <table:table-cell table:formula="of:=[.D559]/([.$B$1]-1)" office:value-type="float" office:value="0.327894275388215" calcext:value-type="float">
            <text:p>0,32789427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59]+[.$B$3];[.$B$1])" office:value-type="float" office:value="2055993921" calcext:value-type="float">
            <text:p>2055993921</text:p>
          </table:table-cell>
          <table:table-cell table:formula="of:=[.D560]/([.$B$1]-1)" office:value-type="float" office:value="0.653511308556815" calcext:value-type="float">
            <text:p>0,65351130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0]+[.$B$3];[.$B$1])" office:value-type="float" office:value="652086962" calcext:value-type="float">
            <text:p>652086962</text:p>
          </table:table-cell>
          <table:table-cell table:formula="of:=[.D561]/([.$B$1]-1)" office:value-type="float" office:value="0.207270167229963" calcext:value-type="float">
            <text:p>0,20727016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1]+[.$B$3];[.$B$1])" office:value-type="float" office:value="2500071360" calcext:value-type="float">
            <text:p>2500071360</text:p>
          </table:table-cell>
          <table:table-cell table:formula="of:=[.D562]/([.$B$1]-1)" office:value-type="float" office:value="0.794664268834196" calcext:value-type="float">
            <text:p>0,79466426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2]+[.$B$3];[.$B$1])" office:value-type="float" office:value="436730709" calcext:value-type="float">
            <text:p>436730709</text:p>
          </table:table-cell>
          <table:table-cell table:formula="of:=[.D563]/([.$B$1]-1)" office:value-type="float" office:value="0.138817753404017" calcext:value-type="float">
            <text:p>0,13881775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3]+[.$B$3];[.$B$1])" office:value-type="float" office:value="362507995" calcext:value-type="float">
            <text:p>362507995</text:p>
          </table:table-cell>
          <table:table-cell table:formula="of:=[.D564]/([.$B$1]-1)" office:value-type="float" office:value="0.115225571318582" calcext:value-type="float">
            <text:p>0,11522557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4]+[.$B$3];[.$B$1])" office:value-type="float" office:value="646428310" calcext:value-type="float">
            <text:p>646428310</text:p>
          </table:table-cell>
          <table:table-cell table:formula="of:=[.D565]/([.$B$1]-1)" office:value-type="float" office:value="0.205471527148679" calcext:value-type="float">
            <text:p>0,20547152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5]+[.$B$3];[.$B$1])" office:value-type="float" office:value="3079135832" calcext:value-type="float">
            <text:p>3079135832</text:p>
          </table:table-cell>
          <table:table-cell table:formula="of:=[.D566]/([.$B$1]-1)" office:value-type="float" office:value="0.978723753140172" calcext:value-type="float">
            <text:p>0,97872375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6]+[.$B$3];[.$B$1])" office:value-type="float" office:value="3085236097" calcext:value-type="float">
            <text:p>3085236097</text:p>
          </table:table-cell>
          <table:table-cell table:formula="of:=[.D567]/([.$B$1]-1)" office:value-type="float" office:value="0.980662762843447" calcext:value-type="float">
            <text:p>0,9806627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7]+[.$B$3];[.$B$1])" office:value-type="float" office:value="2226600932" calcext:value-type="float">
            <text:p>2226600932</text:p>
          </table:table-cell>
          <table:table-cell table:formula="of:=[.D568]/([.$B$1]-1)" office:value-type="float" office:value="0.707739878918224" calcext:value-type="float">
            <text:p>0,70773987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8]+[.$B$3];[.$B$1])" office:value-type="float" office:value="2711583793" calcext:value-type="float">
            <text:p>2711583793</text:p>
          </table:table-cell>
          <table:table-cell table:formula="of:=[.D569]/([.$B$1]-1)" office:value-type="float" office:value="0.861894898970804" calcext:value-type="float">
            <text:p>0,8618948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69]+[.$B$3];[.$B$1])" office:value-type="float" office:value="2097680391" calcext:value-type="float">
            <text:p>2097680391</text:p>
          </table:table-cell>
          <table:table-cell table:formula="of:=[.D570]/([.$B$1]-1)" office:value-type="float" office:value="0.666761629620782" calcext:value-type="float">
            <text:p>0,66676162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0]+[.$B$3];[.$B$1])" office:value-type="float" office:value="1104781106" calcext:value-type="float">
            <text:p>1104781106</text:p>
          </table:table-cell>
          <table:table-cell table:formula="of:=[.D571]/([.$B$1]-1)" office:value-type="float" office:value="0.351162004360277" calcext:value-type="float">
            <text:p>0,35116200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1]+[.$B$3];[.$B$1])" office:value-type="float" office:value="986188345" calcext:value-type="float">
            <text:p>986188345</text:p>
          </table:table-cell>
          <table:table-cell table:formula="of:=[.D572]/([.$B$1]-1)" office:value-type="float" office:value="0.313466508456875" calcext:value-type="float">
            <text:p>0,31346650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2]+[.$B$3];[.$B$1])" office:value-type="float" office:value="2963461321" calcext:value-type="float">
            <text:p>2963461321</text:p>
          </table:table-cell>
          <table:table-cell table:formula="of:=[.D573]/([.$B$1]-1)" office:value-type="float" office:value="0.94195584236079" calcext:value-type="float">
            <text:p>0,94195584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3]+[.$B$3];[.$B$1])" office:value-type="float" office:value="3140343755" calcext:value-type="float">
            <text:p>3140343755</text:p>
          </table:table-cell>
          <table:table-cell table:formula="of:=[.D574]/([.$B$1]-1)" office:value-type="float" office:value="0.998179097557883" calcext:value-type="float">
            <text:p>0,99817909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4]+[.$B$3];[.$B$1])" office:value-type="float" office:value="519066914" calcext:value-type="float">
            <text:p>519066914</text:p>
          </table:table-cell>
          <table:table-cell table:formula="of:=[.D575]/([.$B$1]-1)" office:value-type="float" office:value="0.164988862433844" calcext:value-type="float">
            <text:p>0,1649888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5]+[.$B$3];[.$B$1])" office:value-type="float" office:value="2352224899" calcext:value-type="float">
            <text:p>2352224899</text:p>
          </table:table-cell>
          <table:table-cell table:formula="of:=[.D576]/([.$B$1]-1)" office:value-type="float" office:value="0.747670290298204" calcext:value-type="float">
            <text:p>0,74767029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6]+[.$B$3];[.$B$1])" office:value-type="float" office:value="124478888" calcext:value-type="float">
            <text:p>124478888</text:p>
          </table:table-cell>
          <table:table-cell table:formula="of:=[.D577]/([.$B$1]-1)" office:value-type="float" office:value="0.0395664404226501" calcext:value-type="float">
            <text:p>0,03956644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7]+[.$B$3];[.$B$1])" office:value-type="float" office:value="1099082890" calcext:value-type="float">
            <text:p>1099082890</text:p>
          </table:table-cell>
          <table:table-cell table:formula="of:=[.D578]/([.$B$1]-1)" office:value-type="float" office:value="0.3493507885991" calcext:value-type="float">
            <text:p>0,34935078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8]+[.$B$3];[.$B$1])" office:value-type="float" office:value="340684381" calcext:value-type="float">
            <text:p>340684381</text:p>
          </table:table-cell>
          <table:table-cell table:formula="of:=[.D579]/([.$B$1]-1)" office:value-type="float" office:value="0.108288790816993" calcext:value-type="float">
            <text:p>0,10828879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79]+[.$B$3];[.$B$1])" office:value-type="float" office:value="2008863832" calcext:value-type="float">
            <text:p>2008863832</text:p>
          </table:table-cell>
          <table:table-cell table:formula="of:=[.D580]/([.$B$1]-1)" office:value-type="float" office:value="0.638530697077279" calcext:value-type="float">
            <text:p>0,63853069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0]+[.$B$3];[.$B$1])" office:value-type="float" office:value="2246277987" calcext:value-type="float">
            <text:p>2246277987</text:p>
          </table:table-cell>
          <table:table-cell table:formula="of:=[.D581]/([.$B$1]-1)" office:value-type="float" office:value="0.71399436140003" calcext:value-type="float">
            <text:p>0,71399436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1]+[.$B$3];[.$B$1])" office:value-type="float" office:value="1358641300" calcext:value-type="float">
            <text:p>1358641300</text:p>
          </table:table-cell>
          <table:table-cell table:formula="of:=[.D582]/([.$B$1]-1)" office:value-type="float" office:value="0.431853151292626" calcext:value-type="float">
            <text:p>0,43185315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2]+[.$B$3];[.$B$1])" office:value-type="float" office:value="2086054651" calcext:value-type="float">
            <text:p>2086054651</text:p>
          </table:table-cell>
          <table:table-cell table:formula="of:=[.D583]/([.$B$1]-1)" office:value-type="float" office:value="0.663066311029253" calcext:value-type="float">
            <text:p>0,6630663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3]+[.$B$3];[.$B$1])" office:value-type="float" office:value="507556401" calcext:value-type="float">
            <text:p>507556401</text:p>
          </table:table-cell>
          <table:table-cell table:formula="of:=[.D584]/([.$B$1]-1)" office:value-type="float" office:value="0.161330169508754" calcext:value-type="float">
            <text:p>0,16133016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4]+[.$B$3];[.$B$1])" office:value-type="float" office:value="1033181173" calcext:value-type="float">
            <text:p>1033181173</text:p>
          </table:table-cell>
          <table:table-cell table:formula="of:=[.D585]/([.$B$1]-1)" office:value-type="float" office:value="0.328403490616885" calcext:value-type="float">
            <text:p>0,32840349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5]+[.$B$3];[.$B$1])" office:value-type="float" office:value="355322130" calcext:value-type="float">
            <text:p>355322130</text:p>
          </table:table-cell>
          <table:table-cell table:formula="of:=[.D586]/([.$B$1]-1)" office:value-type="float" office:value="0.112941496452749" calcext:value-type="float">
            <text:p>0,11294149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6]+[.$B$3];[.$B$1])" office:value-type="float" office:value="2479014296" calcext:value-type="float">
            <text:p>2479014296</text:p>
          </table:table-cell>
          <table:table-cell table:formula="of:=[.D587]/([.$B$1]-1)" office:value-type="float" office:value="0.787971141335885" calcext:value-type="float">
            <text:p>0,78797114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7]+[.$B$3];[.$B$1])" office:value-type="float" office:value="1896956336" calcext:value-type="float">
            <text:p>1896956336</text:p>
          </table:table-cell>
          <table:table-cell table:formula="of:=[.D588]/([.$B$1]-1)" office:value-type="float" office:value="0.602960157008412" calcext:value-type="float">
            <text:p>0,6029601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8]+[.$B$3];[.$B$1])" office:value-type="float" office:value="2380457137" calcext:value-type="float">
            <text:p>2380457137</text:p>
          </table:table-cell>
          <table:table-cell table:formula="of:=[.D589]/([.$B$1]-1)" office:value-type="float" office:value="0.756644094457067" calcext:value-type="float">
            <text:p>0,75664409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89]+[.$B$3];[.$B$1])" office:value-type="float" office:value="1798290601" calcext:value-type="float">
            <text:p>1798290601</text:p>
          </table:table-cell>
          <table:table-cell table:formula="of:=[.D590]/([.$B$1]-1)" office:value-type="float" office:value="0.571598598527632" calcext:value-type="float">
            <text:p>0,57159859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0]+[.$B$3];[.$B$1])" office:value-type="float" office:value="1855427303" calcext:value-type="float">
            <text:p>1855427303</text:p>
          </table:table-cell>
          <table:table-cell table:formula="of:=[.D591]/([.$B$1]-1)" office:value-type="float" office:value="0.589759878339432" calcext:value-type="float">
            <text:p>0,58975987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1]+[.$B$3];[.$B$1])" office:value-type="float" office:value="2412216907" calcext:value-type="float">
            <text:p>2412216907</text:p>
          </table:table-cell>
          <table:table-cell table:formula="of:=[.D592]/([.$B$1]-1)" office:value-type="float" office:value="0.766739148066014" calcext:value-type="float">
            <text:p>0,76673914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2]+[.$B$3];[.$B$1])" office:value-type="float" office:value="226368060" calcext:value-type="float">
            <text:p>226368060</text:p>
          </table:table-cell>
          <table:table-cell table:formula="of:=[.D593]/([.$B$1]-1)" office:value-type="float" office:value="0.0719525897402046" calcext:value-type="float">
            <text:p>0,07195258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3]+[.$B$3];[.$B$1])" office:value-type="float" office:value="3031400305" calcext:value-type="float">
            <text:p>3031400305</text:p>
          </table:table-cell>
          <table:table-cell table:formula="of:=[.D594]/([.$B$1]-1)" office:value-type="float" office:value="0.963550699175476" calcext:value-type="float">
            <text:p>0,96355069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4]+[.$B$3];[.$B$1])" office:value-type="float" office:value="2768517083" calcext:value-type="float">
            <text:p>2768517083</text:p>
          </table:table-cell>
          <table:table-cell table:formula="of:=[.D595]/([.$B$1]-1)" office:value-type="float" office:value="0.87999152292884" calcext:value-type="float">
            <text:p>0,87999152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5]+[.$B$3];[.$B$1])" office:value-type="float" office:value="2084837358" calcext:value-type="float">
            <text:p>2084837358</text:p>
          </table:table-cell>
          <table:table-cell table:formula="of:=[.D596]/([.$B$1]-1)" office:value-type="float" office:value="0.66267938637291" calcext:value-type="float">
            <text:p>0,66267938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6]+[.$B$3];[.$B$1])" office:value-type="float" office:value="892766499" calcext:value-type="float">
            <text:p>892766499</text:p>
          </table:table-cell>
          <table:table-cell table:formula="of:=[.D597]/([.$B$1]-1)" office:value-type="float" office:value="0.283771754886028" calcext:value-type="float">
            <text:p>0,28377175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7]+[.$B$3];[.$B$1])" office:value-type="float" office:value="761916248" calcext:value-type="float">
            <text:p>761916248</text:p>
          </table:table-cell>
          <table:table-cell table:formula="of:=[.D598]/([.$B$1]-1)" office:value-type="float" office:value="0.242180134462167" calcext:value-type="float">
            <text:p>0,24218013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8]+[.$B$3];[.$B$1])" office:value-type="float" office:value="2348664894" calcext:value-type="float">
            <text:p>2348664894</text:p>
          </table:table-cell>
          <table:table-cell table:formula="of:=[.D599]/([.$B$1]-1)" office:value-type="float" office:value="0.746538719089624" calcext:value-type="float">
            <text:p>0,74653871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599]+[.$B$3];[.$B$1])" office:value-type="float" office:value="456994932" calcext:value-type="float">
            <text:p>456994932</text:p>
          </table:table-cell>
          <table:table-cell table:formula="of:=[.D600]/([.$B$1]-1)" office:value-type="float" office:value="0.145258871130268" calcext:value-type="float">
            <text:p>0,14525887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0]+[.$B$3];[.$B$1])" office:value-type="float" office:value="1196614597" calcext:value-type="float">
            <text:p>1196614597</text:p>
          </table:table-cell>
          <table:table-cell table:formula="of:=[.D601]/([.$B$1]-1)" office:value-type="float" office:value="0.38035188875622" calcext:value-type="float">
            <text:p>0,38035188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1]+[.$B$3];[.$B$1])" office:value-type="float" office:value="1149604591" calcext:value-type="float">
            <text:p>1149604591</text:p>
          </table:table-cell>
          <table:table-cell table:formula="of:=[.D602]/([.$B$1]-1)" office:value-type="float" office:value="0.36540944645494" calcext:value-type="float">
            <text:p>0,36540944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2]+[.$B$3];[.$B$1])" office:value-type="float" office:value="2578140231" calcext:value-type="float">
            <text:p>2578140231</text:p>
          </table:table-cell>
          <table:table-cell table:formula="of:=[.D603]/([.$B$1]-1)" office:value-type="float" office:value="0.819478977439924" calcext:value-type="float">
            <text:p>0,81947897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3]+[.$B$3];[.$B$1])" office:value-type="float" office:value="2864026706" calcext:value-type="float">
            <text:p>2864026706</text:p>
          </table:table-cell>
          <table:table-cell table:formula="of:=[.D604]/([.$B$1]-1)" office:value-type="float" office:value="0.910349890270772" calcext:value-type="float">
            <text:p>0,91034989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4]+[.$B$3];[.$B$1])" office:value-type="float" office:value="374425155" calcext:value-type="float">
            <text:p>374425155</text:p>
          </table:table-cell>
          <table:table-cell table:formula="of:=[.D605]/([.$B$1]-1)" office:value-type="float" office:value="0.119013519690576" calcext:value-type="float">
            <text:p>0,11901351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5]+[.$B$3];[.$B$1])" office:value-type="float" office:value="790994018" calcext:value-type="float">
            <text:p>790994018</text:p>
          </table:table-cell>
          <table:table-cell table:formula="of:=[.D606]/([.$B$1]-1)" office:value-type="float" office:value="0.251422696577026" calcext:value-type="float">
            <text:p>0,25142269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6]+[.$B$3];[.$B$1])" office:value-type="float" office:value="1514819721" calcext:value-type="float">
            <text:p>1514819721</text:p>
          </table:table-cell>
          <table:table-cell table:formula="of:=[.D607]/([.$B$1]-1)" office:value-type="float" office:value="0.481495498594122" calcext:value-type="float">
            <text:p>0,48149549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7]+[.$B$3];[.$B$1])" office:value-type="float" office:value="717983492" calcext:value-type="float">
            <text:p>717983492</text:p>
          </table:table-cell>
          <table:table-cell table:formula="of:=[.D608]/([.$B$1]-1)" office:value-type="float" office:value="0.228215816489815" calcext:value-type="float">
            <text:p>0,22821581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8]+[.$B$3];[.$B$1])" office:value-type="float" office:value="748511745" calcext:value-type="float">
            <text:p>748511745</text:p>
          </table:table-cell>
          <table:table-cell table:formula="of:=[.D609]/([.$B$1]-1)" office:value-type="float" office:value="0.237919424249647" calcext:value-type="float">
            <text:p>0,23791942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09]+[.$B$3];[.$B$1])" office:value-type="float" office:value="2390075018" calcext:value-type="float">
            <text:p>2390075018</text:p>
          </table:table-cell>
          <table:table-cell table:formula="of:=[.D610]/([.$B$1]-1)" office:value-type="float" office:value="0.759701201744036" calcext:value-type="float">
            <text:p>0,75970120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0]+[.$B$3];[.$B$1])" office:value-type="float" office:value="207051616" calcext:value-type="float">
            <text:p>207051616</text:p>
          </table:table-cell>
          <table:table-cell table:formula="of:=[.D611]/([.$B$1]-1)" office:value-type="float" office:value="0.0658127298572704" calcext:value-type="float">
            <text:p>0,06581272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1]+[.$B$3];[.$B$1])" office:value-type="float" office:value="2327294301" calcext:value-type="float">
            <text:p>2327294301</text:p>
          </table:table-cell>
          <table:table-cell table:formula="of:=[.D612]/([.$B$1]-1)" office:value-type="float" office:value="0.739745934318513" calcext:value-type="float">
            <text:p>0,73974593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2]+[.$B$3];[.$B$1])" office:value-type="float" office:value="2799785116" calcext:value-type="float">
            <text:p>2799785116</text:p>
          </table:table-cell>
          <table:table-cell table:formula="of:=[.D613]/([.$B$1]-1)" office:value-type="float" office:value="0.889930274669841" calcext:value-type="float">
            <text:p>0,88993027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3]+[.$B$3];[.$B$1])" office:value-type="float" office:value="3100899437" calcext:value-type="float">
            <text:p>3100899437</text:p>
          </table:table-cell>
          <table:table-cell table:formula="of:=[.D614]/([.$B$1]-1)" office:value-type="float" office:value="0.985641459382973" calcext:value-type="float">
            <text:p>0,98564145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4]+[.$B$3];[.$B$1])" office:value-type="float" office:value="657431918" calcext:value-type="float">
            <text:p>657431918</text:p>
          </table:table-cell>
          <table:table-cell table:formula="of:=[.D615]/([.$B$1]-1)" office:value-type="float" office:value="0.20896909695639" calcext:value-type="float">
            <text:p>0,2089690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5]+[.$B$3];[.$B$1])" office:value-type="float" office:value="620548113" calcext:value-type="float">
            <text:p>620548113</text:p>
          </table:table-cell>
          <table:table-cell table:formula="of:=[.D616]/([.$B$1]-1)" office:value-type="float" office:value="0.197245334826597" calcext:value-type="float">
            <text:p>0,19724533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6]+[.$B$3];[.$B$1])" office:value-type="float" office:value="709843424" calcext:value-type="float">
            <text:p>709843424</text:p>
          </table:table-cell>
          <table:table-cell table:formula="of:=[.D617]/([.$B$1]-1)" office:value-type="float" office:value="0.225628441869644" calcext:value-type="float">
            <text:p>0,22562844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7]+[.$B$3];[.$B$1])" office:value-type="float" office:value="274478451" calcext:value-type="float">
            <text:p>274478451</text:p>
          </table:table-cell>
          <table:table-cell table:formula="of:=[.D618]/([.$B$1]-1)" office:value-type="float" office:value="0.0872447967143856" calcext:value-type="float">
            <text:p>0,08724479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8]+[.$B$3];[.$B$1])" office:value-type="float" office:value="1987955441" calcext:value-type="float">
            <text:p>1987955441</text:p>
          </table:table-cell>
          <table:table-cell table:formula="of:=[.D619]/([.$B$1]-1)" office:value-type="float" office:value="0.631884826278409" calcext:value-type="float">
            <text:p>0,63188482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19]+[.$B$3];[.$B$1])" office:value-type="float" office:value="2886592676" calcext:value-type="float">
            <text:p>2886592676</text:p>
          </table:table-cell>
          <table:table-cell table:formula="of:=[.D620]/([.$B$1]-1)" office:value-type="float" office:value="0.917522633552222" calcext:value-type="float">
            <text:p>0,91752263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0]+[.$B$3];[.$B$1])" office:value-type="float" office:value="599225661" calcext:value-type="float">
            <text:p>599225661</text:p>
          </table:table-cell>
          <table:table-cell table:formula="of:=[.D621]/([.$B$1]-1)" office:value-type="float" office:value="0.190467851991734" calcext:value-type="float">
            <text:p>0,1904678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1]+[.$B$3];[.$B$1])" office:value-type="float" office:value="3137103644" calcext:value-type="float">
            <text:p>3137103644</text:p>
          </table:table-cell>
          <table:table-cell table:formula="of:=[.D622]/([.$B$1]-1)" office:value-type="float" office:value="0.997149206779582" calcext:value-type="float">
            <text:p>0,99714920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2]+[.$B$3];[.$B$1])" office:value-type="float" office:value="1374389323" calcext:value-type="float">
            <text:p>1374389323</text:p>
          </table:table-cell>
          <table:table-cell table:formula="of:=[.D623]/([.$B$1]-1)" office:value-type="float" office:value="0.436858764885543" calcext:value-type="float">
            <text:p>0,43685876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3]+[.$B$3];[.$B$1])" office:value-type="float" office:value="75221561" calcext:value-type="float">
            <text:p>75221561</text:p>
          </table:table-cell>
          <table:table-cell table:formula="of:=[.D624]/([.$B$1]-1)" office:value-type="float" office:value="0.0239096722313686" calcext:value-type="float">
            <text:p>0,02390967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4]+[.$B$3];[.$B$1])" office:value-type="float" office:value="434933453" calcext:value-type="float">
            <text:p>434933453</text:p>
          </table:table-cell>
          <table:table-cell table:formula="of:=[.D625]/([.$B$1]-1)" office:value-type="float" office:value="0.138246483660281" calcext:value-type="float">
            <text:p>0,13824648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5]+[.$B$3];[.$B$1])" office:value-type="float" office:value="1508299215" calcext:value-type="float">
            <text:p>1508299215</text:p>
          </table:table-cell>
          <table:table-cell table:formula="of:=[.D626]/([.$B$1]-1)" office:value-type="float" office:value="0.479422912500852" calcext:value-type="float">
            <text:p>0,4794229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6]+[.$B$3];[.$B$1])" office:value-type="float" office:value="1230440087" calcext:value-type="float">
            <text:p>1230440087</text:p>
          </table:table-cell>
          <table:table-cell table:formula="of:=[.D627]/([.$B$1]-1)" office:value-type="float" office:value="0.391103545172462" calcext:value-type="float">
            <text:p>0,39110354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7]+[.$B$3];[.$B$1])" office:value-type="float" office:value="3067519016" calcext:value-type="float">
            <text:p>3067519016</text:p>
          </table:table-cell>
          <table:table-cell table:formula="of:=[.D628]/([.$B$1]-1)" office:value-type="float" office:value="0.97503127110125" calcext:value-type="float">
            <text:p>0,97503127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8]+[.$B$3];[.$B$1])" office:value-type="float" office:value="2737823157" calcext:value-type="float">
            <text:p>2737823157</text:p>
          </table:table-cell>
          <table:table-cell table:formula="of:=[.D629]/([.$B$1]-1)" office:value-type="float" office:value="0.870235254906778" calcext:value-type="float">
            <text:p>0,87023525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29]+[.$B$3];[.$B$1])" office:value-type="float" office:value="2410396760" calcext:value-type="float">
            <text:p>2410396760</text:p>
          </table:table-cell>
          <table:table-cell table:formula="of:=[.D630]/([.$B$1]-1)" office:value-type="float" office:value="0.766160602266055" calcext:value-type="float">
            <text:p>0,76616060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0]+[.$B$3];[.$B$1])" office:value-type="float" office:value="1017981309" calcext:value-type="float">
            <text:p>1017981309</text:p>
          </table:table-cell>
          <table:table-cell table:formula="of:=[.D631]/([.$B$1]-1)" office:value-type="float" office:value="0.323572112998952" calcext:value-type="float">
            <text:p>0,3235721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1]+[.$B$3];[.$B$1])" office:value-type="float" office:value="1145376318" calcext:value-type="float">
            <text:p>1145376318</text:p>
          </table:table-cell>
          <table:table-cell table:formula="of:=[.D632]/([.$B$1]-1)" office:value-type="float" office:value="0.364065461828847" calcext:value-type="float">
            <text:p>0,36406546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2]+[.$B$3];[.$B$1])" office:value-type="float" office:value="811146219" calcext:value-type="float">
            <text:p>811146219</text:p>
          </table:table-cell>
          <table:table-cell table:formula="of:=[.D633]/([.$B$1]-1)" office:value-type="float" office:value="0.257828207367352" calcext:value-type="float">
            <text:p>0,25782820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3]+[.$B$3];[.$B$1])" office:value-type="float" office:value="921478266" calcext:value-type="float">
            <text:p>921478266</text:p>
          </table:table-cell>
          <table:table-cell table:formula="of:=[.D634]/([.$B$1]-1)" office:value-type="float" office:value="0.292897980519041" calcext:value-type="float">
            <text:p>0,29289798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4]+[.$B$3];[.$B$1])" office:value-type="float" office:value="714510974" calcext:value-type="float">
            <text:p>714510974</text:p>
          </table:table-cell>
          <table:table-cell table:formula="of:=[.D635]/([.$B$1]-1)" office:value-type="float" office:value="0.22711205360463" calcext:value-type="float">
            <text:p>0,22711205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5]+[.$B$3];[.$B$1])" office:value-type="float" office:value="2686443580" calcext:value-type="float">
            <text:p>2686443580</text:p>
          </table:table-cell>
          <table:table-cell table:formula="of:=[.D636]/([.$B$1]-1)" office:value-type="float" office:value="0.853903915472645" calcext:value-type="float">
            <text:p>0,85390391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6]+[.$B$3];[.$B$1])" office:value-type="float" office:value="1769573969" calcext:value-type="float">
            <text:p>1769573969</text:p>
          </table:table-cell>
          <table:table-cell table:formula="of:=[.D637]/([.$B$1]-1)" office:value-type="float" office:value="0.562470826522092" calcext:value-type="float">
            <text:p>0,56247082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7]+[.$B$3];[.$B$1])" office:value-type="float" office:value="1229020977" calcext:value-type="float">
            <text:p>1229020977</text:p>
          </table:table-cell>
          <table:table-cell table:formula="of:=[.D638]/([.$B$1]-1)" office:value-type="float" office:value="0.390652471643687" calcext:value-type="float">
            <text:p>0,39065247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8]+[.$B$3];[.$B$1])" office:value-type="float" office:value="1710422968" calcext:value-type="float">
            <text:p>1710422968</text:p>
          </table:table-cell>
          <table:table-cell table:formula="of:=[.D639]/([.$B$1]-1)" office:value-type="float" office:value="0.543669288409006" calcext:value-type="float">
            <text:p>0,54366928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39]+[.$B$3];[.$B$1])" office:value-type="float" office:value="2390141959" calcext:value-type="float">
            <text:p>2390141959</text:p>
          </table:table-cell>
          <table:table-cell table:formula="of:=[.D640]/([.$B$1]-1)" office:value-type="float" office:value="0.759722479385015" calcext:value-type="float">
            <text:p>0,75972247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0]+[.$B$3];[.$B$1])" office:value-type="float" office:value="651395586" calcext:value-type="float">
            <text:p>651395586</text:p>
          </table:table-cell>
          <table:table-cell table:formula="of:=[.D641]/([.$B$1]-1)" office:value-type="float" office:value="0.207050408781337" calcext:value-type="float">
            <text:p>0,20705040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1]+[.$B$3];[.$B$1])" office:value-type="float" office:value="355832648" calcext:value-type="float">
            <text:p>355832648</text:p>
          </table:table-cell>
          <table:table-cell table:formula="of:=[.D642]/([.$B$1]-1)" office:value-type="float" office:value="0.113103767986149" calcext:value-type="float">
            <text:p>0,1131037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2]+[.$B$3];[.$B$1])" office:value-type="float" office:value="2535690" calcext:value-type="float">
            <text:p>2535690</text:p>
          </table:table-cell>
          <table:table-cell table:formula="of:=[.D643]/([.$B$1]-1)" office:value-type="float" office:value="0.000805985889874832" calcext:value-type="float">
            <text:p>0,00080598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3]+[.$B$3];[.$B$1])" office:value-type="float" office:value="2651828301" calcext:value-type="float">
            <text:p>2651828301</text:p>
          </table:table-cell>
          <table:table-cell table:formula="of:=[.D644]/([.$B$1]-1)" office:value-type="float" office:value="0.842901219382791" calcext:value-type="float">
            <text:p>0,84290121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4]+[.$B$3];[.$B$1])" office:value-type="float" office:value="1142781754" calcext:value-type="float">
            <text:p>1142781754</text:p>
          </table:table-cell>
          <table:table-cell table:formula="of:=[.D645]/([.$B$1]-1)" office:value-type="float" office:value="0.363240762447465" calcext:value-type="float">
            <text:p>0,36324076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5]+[.$B$3];[.$B$1])" office:value-type="float" office:value="2487967582" calcext:value-type="float">
            <text:p>2487967582</text:p>
          </table:table-cell>
          <table:table-cell table:formula="of:=[.D646]/([.$B$1]-1)" office:value-type="float" office:value="0.79081700269276" calcext:value-type="float">
            <text:p>0,79081700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6]+[.$B$3];[.$B$1])" office:value-type="float" office:value="2174634345" calcext:value-type="float">
            <text:p>2174634345</text:p>
          </table:table-cell>
          <table:table-cell table:formula="of:=[.D647]/([.$B$1]-1)" office:value-type="float" office:value="0.691221954460994" calcext:value-type="float">
            <text:p>0,69122195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7]+[.$B$3];[.$B$1])" office:value-type="float" office:value="1949087275" calcext:value-type="float">
            <text:p>1949087275</text:p>
          </table:table-cell>
          <table:table-cell table:formula="of:=[.D648]/([.$B$1]-1)" office:value-type="float" office:value="0.619530321839257" calcext:value-type="float">
            <text:p>0,61953032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8]+[.$B$3];[.$B$1])" office:value-type="float" office:value="2784158946" calcext:value-type="float">
            <text:p>2784158946</text:p>
          </table:table-cell>
          <table:table-cell table:formula="of:=[.D649]/([.$B$1]-1)" office:value-type="float" office:value="0.884963392861424" calcext:value-type="float">
            <text:p>0,88496339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49]+[.$B$3];[.$B$1])" office:value-type="float" office:value="2914930486" calcext:value-type="float">
            <text:p>2914930486</text:p>
          </table:table-cell>
          <table:table-cell table:formula="of:=[.D650]/([.$B$1]-1)" office:value-type="float" office:value="0.926529994471717" calcext:value-type="float">
            <text:p>0,92652999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0]+[.$B$3];[.$B$1])" office:value-type="float" office:value="1183994853" calcext:value-type="float">
            <text:p>1183994853</text:p>
          </table:table-cell>
          <table:table-cell table:formula="of:=[.D651]/([.$B$1]-1)" office:value-type="float" office:value="0.376340619398438" calcext:value-type="float">
            <text:p>0,37634061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1]+[.$B$3];[.$B$1])" office:value-type="float" office:value="215274012" calcext:value-type="float">
            <text:p>215274012</text:p>
          </table:table-cell>
          <table:table-cell table:formula="of:=[.D652]/([.$B$1]-1)" office:value-type="float" office:value="0.0684262729784577" calcext:value-type="float">
            <text:p>0,0684262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2]+[.$B$3];[.$B$1])" office:value-type="float" office:value="3035837409" calcext:value-type="float">
            <text:p>3035837409</text:p>
          </table:table-cell>
          <table:table-cell table:formula="of:=[.D653]/([.$B$1]-1)" office:value-type="float" office:value="0.964961062120437" calcext:value-type="float">
            <text:p>0,96496106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3]+[.$B$3];[.$B$1])" office:value-type="float" office:value="436551328" calcext:value-type="float">
            <text:p>436551328</text:p>
          </table:table-cell>
          <table:table-cell table:formula="of:=[.D654]/([.$B$1]-1)" office:value-type="float" office:value="0.13876073596304" calcext:value-type="float">
            <text:p>0,1387607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4]+[.$B$3];[.$B$1])" office:value-type="float" office:value="2464838981" calcext:value-type="float">
            <text:p>2464838981</text:p>
          </table:table-cell>
          <table:table-cell table:formula="of:=[.D655]/([.$B$1]-1)" office:value-type="float" office:value="0.78346542341511" calcext:value-type="float">
            <text:p>0,78346542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5]+[.$B$3];[.$B$1])" office:value-type="float" office:value="2757033449" calcext:value-type="float">
            <text:p>2757033449</text:p>
          </table:table-cell>
          <table:table-cell table:formula="of:=[.D656]/([.$B$1]-1)" office:value-type="float" office:value="0.876341373672232" calcext:value-type="float">
            <text:p>0,87634137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6]+[.$B$3];[.$B$1])" office:value-type="float" office:value="2913932507" calcext:value-type="float">
            <text:p>2913932507</text:p>
          </table:table-cell>
          <table:table-cell table:formula="of:=[.D657]/([.$B$1]-1)" office:value-type="float" office:value="0.926212780225341" calcext:value-type="float">
            <text:p>0,92621278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7]+[.$B$3];[.$B$1])" office:value-type="float" office:value="2368936474" calcext:value-type="float">
            <text:p>2368936474</text:p>
          </table:table-cell>
          <table:table-cell table:formula="of:=[.D658]/([.$B$1]-1)" office:value-type="float" office:value="0.752982175287136" calcext:value-type="float">
            <text:p>0,75298217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8]+[.$B$3];[.$B$1])" office:value-type="float" office:value="3079602696" calcext:value-type="float">
            <text:p>3079602696</text:p>
          </table:table-cell>
          <table:table-cell table:formula="of:=[.D659]/([.$B$1]-1)" office:value-type="float" office:value="0.978872148960043" calcext:value-type="float">
            <text:p>0,9788721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59]+[.$B$3];[.$B$1])" office:value-type="float" office:value="2549029461" calcext:value-type="float">
            <text:p>2549029461</text:p>
          </table:table-cell>
          <table:table-cell table:formula="of:=[.D660]/([.$B$1]-1)" office:value-type="float" office:value="0.810225926056122" calcext:value-type="float">
            <text:p>0,81022592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0]+[.$B$3];[.$B$1])" office:value-type="float" office:value="187856671" calcext:value-type="float">
            <text:p>187856671</text:p>
          </table:table-cell>
          <table:table-cell table:formula="of:=[.D661]/([.$B$1]-1)" office:value-type="float" office:value="0.0597114892375876" calcext:value-type="float">
            <text:p>0,05971148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1]+[.$B$3];[.$B$1])" office:value-type="float" office:value="1091044566" calcext:value-type="float">
            <text:p>1091044566</text:p>
          </table:table-cell>
          <table:table-cell table:formula="of:=[.D662]/([.$B$1]-1)" office:value-type="float" office:value="0.346795753984363" calcext:value-type="float">
            <text:p>0,3467957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2]+[.$B$3];[.$B$1])" office:value-type="float" office:value="2221239477" calcext:value-type="float">
            <text:p>2221239477</text:p>
          </table:table-cell>
          <table:table-cell table:formula="of:=[.D663]/([.$B$1]-1)" office:value-type="float" office:value="0.706035704875183" calcext:value-type="float">
            <text:p>0,70603570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3]+[.$B$3];[.$B$1])" office:value-type="float" office:value="2849171432" calcext:value-type="float">
            <text:p>2849171432</text:p>
          </table:table-cell>
          <table:table-cell table:formula="of:=[.D664]/([.$B$1]-1)" office:value-type="float" office:value="0.905628042870568" calcext:value-type="float">
            <text:p>0,90562804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4]+[.$B$3];[.$B$1])" office:value-type="float" office:value="467836879" calcext:value-type="float">
            <text:p>467836879</text:p>
          </table:table-cell>
          <table:table-cell table:formula="of:=[.D665]/([.$B$1]-1)" office:value-type="float" office:value="0.148705055916567" calcext:value-type="float">
            <text:p>0,14870505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5]+[.$B$3];[.$B$1])" office:value-type="float" office:value="2812838353" calcext:value-type="float">
            <text:p>2812838353</text:p>
          </table:table-cell>
          <table:table-cell table:formula="of:=[.D666]/([.$B$1]-1)" office:value-type="float" office:value="0.89407933265374" calcext:value-type="float">
            <text:p>0,89407933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6]+[.$B$3];[.$B$1])" office:value-type="float" office:value="1431442554" calcext:value-type="float">
            <text:p>1431442554</text:p>
          </table:table-cell>
          <table:table-cell table:formula="of:=[.D667]/([.$B$1]-1)" office:value-type="float" office:value="0.454993512886194" calcext:value-type="float">
            <text:p>0,45499351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7]+[.$B$3];[.$B$1])" office:value-type="float" office:value="1186572158" calcext:value-type="float">
            <text:p>1186572158</text:p>
          </table:table-cell>
          <table:table-cell table:formula="of:=[.D668]/([.$B$1]-1)" office:value-type="float" office:value="0.377159832892163" calcext:value-type="float">
            <text:p>0,37715983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8]+[.$B$3];[.$B$1])" office:value-type="float" office:value="2592162316" calcext:value-type="float">
            <text:p>2592162316</text:p>
          </table:table-cell>
          <table:table-cell table:formula="of:=[.D669]/([.$B$1]-1)" office:value-type="float" office:value="0.823935990188574" calcext:value-type="float">
            <text:p>0,82393599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69]+[.$B$3];[.$B$1])" office:value-type="float" office:value="3030151252" calcext:value-type="float">
            <text:p>3030151252</text:p>
          </table:table-cell>
          <table:table-cell table:formula="of:=[.D670]/([.$B$1]-1)" office:value-type="float" office:value="0.963153679392417" calcext:value-type="float">
            <text:p>0,96315367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0]+[.$B$3];[.$B$1])" office:value-type="float" office:value="122624774" calcext:value-type="float">
            <text:p>122624774</text:p>
          </table:table-cell>
          <table:table-cell table:formula="of:=[.D671]/([.$B$1]-1)" office:value-type="float" office:value="0.0389770979863825" calcext:value-type="float">
            <text:p>0,0389770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1]+[.$B$3];[.$B$1])" office:value-type="float" office:value="1470423034" calcext:value-type="float">
            <text:p>1470423034</text:p>
          </table:table-cell>
          <table:table-cell table:formula="of:=[.D672]/([.$B$1]-1)" office:value-type="float" office:value="0.467383717075408" calcext:value-type="float">
            <text:p>0,46738371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2]+[.$B$3];[.$B$1])" office:value-type="float" office:value="241331883" calcext:value-type="float">
            <text:p>241331883</text:p>
          </table:table-cell>
          <table:table-cell table:formula="of:=[.D673]/([.$B$1]-1)" office:value-type="float" office:value="0.076708940160242" calcext:value-type="float">
            <text:p>0,07670894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3]+[.$B$3];[.$B$1])" office:value-type="float" office:value="3011408788" calcext:value-type="float">
            <text:p>3011408788</text:p>
          </table:table-cell>
          <table:table-cell table:formula="of:=[.D674]/([.$B$1]-1)" office:value-type="float" office:value="0.95719626286063" calcext:value-type="float">
            <text:p>0,95719626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4]+[.$B$3];[.$B$1])" office:value-type="float" office:value="2246069202" calcext:value-type="float">
            <text:p>2246069202</text:p>
          </table:table-cell>
          <table:table-cell table:formula="of:=[.D675]/([.$B$1]-1)" office:value-type="float" office:value="0.713927997702568" calcext:value-type="float">
            <text:p>0,71392799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5]+[.$B$3];[.$B$1])" office:value-type="float" office:value="2912840436" calcext:value-type="float">
            <text:p>2912840436</text:p>
          </table:table-cell>
          <table:table-cell table:formula="of:=[.D676]/([.$B$1]-1)" office:value-type="float" office:value="0.9258656582125" calcext:value-type="float">
            <text:p>0,92586565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6]+[.$B$3];[.$B$1])" office:value-type="float" office:value="551884801" calcext:value-type="float">
            <text:p>551884801</text:p>
          </table:table-cell>
          <table:table-cell table:formula="of:=[.D677]/([.$B$1]-1)" office:value-type="float" office:value="0.175420245551459" calcext:value-type="float">
            <text:p>0,17542024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7]+[.$B$3];[.$B$1])" office:value-type="float" office:value="2347016878" calcext:value-type="float">
            <text:p>2347016878</text:p>
          </table:table-cell>
          <table:table-cell table:formula="of:=[.D678]/([.$B$1]-1)" office:value-type="float" office:value="0.746014886270041" calcext:value-type="float">
            <text:p>0,74601488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8]+[.$B$3];[.$B$1])" office:value-type="float" office:value="1902552052" calcext:value-type="float">
            <text:p>1902552052</text:p>
          </table:table-cell>
          <table:table-cell table:formula="of:=[.D679]/([.$B$1]-1)" office:value-type="float" office:value="0.604738792464539" calcext:value-type="float">
            <text:p>0,60473879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79]+[.$B$3];[.$B$1])" office:value-type="float" office:value="227161076" calcext:value-type="float">
            <text:p>227161076</text:p>
          </table:table-cell>
          <table:table-cell table:formula="of:=[.D680]/([.$B$1]-1)" office:value-type="float" office:value="0.0722046551371754" calcext:value-type="float">
            <text:p>0,07220465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0]+[.$B$3];[.$B$1])" office:value-type="float" office:value="3024667376" calcext:value-type="float">
            <text:p>3024667376</text:p>
          </table:table-cell>
          <table:table-cell table:formula="of:=[.D681]/([.$B$1]-1)" office:value-type="float" office:value="0.961410593022307" calcext:value-type="float">
            <text:p>0,9614105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1]+[.$B$3];[.$B$1])" office:value-type="float" office:value="1324265620" calcext:value-type="float">
            <text:p>1324265620</text:p>
          </table:table-cell>
          <table:table-cell table:formula="of:=[.D682]/([.$B$1]-1)" office:value-type="float" office:value="0.420926613334574" calcext:value-type="float">
            <text:p>0,42092661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2]+[.$B$3];[.$B$1])" office:value-type="float" office:value="8274828" calcext:value-type="float">
            <text:p>8274828</text:p>
          </table:table-cell>
          <table:table-cell table:formula="of:=[.D683]/([.$B$1]-1)" office:value-type="float" office:value="0.00263020898025436" calcext:value-type="float">
            <text:p>0,0026302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3]+[.$B$3];[.$B$1])" office:value-type="float" office:value="251164140" calcext:value-type="float">
            <text:p>251164140</text:p>
          </table:table-cell>
          <table:table-cell table:formula="of:=[.D684]/([.$B$1]-1)" office:value-type="float" office:value="0.0798341882811175" calcext:value-type="float">
            <text:p>0,07983418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4]+[.$B$3];[.$B$1])" office:value-type="float" office:value="591834022" calcext:value-type="float">
            <text:p>591834022</text:p>
          </table:table-cell>
          <table:table-cell table:formula="of:=[.D685]/([.$B$1]-1)" office:value-type="float" office:value="0.188118370494765" calcext:value-type="float">
            <text:p>0,18811837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5]+[.$B$3];[.$B$1])" office:value-type="float" office:value="1838654464" calcext:value-type="float">
            <text:p>1838654464</text:p>
          </table:table-cell>
          <table:table-cell table:formula="of:=[.D686]/([.$B$1]-1)" office:value-type="float" office:value="0.584428520181636" calcext:value-type="float">
            <text:p>0,58442852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6]+[.$B$3];[.$B$1])" office:value-type="float" office:value="862804140" calcext:value-type="float">
            <text:p>862804140</text:p>
          </table:table-cell>
          <table:table-cell table:formula="of:=[.D687]/([.$B$1]-1)" office:value-type="float" office:value="0.274248020288596" calcext:value-type="float">
            <text:p>0,27424802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7]+[.$B$3];[.$B$1])" office:value-type="float" office:value="68134502" calcext:value-type="float">
            <text:p>68134502</text:p>
          </table:table-cell>
          <table:table-cell table:formula="of:=[.D688]/([.$B$1]-1)" office:value-type="float" office:value="0.0216570035081767" calcext:value-type="float">
            <text:p>0,02165700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8]+[.$B$3];[.$B$1])" office:value-type="float" office:value="823380498" calcext:value-type="float">
            <text:p>823380498</text:p>
          </table:table-cell>
          <table:table-cell table:formula="of:=[.D689]/([.$B$1]-1)" office:value-type="float" office:value="0.261716954117464" calcext:value-type="float">
            <text:p>0,26171695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89]+[.$B$3];[.$B$1])" office:value-type="float" office:value="3066930799" calcext:value-type="float">
            <text:p>3066930799</text:p>
          </table:table-cell>
          <table:table-cell table:formula="of:=[.D690]/([.$B$1]-1)" office:value-type="float" office:value="0.974844302425196" calcext:value-type="float">
            <text:p>0,97484430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0]+[.$B$3];[.$B$1])" office:value-type="float" office:value="2568612489" calcext:value-type="float">
            <text:p>2568612489</text:p>
          </table:table-cell>
          <table:table-cell table:formula="of:=[.D691]/([.$B$1]-1)" office:value-type="float" office:value="0.816450521432144" calcext:value-type="float">
            <text:p>0,81645052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1]+[.$B$3];[.$B$1])" office:value-type="float" office:value="2974745510" calcext:value-type="float">
            <text:p>2974745510</text:p>
          </table:table-cell>
          <table:table-cell table:formula="of:=[.D692]/([.$B$1]-1)" office:value-type="float" office:value="0.945542596700903" calcext:value-type="float">
            <text:p>0,94554259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2]+[.$B$3];[.$B$1])" office:value-type="float" office:value="114992506" calcext:value-type="float">
            <text:p>114992506</text:p>
          </table:table-cell>
          <table:table-cell table:formula="of:=[.D693]/([.$B$1]-1)" office:value-type="float" office:value="0.0365511309652785" calcext:value-type="float">
            <text:p>0,0365511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3]+[.$B$3];[.$B$1])" office:value-type="float" office:value="743095370" calcext:value-type="float">
            <text:p>743095370</text:p>
          </table:table-cell>
          <table:table-cell table:formula="of:=[.D694]/([.$B$1]-1)" office:value-type="float" office:value="0.236197793520232" calcext:value-type="float">
            <text:p>0,23619779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4]+[.$B$3];[.$B$1])" office:value-type="float" office:value="1918160253" calcext:value-type="float">
            <text:p>1918160253</text:p>
          </table:table-cell>
          <table:table-cell table:formula="of:=[.D695]/([.$B$1]-1)" office:value-type="float" office:value="0.609699962707089" calcext:value-type="float">
            <text:p>0,60969996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5]+[.$B$3];[.$B$1])" office:value-type="float" office:value="1477867428" calcext:value-type="float">
            <text:p>1477867428</text:p>
          </table:table-cell>
          <table:table-cell table:formula="of:=[.D696]/([.$B$1]-1)" office:value-type="float" office:value="0.469749967099137" calcext:value-type="float">
            <text:p>0,46974996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6]+[.$B$3];[.$B$1])" office:value-type="float" office:value="2163064150" calcext:value-type="float">
            <text:p>2163064150</text:p>
          </table:table-cell>
          <table:table-cell table:formula="of:=[.D697]/([.$B$1]-1)" office:value-type="float" office:value="0.687544291216236" calcext:value-type="float">
            <text:p>0,68754429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7]+[.$B$3];[.$B$1])" office:value-type="float" office:value="693145133" calcext:value-type="float">
            <text:p>693145133</text:p>
          </table:table-cell>
          <table:table-cell table:formula="of:=[.D698]/([.$B$1]-1)" office:value-type="float" office:value="0.220320779288247" calcext:value-type="float">
            <text:p>0,22032077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8]+[.$B$3];[.$B$1])" office:value-type="float" office:value="1079837369" calcext:value-type="float">
            <text:p>1079837369</text:p>
          </table:table-cell>
          <table:table-cell table:formula="of:=[.D699]/([.$B$1]-1)" office:value-type="float" office:value="0.343233472062264" calcext:value-type="float">
            <text:p>0,34323347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699]+[.$B$3];[.$B$1])" office:value-type="float" office:value="1796451267" calcext:value-type="float">
            <text:p>1796451267</text:p>
          </table:table-cell>
          <table:table-cell table:formula="of:=[.D700]/([.$B$1]-1)" office:value-type="float" office:value="0.571013954012425" calcext:value-type="float">
            <text:p>0,5710139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0]+[.$B$3];[.$B$1])" office:value-type="float" office:value="374376613" calcext:value-type="float">
            <text:p>374376613</text:p>
          </table:table-cell>
          <table:table-cell table:formula="of:=[.D701]/([.$B$1]-1)" office:value-type="float" office:value="0.118998090293818" calcext:value-type="float">
            <text:p>0,11899809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1]+[.$B$3];[.$B$1])" office:value-type="float" office:value="1756798480" calcext:value-type="float">
            <text:p>1756798480</text:p>
          </table:table-cell>
          <table:table-cell table:formula="of:=[.D702]/([.$B$1]-1)" office:value-type="float" office:value="0.55841005258275" calcext:value-type="float">
            <text:p>0,55841005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2]+[.$B$3];[.$B$1])" office:value-type="float" office:value="3051619034" calcext:value-type="float">
            <text:p>3051619034</text:p>
          </table:table-cell>
          <table:table-cell table:formula="of:=[.D703]/([.$B$1]-1)" office:value-type="float" office:value="0.969977356331991" calcext:value-type="float">
            <text:p>0,96997735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3]+[.$B$3];[.$B$1])" office:value-type="float" office:value="366857693" calcext:value-type="float">
            <text:p>366857693</text:p>
          </table:table-cell>
          <table:table-cell table:formula="of:=[.D704]/([.$B$1]-1)" office:value-type="float" office:value="0.116608151686536" calcext:value-type="float">
            <text:p>0,11660815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4]+[.$B$3];[.$B$1])" office:value-type="float" office:value="913950887" calcext:value-type="float">
            <text:p>913950887</text:p>
          </table:table-cell>
          <table:table-cell table:formula="of:=[.D705]/([.$B$1]-1)" office:value-type="float" office:value="0.290505353162487" calcext:value-type="float">
            <text:p>0,29050535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5]+[.$B$3];[.$B$1])" office:value-type="float" office:value="2554257309" calcext:value-type="float">
            <text:p>2554257309</text:p>
          </table:table-cell>
          <table:table-cell table:formula="of:=[.D706]/([.$B$1]-1)" office:value-type="float" office:value="0.81188763222778" calcext:value-type="float">
            <text:p>0,81188763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6]+[.$B$3];[.$B$1])" office:value-type="float" office:value="2756379992" calcext:value-type="float">
            <text:p>2756379992</text:p>
          </table:table-cell>
          <table:table-cell table:formula="of:=[.D707]/([.$B$1]-1)" office:value-type="float" office:value="0.876133668029334" calcext:value-type="float">
            <text:p>0,8761336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7]+[.$B$3];[.$B$1])" office:value-type="float" office:value="2513335936" calcext:value-type="float">
            <text:p>2513335936</text:p>
          </table:table-cell>
          <table:table-cell table:formula="of:=[.D708]/([.$B$1]-1)" office:value-type="float" office:value="0.798880502321401" calcext:value-type="float">
            <text:p>0,79888050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8]+[.$B$3];[.$B$1])" office:value-type="float" office:value="2284300447" calcext:value-type="float">
            <text:p>2284300447</text:p>
          </table:table-cell>
          <table:table-cell table:formula="of:=[.D709]/([.$B$1]-1)" office:value-type="float" office:value="0.726080052576132" calcext:value-type="float">
            <text:p>0,72608005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09]+[.$B$3];[.$B$1])" office:value-type="float" office:value="1694204612" calcext:value-type="float">
            <text:p>1694204612</text:p>
          </table:table-cell>
          <table:table-cell table:formula="of:=[.D710]/([.$B$1]-1)" office:value-type="float" office:value="0.538514176351551" calcext:value-type="float">
            <text:p>0,53851417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0]+[.$B$3];[.$B$1])" office:value-type="float" office:value="489369372" calcext:value-type="float">
            <text:p>489369372</text:p>
          </table:table-cell>
          <table:table-cell table:formula="of:=[.D711]/([.$B$1]-1)" office:value-type="float" office:value="0.155549301676825" calcext:value-type="float">
            <text:p>0,15554930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1]+[.$B$3];[.$B$1])" office:value-type="float" office:value="2665516185" calcext:value-type="float">
            <text:p>2665516185</text:p>
          </table:table-cell>
          <table:table-cell table:formula="of:=[.D712]/([.$B$1]-1)" office:value-type="float" office:value="0.84725200412629" calcext:value-type="float">
            <text:p>0,84725200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2]+[.$B$3];[.$B$1])" office:value-type="float" office:value="2529399987" calcext:value-type="float">
            <text:p>2529399987</text:p>
          </table:table-cell>
          <table:table-cell table:formula="of:=[.D713]/([.$B$1]-1)" office:value-type="float" office:value="0.803986567510849" calcext:value-type="float">
            <text:p>0,80398656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3]+[.$B$3];[.$B$1])" office:value-type="float" office:value="597096334" calcext:value-type="float">
            <text:p>597096334</text:p>
          </table:table-cell>
          <table:table-cell table:formula="of:=[.D714]/([.$B$1]-1)" office:value-type="float" office:value="0.189791031277479" calcext:value-type="float">
            <text:p>0,18979103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4]+[.$B$3];[.$B$1])" office:value-type="float" office:value="1886015561" calcext:value-type="float">
            <text:p>1886015561</text:p>
          </table:table-cell>
          <table:table-cell table:formula="of:=[.D715]/([.$B$1]-1)" office:value-type="float" office:value="0.599482559086626" calcext:value-type="float">
            <text:p>0,59948255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5]+[.$B$3];[.$B$1])" office:value-type="float" office:value="1920788410" calcext:value-type="float">
            <text:p>1920788410</text:p>
          </table:table-cell>
          <table:table-cell table:formula="of:=[.D716]/([.$B$1]-1)" office:value-type="float" office:value="0.610535339846398" calcext:value-type="float">
            <text:p>0,61053533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6]+[.$B$3];[.$B$1])" office:value-type="float" office:value="1624537560" calcext:value-type="float">
            <text:p>1624537560</text:p>
          </table:table-cell>
          <table:table-cell table:formula="of:=[.D717]/([.$B$1]-1)" office:value-type="float" office:value="0.516370041657966" calcext:value-type="float">
            <text:p>0,51637004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7]+[.$B$3];[.$B$1])" office:value-type="float" office:value="363381776" calcext:value-type="float">
            <text:p>363381776</text:p>
          </table:table-cell>
          <table:table-cell table:formula="of:=[.D718]/([.$B$1]-1)" office:value-type="float" office:value="0.115503308406649" calcext:value-type="float">
            <text:p>0,11550330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8]+[.$B$3];[.$B$1])" office:value-type="float" office:value="2465182576" calcext:value-type="float">
            <text:p>2465182576</text:p>
          </table:table-cell>
          <table:table-cell table:formula="of:=[.D719]/([.$B$1]-1)" office:value-type="float" office:value="0.783574637365487" calcext:value-type="float">
            <text:p>0,78357463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19]+[.$B$3];[.$B$1])" office:value-type="float" office:value="1638044753" calcext:value-type="float">
            <text:p>1638044753</text:p>
          </table:table-cell>
          <table:table-cell table:formula="of:=[.D720]/([.$B$1]-1)" office:value-type="float" office:value="0.520663392568297" calcext:value-type="float">
            <text:p>0,52066339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0]+[.$B$3];[.$B$1])" office:value-type="float" office:value="2458378470" calcext:value-type="float">
            <text:p>2458378470</text:p>
          </table:table-cell>
          <table:table-cell table:formula="of:=[.D721]/([.$B$1]-1)" office:value-type="float" office:value="0.781411907130634" calcext:value-type="float">
            <text:p>0,78141190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1]+[.$B$3];[.$B$1])" office:value-type="float" office:value="1005778314" calcext:value-type="float">
            <text:p>1005778314</text:p>
          </table:table-cell>
          <table:table-cell table:formula="of:=[.D722]/([.$B$1]-1)" office:value-type="float" office:value="0.319693310075797" calcext:value-type="float">
            <text:p>0,31969331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2]+[.$B$3];[.$B$1])" office:value-type="float" office:value="2100900986" calcext:value-type="float">
            <text:p>2100900986</text:p>
          </table:table-cell>
          <table:table-cell table:formula="of:=[.D723]/([.$B$1]-1)" office:value-type="float" office:value="0.667785317109001" calcext:value-type="float">
            <text:p>0,66778531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3]+[.$B$3];[.$B$1])" office:value-type="float" office:value="3114325419" calcext:value-type="float">
            <text:p>3114325419</text:p>
          </table:table-cell>
          <table:table-cell table:formula="of:=[.D724]/([.$B$1]-1)" office:value-type="float" office:value="0.989908996838148" calcext:value-type="float">
            <text:p>0,98990899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4]+[.$B$3];[.$B$1])" office:value-type="float" office:value="1388976087" calcext:value-type="float">
            <text:p>1388976087</text:p>
          </table:table-cell>
          <table:table-cell table:formula="of:=[.D725]/([.$B$1]-1)" office:value-type="float" office:value="0.441495264600782" calcext:value-type="float">
            <text:p>0,44149526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5]+[.$B$3];[.$B$1])" office:value-type="float" office:value="1037014729" calcext:value-type="float">
            <text:p>1037014729</text:p>
          </table:table-cell>
          <table:table-cell table:formula="of:=[.D726]/([.$B$1]-1)" office:value-type="float" office:value="0.329622011825725" calcext:value-type="float">
            <text:p>0,32962201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6]+[.$B$3];[.$B$1])" office:value-type="float" office:value="1942084090" calcext:value-type="float">
            <text:p>1942084090</text:p>
          </table:table-cell>
          <table:table-cell table:formula="of:=[.D727]/([.$B$1]-1)" office:value-type="float" office:value="0.617304313023439" calcext:value-type="float">
            <text:p>0,6173043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7]+[.$B$3];[.$B$1])" office:value-type="float" office:value="1593914492" calcext:value-type="float">
            <text:p>1593914492</text:p>
          </table:table-cell>
          <table:table-cell table:formula="of:=[.D728]/([.$B$1]-1)" office:value-type="float" office:value="0.506636296321321" calcext:value-type="float">
            <text:p>0,506636296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8]+[.$B$3];[.$B$1])" office:value-type="float" office:value="1999134328" calcext:value-type="float">
            <text:p>1999134328</text:p>
          </table:table-cell>
          <table:table-cell table:formula="of:=[.D729]/([.$B$1]-1)" office:value-type="float" office:value="0.635438109679182" calcext:value-type="float">
            <text:p>0,63543810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29]+[.$B$3];[.$B$1])" office:value-type="float" office:value="1333650425" calcext:value-type="float">
            <text:p>1333650425</text:p>
          </table:table-cell>
          <table:table-cell table:formula="of:=[.D730]/([.$B$1]-1)" office:value-type="float" office:value="0.42390963586857" calcext:value-type="float">
            <text:p>0,42390963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0]+[.$B$3];[.$B$1])" office:value-type="float" office:value="192697290" calcext:value-type="float">
            <text:p>192697290</text:p>
          </table:table-cell>
          <table:table-cell table:formula="of:=[.D731]/([.$B$1]-1)" office:value-type="float" office:value="0.0612501121024726" calcext:value-type="float">
            <text:p>0,06125011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1]+[.$B$3];[.$B$1])" office:value-type="float" office:value="688123579" calcext:value-type="float">
            <text:p>688123579</text:p>
          </table:table-cell>
          <table:table-cell table:formula="of:=[.D732]/([.$B$1]-1)" office:value-type="float" office:value="0.218724645033174" calcext:value-type="float">
            <text:p>0,21872464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2]+[.$B$3];[.$B$1])" office:value-type="float" office:value="2147642241" calcext:value-type="float">
            <text:p>2147642241</text:p>
          </table:table-cell>
          <table:table-cell table:formula="of:=[.D733]/([.$B$1]-1)" office:value-type="float" office:value="0.682642335121866" calcext:value-type="float">
            <text:p>0,6826423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3]+[.$B$3];[.$B$1])" office:value-type="float" office:value="2736716082" calcext:value-type="float">
            <text:p>2736716082</text:p>
          </table:table-cell>
          <table:table-cell table:formula="of:=[.D734]/([.$B$1]-1)" office:value-type="float" office:value="0.869883363772991" calcext:value-type="float">
            <text:p>0,86988336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4]+[.$B$3];[.$B$1])" office:value-type="float" office:value="2663681260" calcext:value-type="float">
            <text:p>2663681260</text:p>
          </table:table-cell>
          <table:table-cell table:formula="of:=[.D735]/([.$B$1]-1)" office:value-type="float" office:value="0.846668761040985" calcext:value-type="float">
            <text:p>0,8466687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5]+[.$B$3];[.$B$1])" office:value-type="float" office:value="2053475615" calcext:value-type="float">
            <text:p>2053475615</text:p>
          </table:table-cell>
          <table:table-cell table:formula="of:=[.D736]/([.$B$1]-1)" office:value-type="float" office:value="0.652710848286677" calcext:value-type="float">
            <text:p>0,65271084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6]+[.$B$3];[.$B$1])" office:value-type="float" office:value="1868213594" calcext:value-type="float">
            <text:p>1868213594</text:p>
          </table:table-cell>
          <table:table-cell table:formula="of:=[.D737]/([.$B$1]-1)" office:value-type="float" office:value="0.593824085766142" calcext:value-type="float">
            <text:p>0,59382408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7]+[.$B$3];[.$B$1])" office:value-type="float" office:value="220059527" calcext:value-type="float">
            <text:p>220059527</text:p>
          </table:table-cell>
          <table:table-cell table:formula="of:=[.D738]/([.$B$1]-1)" office:value-type="float" office:value="0.0699473806713477" calcext:value-type="float">
            <text:p>0,06994738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8]+[.$B$3];[.$B$1])" office:value-type="float" office:value="2764239201" calcext:value-type="float">
            <text:p>2764239201</text:p>
          </table:table-cell>
          <table:table-cell table:formula="of:=[.D739]/([.$B$1]-1)" office:value-type="float" office:value="0.878631769752959" calcext:value-type="float">
            <text:p>0,8786317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39]+[.$B$3];[.$B$1])" office:value-type="float" office:value="3066190319" calcext:value-type="float">
            <text:p>3066190319</text:p>
          </table:table-cell>
          <table:table-cell table:formula="of:=[.D740]/([.$B$1]-1)" office:value-type="float" office:value="0.974608935944382" calcext:value-type="float">
            <text:p>0,97460893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0]+[.$B$3];[.$B$1])" office:value-type="float" office:value="335861381" calcext:value-type="float">
            <text:p>335861381</text:p>
          </table:table-cell>
          <table:table-cell table:formula="of:=[.D741]/([.$B$1]-1)" office:value-type="float" office:value="0.106755768268154" calcext:value-type="float">
            <text:p>0,10675576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1]+[.$B$3];[.$B$1])" office:value-type="float" office:value="3063993712" calcext:value-type="float">
            <text:p>3063993712</text:p>
          </table:table-cell>
          <table:table-cell table:formula="of:=[.D742]/([.$B$1]-1)" office:value-type="float" office:value="0.973910729835749" calcext:value-type="float">
            <text:p>0,97391072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2]+[.$B$3];[.$B$1])" office:value-type="float" office:value="501167582" calcext:value-type="float">
            <text:p>501167582</text:p>
          </table:table-cell>
          <table:table-cell table:formula="of:=[.D743]/([.$B$1]-1)" office:value-type="float" office:value="0.159299441002129" calcext:value-type="float">
            <text:p>0,1592994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3]+[.$B$3];[.$B$1])" office:value-type="float" office:value="2055946511" calcext:value-type="float">
            <text:p>2055946511</text:p>
          </table:table-cell>
          <table:table-cell table:formula="of:=[.D744]/([.$B$1]-1)" office:value-type="float" office:value="0.653496238973767" calcext:value-type="float">
            <text:p>0,6534962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4]+[.$B$3];[.$B$1])" office:value-type="float" office:value="685028661" calcext:value-type="float">
            <text:p>685028661</text:p>
          </table:table-cell>
          <table:table-cell table:formula="of:=[.D745]/([.$B$1]-1)" office:value-type="float" office:value="0.217740904813226" calcext:value-type="float">
            <text:p>0,21774090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5]+[.$B$3];[.$B$1])" office:value-type="float" office:value="737521886" calcext:value-type="float">
            <text:p>737521886</text:p>
          </table:table-cell>
          <table:table-cell table:formula="of:=[.D746]/([.$B$1]-1)" office:value-type="float" office:value="0.234426224652806" calcext:value-type="float">
            <text:p>0,23442622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6]+[.$B$3];[.$B$1])" office:value-type="float" office:value="2103333815" calcext:value-type="float">
            <text:p>2103333815</text:p>
          </table:table-cell>
          <table:table-cell table:formula="of:=[.D747]/([.$B$1]-1)" office:value-type="float" office:value="0.668558607947581" calcext:value-type="float">
            <text:p>0,66855860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7]+[.$B$3];[.$B$1])" office:value-type="float" office:value="1398915380" calcext:value-type="float">
            <text:p>1398915380</text:p>
          </table:table-cell>
          <table:table-cell table:formula="of:=[.D748]/([.$B$1]-1)" office:value-type="float" office:value="0.444654534824402" calcext:value-type="float">
            <text:p>0,44465453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8]+[.$B$3];[.$B$1])" office:value-type="float" office:value="935437351" calcext:value-type="float">
            <text:p>935437351</text:p>
          </table:table-cell>
          <table:table-cell table:formula="of:=[.D749]/([.$B$1]-1)" office:value-type="float" office:value="0.29733496829971" calcext:value-type="float">
            <text:p>0,29733496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49]+[.$B$3];[.$B$1])" office:value-type="float" office:value="1615868634" calcext:value-type="float">
            <text:p>1615868634</text:p>
          </table:table-cell>
          <table:table-cell table:formula="of:=[.D750]/([.$B$1]-1)" office:value-type="float" office:value="0.513614566013716" calcext:value-type="float">
            <text:p>0,5136145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0]+[.$B$3];[.$B$1])" office:value-type="float" office:value="1726926420" calcext:value-type="float">
            <text:p>1726926420</text:p>
          </table:table-cell>
          <table:table-cell table:formula="of:=[.D751]/([.$B$1]-1)" office:value-type="float" office:value="0.548915020121568" calcext:value-type="float">
            <text:p>0,54891502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1]+[.$B$3];[.$B$1])" office:value-type="float" office:value="2968836467" calcext:value-type="float">
            <text:p>2968836467</text:p>
          </table:table-cell>
          <table:table-cell table:formula="of:=[.D752]/([.$B$1]-1)" office:value-type="float" office:value="0.943664368179016" calcext:value-type="float">
            <text:p>0,94366436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2]+[.$B$3];[.$B$1])" office:value-type="float" office:value="2645323865" calcext:value-type="float">
            <text:p>2645323865</text:p>
          </table:table-cell>
          <table:table-cell table:formula="of:=[.D753]/([.$B$1]-1)" office:value-type="float" office:value="0.840833741245639" calcext:value-type="float">
            <text:p>0,84083374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3]+[.$B$3];[.$B$1])" office:value-type="float" office:value="935360120" calcext:value-type="float">
            <text:p>935360120</text:p>
          </table:table-cell>
          <table:table-cell table:formula="of:=[.D754]/([.$B$1]-1)" office:value-type="float" office:value="0.29731041991396" calcext:value-type="float">
            <text:p>0,29731041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4]+[.$B$3];[.$B$1])" office:value-type="float" office:value="1941801045" calcext:value-type="float">
            <text:p>1941801045</text:p>
          </table:table-cell>
          <table:table-cell table:formula="of:=[.D755]/([.$B$1]-1)" office:value-type="float" office:value="0.617214345292289" calcext:value-type="float">
            <text:p>0,61721434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5]+[.$B$3];[.$B$1])" office:value-type="float" office:value="1412004344" calcext:value-type="float">
            <text:p>1412004344</text:p>
          </table:table-cell>
          <table:table-cell table:formula="of:=[.D756]/([.$B$1]-1)" office:value-type="float" office:value="0.448814948872287" calcext:value-type="float">
            <text:p>0,44881494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6]+[.$B$3];[.$B$1])" office:value-type="float" office:value="670459400" calcext:value-type="float">
            <text:p>670459400</text:p>
          </table:table-cell>
          <table:table-cell table:formula="of:=[.D757]/([.$B$1]-1)" office:value-type="float" office:value="0.213109968542663" calcext:value-type="float">
            <text:p>0,213109968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7]+[.$B$3];[.$B$1])" office:value-type="float" office:value="2057658522" calcext:value-type="float">
            <text:p>2057658522</text:p>
          </table:table-cell>
          <table:table-cell table:formula="of:=[.D758]/([.$B$1]-1)" office:value-type="float" office:value="0.654040413028683" calcext:value-type="float">
            <text:p>0,6540404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8]+[.$B$3];[.$B$1])" office:value-type="float" office:value="2072657106" calcext:value-type="float">
            <text:p>2072657106</text:p>
          </table:table-cell>
          <table:table-cell table:formula="of:=[.D759]/([.$B$1]-1)" office:value-type="float" office:value="0.658807812463197" calcext:value-type="float">
            <text:p>0,65880781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59]+[.$B$3];[.$B$1])" office:value-type="float" office:value="267813730" calcext:value-type="float">
            <text:p>267813730</text:p>
          </table:table-cell>
          <table:table-cell table:formula="of:=[.D760]/([.$B$1]-1)" office:value-type="float" office:value="0.0851263709265518" calcext:value-type="float">
            <text:p>0,08512637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0]+[.$B$3];[.$B$1])" office:value-type="float" office:value="1819904649" calcext:value-type="float">
            <text:p>1819904649</text:p>
          </table:table-cell>
          <table:table-cell table:formula="of:=[.D761]/([.$B$1]-1)" office:value-type="float" office:value="0.578468767085728" calcext:value-type="float">
            <text:p>0,57846876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1]+[.$B$3];[.$B$1])" office:value-type="float" office:value="1276179382" calcext:value-type="float">
            <text:p>1276179382</text:p>
          </table:table-cell>
          <table:table-cell table:formula="of:=[.D762]/([.$B$1]-1)" office:value-type="float" office:value="0.405642083551689" calcext:value-type="float">
            <text:p>0,40564208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2]+[.$B$3];[.$B$1])" office:value-type="float" office:value="2172394380" calcext:value-type="float">
            <text:p>2172394380</text:p>
          </table:table-cell>
          <table:table-cell table:formula="of:=[.D763]/([.$B$1]-1)" office:value-type="float" office:value="0.690509966724396" calcext:value-type="float">
            <text:p>0,69050996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3]+[.$B$3];[.$B$1])" office:value-type="float" office:value="1631831364" calcext:value-type="float">
            <text:p>1631831364</text:p>
          </table:table-cell>
          <table:table-cell table:formula="of:=[.D764]/([.$B$1]-1)" office:value-type="float" office:value="0.518688425651086" calcext:value-type="float">
            <text:p>0,51868842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4]+[.$B$3];[.$B$1])" office:value-type="float" office:value="68515778" calcext:value-type="float">
            <text:p>68515778</text:p>
          </table:table-cell>
          <table:table-cell table:formula="of:=[.D765]/([.$B$1]-1)" office:value-type="float" office:value="0.0217781946144034" calcext:value-type="float">
            <text:p>0,02177819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5]+[.$B$3];[.$B$1])" office:value-type="float" office:value="1482971346" calcext:value-type="float">
            <text:p>1482971346</text:p>
          </table:table-cell>
          <table:table-cell table:formula="of:=[.D766]/([.$B$1]-1)" office:value-type="float" office:value="0.471372281298064" calcext:value-type="float">
            <text:p>0,47137228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6]+[.$B$3];[.$B$1])" office:value-type="float" office:value="1800360949" calcext:value-type="float">
            <text:p>1800360949</text:p>
          </table:table-cell>
          <table:table-cell table:formula="of:=[.D767]/([.$B$1]-1)" office:value-type="float" office:value="0.572256672375433" calcext:value-type="float">
            <text:p>0,57225667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7]+[.$B$3];[.$B$1])" office:value-type="float" office:value="2921012817" calcext:value-type="float">
            <text:p>2921012817</text:p>
          </table:table-cell>
          <table:table-cell table:formula="of:=[.D768]/([.$B$1]-1)" office:value-type="float" office:value="0.928463303734106" calcext:value-type="float">
            <text:p>0,92846330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8]+[.$B$3];[.$B$1])" office:value-type="float" office:value="1847616949" calcext:value-type="float">
            <text:p>1847616949</text:p>
          </table:table-cell>
          <table:table-cell table:formula="of:=[.D769]/([.$B$1]-1)" office:value-type="float" office:value="0.587277305501693" calcext:value-type="float">
            <text:p>0,58727730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69]+[.$B$3];[.$B$1])" office:value-type="float" office:value="1839020367" calcext:value-type="float">
            <text:p>1839020367</text:p>
          </table:table-cell>
          <table:table-cell table:formula="of:=[.D770]/([.$B$1]-1)" office:value-type="float" office:value="0.584544824877818" calcext:value-type="float">
            <text:p>0,58454482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0]+[.$B$3];[.$B$1])" office:value-type="float" office:value="1915237088" calcext:value-type="float">
            <text:p>1915237088</text:p>
          </table:table-cell>
          <table:table-cell table:formula="of:=[.D771]/([.$B$1]-1)" office:value-type="float" office:value="0.608770815317709" calcext:value-type="float">
            <text:p>0,60877081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1]+[.$B$3];[.$B$1])" office:value-type="float" office:value="2072621350" calcext:value-type="float">
            <text:p>2072621350</text:p>
          </table:table-cell>
          <table:table-cell table:formula="of:=[.D772]/([.$B$1]-1)" office:value-type="float" office:value="0.658796447181369" calcext:value-type="float">
            <text:p>0,65879644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2]+[.$B$3];[.$B$1])" office:value-type="float" office:value="1630319357" calcext:value-type="float">
            <text:p>1630319357</text:p>
          </table:table-cell>
          <table:table-cell table:formula="of:=[.D773]/([.$B$1]-1)" office:value-type="float" office:value="0.518207824194523" calcext:value-type="float">
            <text:p>0,51820782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3]+[.$B$3];[.$B$1])" office:value-type="float" office:value="1892244307" calcext:value-type="float">
            <text:p>1892244307</text:p>
          </table:table-cell>
          <table:table-cell table:formula="of:=[.D774]/([.$B$1]-1)" office:value-type="float" office:value="0.601462407328175" calcext:value-type="float">
            <text:p>0,60146240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4]+[.$B$3];[.$B$1])" office:value-type="float" office:value="562584619" calcext:value-type="float">
            <text:p>562584619</text:p>
          </table:table-cell>
          <table:table-cell table:formula="of:=[.D775]/([.$B$1]-1)" office:value-type="float" office:value="0.178821253692134" calcext:value-type="float">
            <text:p>0,17882125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5]+[.$B$3];[.$B$1])" office:value-type="float" office:value="2236264880" calcext:value-type="float">
            <text:p>2236264880</text:p>
          </table:table-cell>
          <table:table-cell table:formula="of:=[.D776]/([.$B$1]-1)" office:value-type="float" office:value="0.710811628906781" calcext:value-type="float">
            <text:p>0,71081162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6]+[.$B$3];[.$B$1])" office:value-type="float" office:value="2408147163" calcext:value-type="float">
            <text:p>2408147163</text:p>
          </table:table-cell>
          <table:table-cell table:formula="of:=[.D777]/([.$B$1]-1)" office:value-type="float" office:value="0.765445552934352" calcext:value-type="float">
            <text:p>0,76544555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7]+[.$B$3];[.$B$1])" office:value-type="float" office:value="634157806" calcext:value-type="float">
            <text:p>634157806</text:p>
          </table:table-cell>
          <table:table-cell table:formula="of:=[.D778]/([.$B$1]-1)" office:value-type="float" office:value="0.201571266041977" calcext:value-type="float">
            <text:p>0,2015712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8]+[.$B$3];[.$B$1])" office:value-type="float" office:value="2457567696" calcext:value-type="float">
            <text:p>2457567696</text:p>
          </table:table-cell>
          <table:table-cell table:formula="of:=[.D779]/([.$B$1]-1)" office:value-type="float" office:value="0.781154197235546" calcext:value-type="float">
            <text:p>0,78115419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79]+[.$B$3];[.$B$1])" office:value-type="float" office:value="1689367353" calcext:value-type="float">
            <text:p>1689367353</text:p>
          </table:table-cell>
          <table:table-cell table:formula="of:=[.D780]/([.$B$1]-1)" office:value-type="float" office:value="0.536976621484959" calcext:value-type="float">
            <text:p>0,53697662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0]+[.$B$3];[.$B$1])" office:value-type="float" office:value="769182661" calcext:value-type="float">
            <text:p>769182661</text:p>
          </table:table-cell>
          <table:table-cell table:formula="of:=[.D781]/([.$B$1]-1)" office:value-type="float" office:value="0.244489812044207" calcext:value-type="float">
            <text:p>0,2444898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1]+[.$B$3];[.$B$1])" office:value-type="float" office:value="2651015418" calcext:value-type="float">
            <text:p>2651015418</text:p>
          </table:table-cell>
          <table:table-cell table:formula="of:=[.D782]/([.$B$1]-1)" office:value-type="float" office:value="0.84264283912806" calcext:value-type="float">
            <text:p>0,84264283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2]+[.$B$3];[.$B$1])" office:value-type="float" office:value="2572183252" calcext:value-type="float">
            <text:p>2572183252</text:p>
          </table:table-cell>
          <table:table-cell table:formula="of:=[.D783]/([.$B$1]-1)" office:value-type="float" office:value="0.817585512142399" calcext:value-type="float">
            <text:p>0,81758551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3]+[.$B$3];[.$B$1])" office:value-type="float" office:value="1697502319" calcext:value-type="float">
            <text:p>1697502319</text:p>
          </table:table-cell>
          <table:table-cell table:formula="of:=[.D784]/([.$B$1]-1)" office:value-type="float" office:value="0.53956237440058" calcext:value-type="float">
            <text:p>0,53956237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4]+[.$B$3];[.$B$1])" office:value-type="float" office:value="617413750" calcext:value-type="float">
            <text:p>617413750</text:p>
          </table:table-cell>
          <table:table-cell table:formula="of:=[.D785]/([.$B$1]-1)" office:value-type="float" office:value="0.196249056751696" calcext:value-type="float">
            <text:p>0,19624905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5]+[.$B$3];[.$B$1])" office:value-type="float" office:value="2776794604" calcext:value-type="float">
            <text:p>2776794604</text:p>
          </table:table-cell>
          <table:table-cell table:formula="of:=[.D786]/([.$B$1]-1)" office:value-type="float" office:value="0.882622587897011" calcext:value-type="float">
            <text:p>0,88262258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6]+[.$B$3];[.$B$1])" office:value-type="float" office:value="2936569607" calcext:value-type="float">
            <text:p>2936569607</text:p>
          </table:table-cell>
          <table:table-cell table:formula="of:=[.D787]/([.$B$1]-1)" office:value-type="float" office:value="0.933408132649212" calcext:value-type="float">
            <text:p>0,93340813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7]+[.$B$3];[.$B$1])" office:value-type="float" office:value="1167368148" calcext:value-type="float">
            <text:p>1167368148</text:p>
          </table:table-cell>
          <table:table-cell table:formula="of:=[.D788]/([.$B$1]-1)" office:value-type="float" office:value="0.371055710902088" calcext:value-type="float">
            <text:p>0,37105571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8]+[.$B$3];[.$B$1])" office:value-type="float" office:value="2409021827" calcext:value-type="float">
            <text:p>2409021827</text:p>
          </table:table-cell>
          <table:table-cell table:formula="of:=[.D789]/([.$B$1]-1)" office:value-type="float" office:value="0.765723570689828" calcext:value-type="float">
            <text:p>0,76572357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89]+[.$B$3];[.$B$1])" office:value-type="float" office:value="1411194752" calcext:value-type="float">
            <text:p>1411194752</text:p>
          </table:table-cell>
          <table:table-cell table:formula="of:=[.D790]/([.$B$1]-1)" office:value-type="float" office:value="0.44855761468374" calcext:value-type="float">
            <text:p>0,44855761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0]+[.$B$3];[.$B$1])" office:value-type="float" office:value="1074785476" calcext:value-type="float">
            <text:p>1074785476</text:p>
          </table:table-cell>
          <table:table-cell table:formula="of:=[.D791]/([.$B$1]-1)" office:value-type="float" office:value="0.341627694354754" calcext:value-type="float">
            <text:p>0,34162769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1]+[.$B$3];[.$B$1])" office:value-type="float" office:value="2678097816" calcext:value-type="float">
            <text:p>2678097816</text:p>
          </table:table-cell>
          <table:table-cell table:formula="of:=[.D792]/([.$B$1]-1)" office:value-type="float" office:value="0.851251159014156" calcext:value-type="float">
            <text:p>0,8512511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2]+[.$B$3];[.$B$1])" office:value-type="float" office:value="2330193644" calcext:value-type="float">
            <text:p>2330193644</text:p>
          </table:table-cell>
          <table:table-cell table:formula="of:=[.D793]/([.$B$1]-1)" office:value-type="float" office:value="0.740667509727142" calcext:value-type="float">
            <text:p>0,74066750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3]+[.$B$3];[.$B$1])" office:value-type="float" office:value="2265114735" calcext:value-type="float">
            <text:p>2265114735</text:p>
          </table:table-cell>
          <table:table-cell table:formula="of:=[.D794]/([.$B$1]-1)" office:value-type="float" office:value="0.719981746726757" calcext:value-type="float">
            <text:p>0,71998174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4]+[.$B$3];[.$B$1])" office:value-type="float" office:value="1600940959" calcext:value-type="float">
            <text:p>1600940959</text:p>
          </table:table-cell>
          <table:table-cell table:formula="of:=[.D795]/([.$B$1]-1)" office:value-type="float" office:value="0.508869705475307" calcext:value-type="float">
            <text:p>0,50886970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5]+[.$B$3];[.$B$1])" office:value-type="float" office:value="2362562295" calcext:value-type="float">
            <text:p>2362562295</text:p>
          </table:table-cell>
          <table:table-cell table:formula="of:=[.D796]/([.$B$1]-1)" office:value-type="float" office:value="0.750956100201642" calcext:value-type="float">
            <text:p>0,75095610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6]+[.$B$3];[.$B$1])" office:value-type="float" office:value="419897760" calcext:value-type="float">
            <text:p>419897760</text:p>
          </table:table-cell>
          <table:table-cell table:formula="of:=[.D797]/([.$B$1]-1)" office:value-type="float" office:value="0.133467288883913" calcext:value-type="float">
            <text:p>0,13346728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7]+[.$B$3];[.$B$1])" office:value-type="float" office:value="2719599865" calcext:value-type="float">
            <text:p>2719599865</text:p>
          </table:table-cell>
          <table:table-cell table:formula="of:=[.D798]/([.$B$1]-1)" office:value-type="float" office:value="0.864442860639707" calcext:value-type="float">
            <text:p>0,86444286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8]+[.$B$3];[.$B$1])" office:value-type="float" office:value="1923807874" calcext:value-type="float">
            <text:p>1923807874</text:p>
          </table:table-cell>
          <table:table-cell table:formula="of:=[.D799]/([.$B$1]-1)" office:value-type="float" office:value="0.611495096511837" calcext:value-type="float">
            <text:p>0,61149509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799]+[.$B$3];[.$B$1])" office:value-type="float" office:value="1420947642" calcext:value-type="float">
            <text:p>1420947642</text:p>
          </table:table-cell>
          <table:table-cell table:formula="of:=[.D800]/([.$B$1]-1)" office:value-type="float" office:value="0.451657635477095" calcext:value-type="float">
            <text:p>0,45165763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0]+[.$B$3];[.$B$1])" office:value-type="float" office:value="2520084135" calcext:value-type="float">
            <text:p>2520084135</text:p>
          </table:table-cell>
          <table:table-cell table:formula="of:=[.D801]/([.$B$1]-1)" office:value-type="float" office:value="0.801025462145381" calcext:value-type="float">
            <text:p>0,80102546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1]+[.$B$3];[.$B$1])" office:value-type="float" office:value="1989294218" calcext:value-type="float">
            <text:p>1989294218</text:p>
          </table:table-cell>
          <table:table-cell table:formula="of:=[.D802]/([.$B$1]-1)" office:value-type="float" office:value="0.632310365430155" calcext:value-type="float">
            <text:p>0,63231036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2]+[.$B$3];[.$B$1])" office:value-type="float" office:value="1773158907" calcext:value-type="float">
            <text:p>1773158907</text:p>
          </table:table-cell>
          <table:table-cell table:formula="of:=[.D803]/([.$B$1]-1)" office:value-type="float" office:value="0.563610322850143" calcext:value-type="float">
            <text:p>0,56361032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3]+[.$B$3];[.$B$1])" office:value-type="float" office:value="2775119160" calcext:value-type="float">
            <text:p>2775119160</text:p>
          </table:table-cell>
          <table:table-cell table:formula="of:=[.D804]/([.$B$1]-1)" office:value-type="float" office:value="0.882090036905654" calcext:value-type="float">
            <text:p>0,88209003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4]+[.$B$3];[.$B$1])" office:value-type="float" office:value="1349606950" calcext:value-type="float">
            <text:p>1349606950</text:p>
          </table:table-cell>
          <table:table-cell table:formula="of:=[.D805]/([.$B$1]-1)" office:value-type="float" office:value="0.428981523205521" calcext:value-type="float">
            <text:p>0,42898152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5]+[.$B$3];[.$B$1])" office:value-type="float" office:value="2366507537" calcext:value-type="float">
            <text:p>2366507537</text:p>
          </table:table-cell>
          <table:table-cell table:formula="of:=[.D806]/([.$B$1]-1)" office:value-type="float" office:value="0.752210121546578" calcext:value-type="float">
            <text:p>0,75221012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6]+[.$B$3];[.$B$1])" office:value-type="float" office:value="2187989568" calcext:value-type="float">
            <text:p>2187989568</text:p>
          </table:table-cell>
          <table:table-cell table:formula="of:=[.D807]/([.$B$1]-1)" office:value-type="float" office:value="0.695467000698559" calcext:value-type="float">
            <text:p>0,69546700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7]+[.$B$3];[.$B$1])" office:value-type="float" office:value="2664565906" calcext:value-type="float">
            <text:p>2664565906</text:p>
          </table:table-cell>
          <table:table-cell table:formula="of:=[.D808]/([.$B$1]-1)" office:value-type="float" office:value="0.846949951641387" calcext:value-type="float">
            <text:p>0,84694995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8]+[.$B$3];[.$B$1])" office:value-type="float" office:value="1180133859" calcext:value-type="float">
            <text:p>1180133859</text:p>
          </table:table-cell>
          <table:table-cell table:formula="of:=[.D809]/([.$B$1]-1)" office:value-type="float" office:value="0.375113376839257" calcext:value-type="float">
            <text:p>0,375113376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09]+[.$B$3];[.$B$1])" office:value-type="float" office:value="1757417209" calcext:value-type="float">
            <text:p>1757417209</text:p>
          </table:table-cell>
          <table:table-cell table:formula="of:=[.D810]/([.$B$1]-1)" office:value-type="float" office:value="0.55860671970044" calcext:value-type="float">
            <text:p>0,55860671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0]+[.$B$3];[.$B$1])" office:value-type="float" office:value="2522370881" calcext:value-type="float">
            <text:p>2522370881</text:p>
          </table:table-cell>
          <table:table-cell table:formula="of:=[.D811]/([.$B$1]-1)" office:value-type="float" office:value="0.801752319533204" calcext:value-type="float">
            <text:p>0,80175231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1]+[.$B$3];[.$B$1])" office:value-type="float" office:value="343467840" calcext:value-type="float">
            <text:p>343467840</text:p>
          </table:table-cell>
          <table:table-cell table:formula="of:=[.D812]/([.$B$1]-1)" office:value-type="float" office:value="0.109173531727375" calcext:value-type="float">
            <text:p>0,10917353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2]+[.$B$3];[.$B$1])" office:value-type="float" office:value="3045928441" calcext:value-type="float">
            <text:p>3045928441</text:p>
          </table:table-cell>
          <table:table-cell table:formula="of:=[.D813]/([.$B$1]-1)" office:value-type="float" office:value="0.96816856359194" calcext:value-type="float">
            <text:p>0,96816856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3]+[.$B$3];[.$B$1])" office:value-type="float" office:value="1840933384" calcext:value-type="float">
            <text:p>1840933384</text:p>
          </table:table-cell>
          <table:table-cell table:formula="of:=[.D814]/([.$B$1]-1)" office:value-type="float" office:value="0.585152890023436" calcext:value-type="float">
            <text:p>0,585152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4]+[.$B$3];[.$B$1])" office:value-type="float" office:value="735927817" calcext:value-type="float">
            <text:p>735927817</text:p>
          </table:table-cell>
          <table:table-cell table:formula="of:=[.D815]/([.$B$1]-1)" office:value-type="float" office:value="0.233919539245092" calcext:value-type="float">
            <text:p>0,23391953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5]+[.$B$3];[.$B$1])" office:value-type="float" office:value="877558572" calcext:value-type="float">
            <text:p>877558572</text:p>
          </table:table-cell>
          <table:table-cell table:formula="of:=[.D816]/([.$B$1]-1)" office:value-type="float" office:value="0.27893781439005" calcext:value-type="float">
            <text:p>0,27893781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6]+[.$B$3];[.$B$1])" office:value-type="float" office:value="3118929886" calcext:value-type="float">
            <text:p>3118929886</text:p>
          </table:table-cell>
          <table:table-cell table:formula="of:=[.D817]/([.$B$1]-1)" office:value-type="float" office:value="0.991372557223051" calcext:value-type="float">
            <text:p>0,99137255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7]+[.$B$3];[.$B$1])" office:value-type="float" office:value="305126219" calcext:value-type="float">
            <text:p>305126219</text:p>
          </table:table-cell>
          <table:table-cell table:formula="of:=[.D818]/([.$B$1]-1)" office:value-type="float" office:value="0.0969863931099062" calcext:value-type="float">
            <text:p>0,09698639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8]+[.$B$3];[.$B$1])" office:value-type="float" office:value="2331114495" calcext:value-type="float">
            <text:p>2331114495</text:p>
          </table:table-cell>
          <table:table-cell table:formula="of:=[.D819]/([.$B$1]-1)" office:value-type="float" office:value="0.740960208327002" calcext:value-type="float">
            <text:p>0,74096020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19]+[.$B$3];[.$B$1])" office:value-type="float" office:value="2752521109" calcext:value-type="float">
            <text:p>2752521109</text:p>
          </table:table-cell>
          <table:table-cell table:formula="of:=[.D820]/([.$B$1]-1)" office:value-type="float" office:value="0.874907096465508" calcext:value-type="float">
            <text:p>0,87490709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0]+[.$B$3];[.$B$1])" office:value-type="float" office:value="189738215" calcext:value-type="float">
            <text:p>189738215</text:p>
          </table:table-cell>
          <table:table-cell table:formula="of:=[.D821]/([.$B$1]-1)" office:value-type="float" office:value="0.0603095504813432" calcext:value-type="float">
            <text:p>0,06030955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1]+[.$B$3];[.$B$1])" office:value-type="float" office:value="632295744" calcext:value-type="float">
            <text:p>632295744</text:p>
          </table:table-cell>
          <table:table-cell table:formula="of:=[.D822]/([.$B$1]-1)" office:value-type="float" office:value="0.200979397281178" calcext:value-type="float">
            <text:p>0,20097939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2]+[.$B$3];[.$B$1])" office:value-type="float" office:value="2753074383" calcext:value-type="float">
            <text:p>2753074383</text:p>
          </table:table-cell>
          <table:table-cell table:formula="of:=[.D823]/([.$B$1]-1)" office:value-type="float" office:value="0.875082958277179" calcext:value-type="float">
            <text:p>0,87508295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3]+[.$B$3];[.$B$1])" office:value-type="float" office:value="2910769913" calcext:value-type="float">
            <text:p>2910769913</text:p>
          </table:table-cell>
          <table:table-cell table:formula="of:=[.D824]/([.$B$1]-1)" office:value-type="float" office:value="0.925207528739788" calcext:value-type="float">
            <text:p>0,92520752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4]+[.$B$3];[.$B$1])" office:value-type="float" office:value="344772438" calcext:value-type="float">
            <text:p>344772438</text:p>
          </table:table-cell>
          <table:table-cell table:formula="of:=[.D825]/([.$B$1]-1)" office:value-type="float" office:value="0.109588206857205" calcext:value-type="float">
            <text:p>0,10958820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5]+[.$B$3];[.$B$1])" office:value-type="float" office:value="1887030862" calcext:value-type="float">
            <text:p>1887030862</text:p>
          </table:table-cell>
          <table:table-cell table:formula="of:=[.D826]/([.$B$1]-1)" office:value-type="float" office:value="0.599805279245626" calcext:value-type="float">
            <text:p>0,59980527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6]+[.$B$3];[.$B$1])" office:value-type="float" office:value="651745313" calcext:value-type="float">
            <text:p>651745313</text:p>
          </table:table-cell>
          <table:table-cell table:formula="of:=[.D827]/([.$B$1]-1)" office:value-type="float" office:value="0.207161571828597" calcext:value-type="float">
            <text:p>0,20716157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7]+[.$B$3];[.$B$1])" office:value-type="float" office:value="742512249" calcext:value-type="float">
            <text:p>742512249</text:p>
          </table:table-cell>
          <table:table-cell table:formula="of:=[.D828]/([.$B$1]-1)" office:value-type="float" office:value="0.236012444641588" calcext:value-type="float">
            <text:p>0,23601244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8]+[.$B$3];[.$B$1])" office:value-type="float" office:value="2296319818" calcext:value-type="float">
            <text:p>2296319818</text:p>
          </table:table-cell>
          <table:table-cell table:formula="of:=[.D829]/([.$B$1]-1)" office:value-type="float" office:value="0.729900489392608" calcext:value-type="float">
            <text:p>0,729900489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29]+[.$B$3];[.$B$1])" office:value-type="float" office:value="859763501" calcext:value-type="float">
            <text:p>859763501</text:p>
          </table:table-cell>
          <table:table-cell table:formula="of:=[.D830]/([.$B$1]-1)" office:value-type="float" office:value="0.273281533008919" calcext:value-type="float">
            <text:p>0,2732815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0]+[.$B$3];[.$B$1])" office:value-type="float" office:value="326584456" calcext:value-type="float">
            <text:p>326584456</text:p>
          </table:table-cell>
          <table:table-cell table:formula="of:=[.D831]/([.$B$1]-1)" office:value-type="float" office:value="0.103807036107903" calcext:value-type="float">
            <text:p>0,10380703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1]+[.$B$3];[.$B$1])" office:value-type="float" office:value="499971027" calcext:value-type="float">
            <text:p>499971027</text:p>
          </table:table-cell>
          <table:table-cell table:formula="of:=[.D832]/([.$B$1]-1)" office:value-type="float" office:value="0.158919108056674" calcext:value-type="float">
            <text:p>0,15891910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2]+[.$B$3];[.$B$1])" office:value-type="float" office:value="2965979215" calcext:value-type="float">
            <text:p>2965979215</text:p>
          </table:table-cell>
          <table:table-cell table:formula="of:=[.D833]/([.$B$1]-1)" office:value-type="float" office:value="0.942756171673995" calcext:value-type="float">
            <text:p>0,9427561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3]+[.$B$3];[.$B$1])" office:value-type="float" office:value="2830699657" calcext:value-type="float">
            <text:p>2830699657</text:p>
          </table:table-cell>
          <table:table-cell table:formula="of:=[.D834]/([.$B$1]-1)" office:value-type="float" office:value="0.899756666633353" calcext:value-type="float">
            <text:p>0,89975666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4]+[.$B$3];[.$B$1])" office:value-type="float" office:value="1705303680" calcext:value-type="float">
            <text:p>1705303680</text:p>
          </table:table-cell>
          <table:table-cell table:formula="of:=[.D835]/([.$B$1]-1)" office:value-type="float" office:value="0.542042088753604" calcext:value-type="float">
            <text:p>0,54204208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5]+[.$B$3];[.$B$1])" office:value-type="float" office:value="38830801" calcext:value-type="float">
            <text:p>38830801</text:p>
          </table:table-cell>
          <table:table-cell table:formula="of:=[.D836]/([.$B$1]-1)" office:value-type="float" office:value="0.0123426277259987" calcext:value-type="float">
            <text:p>0,01234262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6]+[.$B$3];[.$B$1])" office:value-type="float" office:value="2450125128" calcext:value-type="float">
            <text:p>2450125128</text:p>
          </table:table-cell>
          <table:table-cell table:formula="of:=[.D837]/([.$B$1]-1)" office:value-type="float" office:value="0.778788527618032" calcext:value-type="float">
            <text:p>0,77878852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7]+[.$B$3];[.$B$1])" office:value-type="float" office:value="1614592653" calcext:value-type="float">
            <text:p>1614592653</text:p>
          </table:table-cell>
          <table:table-cell table:formula="of:=[.D838]/([.$B$1]-1)" office:value-type="float" office:value="0.513208986987199" calcext:value-type="float">
            <text:p>0,5132089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8]+[.$B$3];[.$B$1])" office:value-type="float" office:value="2584512338" calcext:value-type="float">
            <text:p>2584512338</text:p>
          </table:table-cell>
          <table:table-cell table:formula="of:=[.D839]/([.$B$1]-1)" office:value-type="float" office:value="0.821504393926471" calcext:value-type="float">
            <text:p>0,82150439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39]+[.$B$3];[.$B$1])" office:value-type="float" office:value="461063059" calcext:value-type="float">
            <text:p>461063059</text:p>
          </table:table-cell>
          <table:table-cell table:formula="of:=[.D840]/([.$B$1]-1)" office:value-type="float" office:value="0.146551952287751" calcext:value-type="float">
            <text:p>0,14655195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0]+[.$B$3];[.$B$1])" office:value-type="float" office:value="1673914448" calcext:value-type="float">
            <text:p>1673914448</text:p>
          </table:table-cell>
          <table:table-cell table:formula="of:=[.D841]/([.$B$1]-1)" office:value-type="float" office:value="0.532064813106341" calcext:value-type="float">
            <text:p>0,532064813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1]+[.$B$3];[.$B$1])" office:value-type="float" office:value="330438810" calcext:value-type="float">
            <text:p>330438810</text:p>
          </table:table-cell>
          <table:table-cell table:formula="of:=[.D842]/([.$B$1]-1)" office:value-type="float" office:value="0.10503216809903" calcext:value-type="float">
            <text:p>0,10503216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2]+[.$B$3];[.$B$1])" office:value-type="float" office:value="249802906" calcext:value-type="float">
            <text:p>249802906</text:p>
          </table:table-cell>
          <table:table-cell table:formula="of:=[.D843]/([.$B$1]-1)" office:value-type="float" office:value="0.0794015110229283" calcext:value-type="float">
            <text:p>0,0794015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3]+[.$B$3];[.$B$1])" office:value-type="float" office:value="732191190" calcext:value-type="float">
            <text:p>732191190</text:p>
          </table:table-cell>
          <table:table-cell table:formula="of:=[.D844]/([.$B$1]-1)" office:value-type="float" office:value="0.23273182756199" calcext:value-type="float">
            <text:p>0,23273182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4]+[.$B$3];[.$B$1])" office:value-type="float" office:value="1625173202" calcext:value-type="float">
            <text:p>1625173202</text:p>
          </table:table-cell>
          <table:table-cell table:formula="of:=[.D845]/([.$B$1]-1)" office:value-type="float" office:value="0.516572084684918" calcext:value-type="float">
            <text:p>0,51657208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5]+[.$B$3];[.$B$1])" office:value-type="float" office:value="695730681" calcext:value-type="float">
            <text:p>695730681</text:p>
          </table:table-cell>
          <table:table-cell table:formula="of:=[.D846]/([.$B$1]-1)" office:value-type="float" office:value="0.221142612874211" calcext:value-type="float">
            <text:p>0,221142612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6]+[.$B$3];[.$B$1])" office:value-type="float" office:value="1096653056" calcext:value-type="float">
            <text:p>1096653056</text:p>
          </table:table-cell>
          <table:table-cell table:formula="of:=[.D847]/([.$B$1]-1)" office:value-type="float" office:value="0.348578449741141" calcext:value-type="float">
            <text:p>0,34857844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7]+[.$B$3];[.$B$1])" office:value-type="float" office:value="307780629" calcext:value-type="float">
            <text:p>307780629</text:p>
          </table:table-cell>
          <table:table-cell table:formula="of:=[.D848]/([.$B$1]-1)" office:value-type="float" office:value="0.0978301149394447" calcext:value-type="float">
            <text:p>0,09783011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8]+[.$B$3];[.$B$1])" office:value-type="float" office:value="2734998892" calcext:value-type="float">
            <text:p>2734998892</text:p>
          </table:table-cell>
          <table:table-cell table:formula="of:=[.D849]/([.$B$1]-1)" office:value-type="float" office:value="0.869337543538564" calcext:value-type="float">
            <text:p>0,86933754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49]+[.$B$3];[.$B$1])" office:value-type="float" office:value="2789779365" calcext:value-type="float">
            <text:p>2789779365</text:p>
          </table:table-cell>
          <table:table-cell table:formula="of:=[.D850]/([.$B$1]-1)" office:value-type="float" office:value="0.886749880329997" calcext:value-type="float">
            <text:p>0,88674988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0]+[.$B$3];[.$B$1])" office:value-type="float" office:value="2779762023" calcext:value-type="float">
            <text:p>2779762023</text:p>
          </table:table-cell>
          <table:table-cell table:formula="of:=[.D851]/([.$B$1]-1)" office:value-type="float" office:value="0.8835658017139" calcext:value-type="float">
            <text:p>0,88356580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1]+[.$B$3];[.$B$1])" office:value-type="float" office:value="1952596417" calcext:value-type="float">
            <text:p>1952596417</text:p>
          </table:table-cell>
          <table:table-cell table:formula="of:=[.D852]/([.$B$1]-1)" office:value-type="float" office:value="0.62064572590583" calcext:value-type="float">
            <text:p>0,62064572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2]+[.$B$3];[.$B$1])" office:value-type="float" office:value="1391996671" calcext:value-type="float">
            <text:p>1391996671</text:p>
          </table:table-cell>
          <table:table-cell table:formula="of:=[.D853]/([.$B$1]-1)" office:value-type="float" office:value="0.442455377265651" calcext:value-type="float">
            <text:p>0,44245537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3]+[.$B$3];[.$B$1])" office:value-type="float" office:value="2889770543" calcext:value-type="float">
            <text:p>2889770543</text:p>
          </table:table-cell>
          <table:table-cell table:formula="of:=[.D854]/([.$B$1]-1)" office:value-type="float" office:value="0.918532739662156" calcext:value-type="float">
            <text:p>0,91853273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4]+[.$B$3];[.$B$1])" office:value-type="float" office:value="923348001" calcext:value-type="float">
            <text:p>923348001</text:p>
          </table:table-cell>
          <table:table-cell table:formula="of:=[.D855]/([.$B$1]-1)" office:value-type="float" office:value="0.293492288193798" calcext:value-type="float">
            <text:p>0,29349228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5]+[.$B$3];[.$B$1])" office:value-type="float" office:value="46111291" calcext:value-type="float">
            <text:p>46111291</text:p>
          </table:table-cell>
          <table:table-cell table:formula="of:=[.D856]/([.$B$1]-1)" office:value-type="float" office:value="0.0146567797758844" calcext:value-type="float">
            <text:p>0,01465677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6]+[.$B$3];[.$B$1])" office:value-type="float" office:value="1148688971" calcext:value-type="float">
            <text:p>1148688971</text:p>
          </table:table-cell>
          <table:table-cell table:formula="of:=[.D857]/([.$B$1]-1)" office:value-type="float" office:value="0.365118410563137" calcext:value-type="float">
            <text:p>0,36511841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7]+[.$B$3];[.$B$1])" office:value-type="float" office:value="1256751099" calcext:value-type="float">
            <text:p>1256751099</text:p>
          </table:table-cell>
          <table:table-cell table:formula="of:=[.D858]/([.$B$1]-1)" office:value-type="float" office:value="0.399466674900594" calcext:value-type="float">
            <text:p>0,39946667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8]+[.$B$3];[.$B$1])" office:value-type="float" office:value="2433015587" calcext:value-type="float">
            <text:p>2433015587</text:p>
          </table:table-cell>
          <table:table-cell table:formula="of:=[.D859]/([.$B$1]-1)" office:value-type="float" office:value="0.773350146495641" calcext:value-type="float">
            <text:p>0,77335014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59]+[.$B$3];[.$B$1])" office:value-type="float" office:value="53336047" calcext:value-type="float">
            <text:p>53336047</text:p>
          </table:table-cell>
          <table:table-cell table:formula="of:=[.D860]/([.$B$1]-1)" office:value-type="float" office:value="0.0169532164040955" calcext:value-type="float">
            <text:p>0,01695321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0]+[.$B$3];[.$B$1])" office:value-type="float" office:value="1181435454" calcext:value-type="float">
            <text:p>1181435454</text:p>
          </table:table-cell>
          <table:table-cell table:formula="of:=[.D861]/([.$B$1]-1)" office:value-type="float" office:value="0.375527097445613" calcext:value-type="float">
            <text:p>0,37552709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1]+[.$B$3];[.$B$1])" office:value-type="float" office:value="2242257453" calcext:value-type="float">
            <text:p>2242257453</text:p>
          </table:table-cell>
          <table:table-cell table:formula="of:=[.D862]/([.$B$1]-1)" office:value-type="float" office:value="0.712716407993359" calcext:value-type="float">
            <text:p>0,7127164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2]+[.$B$3];[.$B$1])" office:value-type="float" office:value="94502571" calcext:value-type="float">
            <text:p>94502571</text:p>
          </table:table-cell>
          <table:table-cell table:formula="of:=[.D863]/([.$B$1]-1)" office:value-type="float" office:value="0.0300382691823111" calcext:value-type="float">
            <text:p>0,03003826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3]+[.$B$3];[.$B$1])" office:value-type="float" office:value="418582902" calcext:value-type="float">
            <text:p>418582902</text:p>
          </table:table-cell>
          <table:table-cell table:formula="of:=[.D864]/([.$B$1]-1)" office:value-type="float" office:value="0.133049352545011" calcext:value-type="float">
            <text:p>0,13304935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4]+[.$B$3];[.$B$1])" office:value-type="float" office:value="1894861258" calcext:value-type="float">
            <text:p>1894861258</text:p>
          </table:table-cell>
          <table:table-cell table:formula="of:=[.D865]/([.$B$1]-1)" office:value-type="float" office:value="0.602294222566037" calcext:value-type="float">
            <text:p>0,60229422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5]+[.$B$3];[.$B$1])" office:value-type="float" office:value="2089872584" calcext:value-type="float">
            <text:p>2089872584</text:p>
          </table:table-cell>
          <table:table-cell table:formula="of:=[.D866]/([.$B$1]-1)" office:value-type="float" office:value="0.664279866363891" calcext:value-type="float">
            <text:p>0,66427986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6]+[.$B$3];[.$B$1])" office:value-type="float" office:value="2365233908" calcext:value-type="float">
            <text:p>2365233908</text:p>
          </table:table-cell>
          <table:table-cell table:formula="of:=[.D867]/([.$B$1]-1)" office:value-type="float" office:value="0.751805290118866" calcext:value-type="float">
            <text:p>0,75180529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7]+[.$B$3];[.$B$1])" office:value-type="float" office:value="2330185608" calcext:value-type="float">
            <text:p>2330185608</text:p>
          </table:table-cell>
          <table:table-cell table:formula="of:=[.D868]/([.$B$1]-1)" office:value-type="float" office:value="0.740664955431227" calcext:value-type="float">
            <text:p>0,74066495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8]+[.$B$3];[.$B$1])" office:value-type="float" office:value="1038945630" calcext:value-type="float">
            <text:p>1038945630</text:p>
          </table:table-cell>
          <table:table-cell table:formula="of:=[.D869]/([.$B$1]-1)" office:value-type="float" office:value="0.330235761519396" calcext:value-type="float">
            <text:p>0,330235761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69]+[.$B$3];[.$B$1])" office:value-type="float" office:value="1732990205" calcext:value-type="float">
            <text:p>1732990205</text:p>
          </table:table-cell>
          <table:table-cell table:formula="of:=[.D870]/([.$B$1]-1)" office:value-type="float" office:value="0.550842434414811" calcext:value-type="float">
            <text:p>0,55084243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0]+[.$B$3];[.$B$1])" office:value-type="float" office:value="300726715" calcext:value-type="float">
            <text:p>300726715</text:p>
          </table:table-cell>
          <table:table-cell table:formula="of:=[.D871]/([.$B$1]-1)" office:value-type="float" office:value="0.0955879815744078" calcext:value-type="float">
            <text:p>0,09558798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1]+[.$B$3];[.$B$1])" office:value-type="float" office:value="2236755671" calcext:value-type="float">
            <text:p>2236755671</text:p>
          </table:table-cell>
          <table:table-cell table:formula="of:=[.D872]/([.$B$1]-1)" office:value-type="float" office:value="0.710967630082349" calcext:value-type="float">
            <text:p>0,71096763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2]+[.$B$3];[.$B$1])" office:value-type="float" office:value="38344119" calcext:value-type="float">
            <text:p>38344119</text:p>
          </table:table-cell>
          <table:table-cell table:formula="of:=[.D873]/([.$B$1]-1)" office:value-type="float" office:value="0.0121879326233418" calcext:value-type="float">
            <text:p>0,012187932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3]+[.$B$3];[.$B$1])" office:value-type="float" office:value="1903455690" calcext:value-type="float">
            <text:p>1903455690</text:p>
          </table:table-cell>
          <table:table-cell table:formula="of:=[.D874]/([.$B$1]-1)" office:value-type="float" office:value="0.605026019798147" calcext:value-type="float">
            <text:p>0,60502601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4]+[.$B$3];[.$B$1])" office:value-type="float" office:value="2223516486" calcext:value-type="float">
            <text:p>2223516486</text:p>
          </table:table-cell>
          <table:table-cell table:formula="of:=[.D875]/([.$B$1]-1)" office:value-type="float" office:value="0.706759467292954" calcext:value-type="float">
            <text:p>0,70675946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5]+[.$B$3];[.$B$1])" office:value-type="float" office:value="2910290329" calcext:value-type="float">
            <text:p>2910290329</text:p>
          </table:table-cell>
          <table:table-cell table:formula="of:=[.D876]/([.$B$1]-1)" office:value-type="float" office:value="0.925055089783524" calcext:value-type="float">
            <text:p>0,92505508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6]+[.$B$3];[.$B$1])" office:value-type="float" office:value="1347029645" calcext:value-type="float">
            <text:p>1347029645</text:p>
          </table:table-cell>
          <table:table-cell table:formula="of:=[.D877]/([.$B$1]-1)" office:value-type="float" office:value="0.428162309711796" calcext:value-type="float">
            <text:p>0,428162309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7]+[.$B$3];[.$B$1])" office:value-type="float" office:value="3135691680" calcext:value-type="float">
            <text:p>3135691680</text:p>
          </table:table-cell>
          <table:table-cell table:formula="of:=[.D878]/([.$B$1]-1)" office:value-type="float" office:value="0.996700404654318" calcext:value-type="float">
            <text:p>0,99670040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8]+[.$B$3];[.$B$1])" office:value-type="float" office:value="2193675728" calcext:value-type="float">
            <text:p>2193675728</text:p>
          </table:table-cell>
          <table:table-cell table:formula="of:=[.D879]/([.$B$1]-1)" office:value-type="float" office:value="0.697274384380149" calcext:value-type="float">
            <text:p>0,69727438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79]+[.$B$3];[.$B$1])" office:value-type="float" office:value="3017708444" calcext:value-type="float">
            <text:p>3017708444</text:p>
          </table:table-cell>
          <table:table-cell table:formula="of:=[.D880]/([.$B$1]-1)" office:value-type="float" office:value="0.959198650316141" calcext:value-type="float">
            <text:p>0,95919865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0]+[.$B$3];[.$B$1])" office:value-type="float" office:value="2877802353" calcext:value-type="float">
            <text:p>2877802353</text:p>
          </table:table-cell>
          <table:table-cell table:formula="of:=[.D881]/([.$B$1]-1)" office:value-type="float" office:value="0.914728571066097" calcext:value-type="float">
            <text:p>0,91472857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1]+[.$B$3];[.$B$1])" office:value-type="float" office:value="682185185" calcext:value-type="float">
            <text:p>682185185</text:p>
          </table:table-cell>
          <table:table-cell table:formula="of:=[.D882]/([.$B$1]-1)" office:value-type="float" office:value="0.216837087101204" calcext:value-type="float">
            <text:p>0,21683708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2]+[.$B$3];[.$B$1])" office:value-type="float" office:value="1676585095" calcext:value-type="float">
            <text:p>1676585095</text:p>
          </table:table-cell>
          <table:table-cell table:formula="of:=[.D883]/([.$B$1]-1)" office:value-type="float" office:value="0.532913695974056" calcext:value-type="float">
            <text:p>0,5329136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3]+[.$B$3];[.$B$1])" office:value-type="float" office:value="2197468310" calcext:value-type="float">
            <text:p>2197468310</text:p>
          </table:table-cell>
          <table:table-cell table:formula="of:=[.D884]/([.$B$1]-1)" office:value-type="float" office:value="0.698479881731242" calcext:value-type="float">
            <text:p>0,69847988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4]+[.$B$3];[.$B$1])" office:value-type="float" office:value="678749843" calcext:value-type="float">
            <text:p>678749843</text:p>
          </table:table-cell>
          <table:table-cell table:formula="of:=[.D885]/([.$B$1]-1)" office:value-type="float" office:value="0.215745140854268" calcext:value-type="float">
            <text:p>0,21574514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5]+[.$B$3];[.$B$1])" office:value-type="float" office:value="1937810941" calcext:value-type="float">
            <text:p>1937810941</text:p>
          </table:table-cell>
          <table:table-cell table:formula="of:=[.D886]/([.$B$1]-1)" office:value-type="float" office:value="0.61594606426301" calcext:value-type="float">
            <text:p>0,61594606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6]+[.$B$3];[.$B$1])" office:value-type="float" office:value="1523575573" calcext:value-type="float">
            <text:p>1523575573</text:p>
          </table:table-cell>
          <table:table-cell table:formula="of:=[.D887]/([.$B$1]-1)" office:value-type="float" office:value="0.484278604244195" calcext:value-type="float">
            <text:p>0,48427860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7]+[.$B$3];[.$B$1])" office:value-type="float" office:value="3064682224" calcext:value-type="float">
            <text:p>3064682224</text:p>
          </table:table-cell>
          <table:table-cell table:formula="of:=[.D888]/([.$B$1]-1)" office:value-type="float" office:value="0.974129577942974" calcext:value-type="float">
            <text:p>0,97412957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8]+[.$B$3];[.$B$1])" office:value-type="float" office:value="2960079114" calcext:value-type="float">
            <text:p>2960079114</text:p>
          </table:table-cell>
          <table:table-cell table:formula="of:=[.D889]/([.$B$1]-1)" office:value-type="float" office:value="0.940880785426134" calcext:value-type="float">
            <text:p>0,94088078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89]+[.$B$3];[.$B$1])" office:value-type="float" office:value="2700066270" calcext:value-type="float">
            <text:p>2700066270</text:p>
          </table:table-cell>
          <table:table-cell table:formula="of:=[.D890]/([.$B$1]-1)" office:value-type="float" office:value="0.858233977870705" calcext:value-type="float">
            <text:p>0,858233977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0]+[.$B$3];[.$B$1])" office:value-type="float" office:value="380045668" calcext:value-type="float">
            <text:p>380045668</text:p>
          </table:table-cell>
          <table:table-cell table:formula="of:=[.D891]/([.$B$1]-1)" office:value-type="float" office:value="0.120800037037672" calcext:value-type="float">
            <text:p>0,1208000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1]+[.$B$3];[.$B$1])" office:value-type="float" office:value="1884593175" calcext:value-type="float">
            <text:p>1884593175</text:p>
          </table:table-cell>
          <table:table-cell table:formula="of:=[.D892]/([.$B$1]-1)" office:value-type="float" office:value="0.599030444259515" calcext:value-type="float">
            <text:p>0,59903044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2]+[.$B$3];[.$B$1])" office:value-type="float" office:value="1784847724" calcext:value-type="float">
            <text:p>1784847724</text:p>
          </table:table-cell>
          <table:table-cell table:formula="of:=[.D893]/([.$B$1]-1)" office:value-type="float" office:value="0.567325690884615" calcext:value-type="float">
            <text:p>0,56732569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3]+[.$B$3];[.$B$1])" office:value-type="float" office:value="497581996" calcext:value-type="float">
            <text:p>497581996</text:p>
          </table:table-cell>
          <table:table-cell table:formula="of:=[.D894]/([.$B$1]-1)" office:value-type="float" office:value="0.158159738702978" calcext:value-type="float">
            <text:p>0,15815973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4]+[.$B$3];[.$B$1])" office:value-type="float" office:value="1477412261" calcext:value-type="float">
            <text:p>1477412261</text:p>
          </table:table-cell>
          <table:table-cell table:formula="of:=[.D895]/([.$B$1]-1)" office:value-type="float" office:value="0.46960528924832" calcext:value-type="float">
            <text:p>0,46960528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5]+[.$B$3];[.$B$1])" office:value-type="float" office:value="1444858095" calcext:value-type="float">
            <text:p>1444858095</text:p>
          </table:table-cell>
          <table:table-cell table:formula="of:=[.D896]/([.$B$1]-1)" office:value-type="float" office:value="0.459257731600247" calcext:value-type="float">
            <text:p>0,45925773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6]+[.$B$3];[.$B$1])" office:value-type="float" office:value="714521320" calcext:value-type="float">
            <text:p>714521320</text:p>
          </table:table-cell>
          <table:table-cell table:formula="of:=[.D897]/([.$B$1]-1)" office:value-type="float" office:value="0.227115342149371" calcext:value-type="float">
            <text:p>0,22711534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7]+[.$B$3];[.$B$1])" office:value-type="float" office:value="2648198975" calcext:value-type="float">
            <text:p>2648198975</text:p>
          </table:table-cell>
          <table:table-cell table:formula="of:=[.D898]/([.$B$1]-1)" office:value-type="float" office:value="0.841747614034442" calcext:value-type="float">
            <text:p>0,8417476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8]+[.$B$3];[.$B$1])" office:value-type="float" office:value="1380327818" calcext:value-type="float">
            <text:p>1380327818</text:p>
          </table:table-cell>
          <table:table-cell table:formula="of:=[.D899]/([.$B$1]-1)" office:value-type="float" office:value="0.438746354921033" calcext:value-type="float">
            <text:p>0,43874635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899]+[.$B$3];[.$B$1])" office:value-type="float" office:value="1866550303" calcext:value-type="float">
            <text:p>1866550303</text:p>
          </table:table-cell>
          <table:table-cell table:formula="of:=[.D900]/([.$B$1]-1)" office:value-type="float" office:value="0.593295397686465" calcext:value-type="float">
            <text:p>0,59329539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0]+[.$B$3];[.$B$1])" office:value-type="float" office:value="193441908" calcext:value-type="float">
            <text:p>193441908</text:p>
          </table:table-cell>
          <table:table-cell table:formula="of:=[.D901]/([.$B$1]-1)" office:value-type="float" office:value="0.0614867938740404" calcext:value-type="float">
            <text:p>0,06148679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1]+[.$B$3];[.$B$1])" office:value-type="float" office:value="383490089" calcext:value-type="float">
            <text:p>383490089</text:p>
          </table:table-cell>
          <table:table-cell table:formula="of:=[.D902]/([.$B$1]-1)" office:value-type="float" office:value="0.121894869104995" calcext:value-type="float">
            <text:p>0,12189486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2]+[.$B$3];[.$B$1])" office:value-type="float" office:value="753266027" calcext:value-type="float">
            <text:p>753266027</text:p>
          </table:table-cell>
          <table:table-cell table:formula="of:=[.D903]/([.$B$1]-1)" office:value-type="float" office:value="0.239430604326268" calcext:value-type="float">
            <text:p>0,23943060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3]+[.$B$3];[.$B$1])" office:value-type="float" office:value="2830243852" calcext:value-type="float">
            <text:p>2830243852</text:p>
          </table:table-cell>
          <table:table-cell table:formula="of:=[.D904]/([.$B$1]-1)" office:value-type="float" office:value="0.899611785990004" calcext:value-type="float">
            <text:p>0,8996117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4]+[.$B$3];[.$B$1])" office:value-type="float" office:value="2085381514" calcext:value-type="float">
            <text:p>2085381514</text:p>
          </table:table-cell>
          <table:table-cell table:formula="of:=[.D905]/([.$B$1]-1)" office:value-type="float" office:value="0.662852349967786" calcext:value-type="float">
            <text:p>0,662852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5]+[.$B$3];[.$B$1])" office:value-type="float" office:value="828019208" calcext:value-type="float">
            <text:p>828019208</text:p>
          </table:table-cell>
          <table:table-cell table:formula="of:=[.D906]/([.$B$1]-1)" office:value-type="float" office:value="0.263191398867107" calcext:value-type="float">
            <text:p>0,26319139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6]+[.$B$3];[.$B$1])" office:value-type="float" office:value="2865152481" calcext:value-type="float">
            <text:p>2865152481</text:p>
          </table:table-cell>
          <table:table-cell table:formula="of:=[.D907]/([.$B$1]-1)" office:value-type="float" office:value="0.910707725323627" calcext:value-type="float">
            <text:p>0,91070772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7]+[.$B$3];[.$B$1])" office:value-type="float" office:value="2319887440" calcext:value-type="float">
            <text:p>2319887440</text:p>
          </table:table-cell>
          <table:table-cell table:formula="of:=[.D908]/([.$B$1]-1)" office:value-type="float" office:value="0.737391614407852" calcext:value-type="float">
            <text:p>0,73739161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8]+[.$B$3];[.$B$1])" office:value-type="float" office:value="721976985" calcext:value-type="float">
            <text:p>721976985</text:p>
          </table:table-cell>
          <table:table-cell table:formula="of:=[.D909]/([.$B$1]-1)" office:value-type="float" office:value="0.229485174735229" calcext:value-type="float">
            <text:p>0,22948517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09]+[.$B$3];[.$B$1])" office:value-type="float" office:value="892920702" calcext:value-type="float">
            <text:p>892920702</text:p>
          </table:table-cell>
          <table:table-cell table:formula="of:=[.D910]/([.$B$1]-1)" office:value-type="float" office:value="0.283820769332659" calcext:value-type="float">
            <text:p>0,283820769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0]+[.$B$3];[.$B$1])" office:value-type="float" office:value="3016549356" calcext:value-type="float">
            <text:p>3016549356</text:p>
          </table:table-cell>
          <table:table-cell table:formula="of:=[.D911]/([.$B$1]-1)" office:value-type="float" office:value="0.958830226505216" calcext:value-type="float">
            <text:p>0,95883022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1]+[.$B$3];[.$B$1])" office:value-type="float" office:value="2769007457" calcext:value-type="float">
            <text:p>2769007457</text:p>
          </table:table-cell>
          <table:table-cell table:formula="of:=[.D912]/([.$B$1]-1)" office:value-type="float" office:value="0.880147391558192" calcext:value-type="float">
            <text:p>0,88014739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2]+[.$B$3];[.$B$1])" office:value-type="float" office:value="556156884" calcext:value-type="float">
            <text:p>556156884</text:p>
          </table:table-cell>
          <table:table-cell table:formula="of:=[.D913]/([.$B$1]-1)" office:value-type="float" office:value="0.176778155476716" calcext:value-type="float">
            <text:p>0,176778155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3]+[.$B$3];[.$B$1])" office:value-type="float" office:value="1066897849" calcext:value-type="float">
            <text:p>1066897849</text:p>
          </table:table-cell>
          <table:table-cell table:formula="of:=[.D914]/([.$B$1]-1)" office:value-type="float" office:value="0.339120559781286" calcext:value-type="float">
            <text:p>0,33912055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4]+[.$B$3];[.$B$1])" office:value-type="float" office:value="1881809855" calcext:value-type="float">
            <text:p>1881809855</text:p>
          </table:table-cell>
          <table:table-cell table:formula="of:=[.D915]/([.$B$1]-1)" office:value-type="float" office:value="0.598145747531206" calcext:value-type="float">
            <text:p>0,59814574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5]+[.$B$3];[.$B$1])" office:value-type="float" office:value="2564790559" calcext:value-type="float">
            <text:p>2564790559</text:p>
          </table:table-cell>
          <table:table-cell table:formula="of:=[.D916]/([.$B$1]-1)" office:value-type="float" office:value="0.815235695624537" calcext:value-type="float">
            <text:p>0,81523569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6]+[.$B$3];[.$B$1])" office:value-type="float" office:value="2351531590" calcext:value-type="float">
            <text:p>2351531590</text:p>
          </table:table-cell>
          <table:table-cell table:formula="of:=[.D917]/([.$B$1]-1)" office:value-type="float" office:value="0.747449917432702" calcext:value-type="float">
            <text:p>0,74744991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7]+[.$B$3];[.$B$1])" office:value-type="float" office:value="1026723931" calcext:value-type="float">
            <text:p>1026723931</text:p>
          </table:table-cell>
          <table:table-cell table:formula="of:=[.D918]/([.$B$1]-1)" office:value-type="float" office:value="0.326351013405748" calcext:value-type="float">
            <text:p>0,32635101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8]+[.$B$3];[.$B$1])" office:value-type="float" office:value="437480108" calcext:value-type="float">
            <text:p>437480108</text:p>
          </table:table-cell>
          <table:table-cell table:formula="of:=[.D919]/([.$B$1]-1)" office:value-type="float" office:value="0.139055954848155" calcext:value-type="float">
            <text:p>0,13905595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19]+[.$B$3];[.$B$1])" office:value-type="float" office:value="2779710888" calcext:value-type="float">
            <text:p>2779710888</text:p>
          </table:table-cell>
          <table:table-cell table:formula="of:=[.D920]/([.$B$1]-1)" office:value-type="float" office:value="0.883549548114888" calcext:value-type="float">
            <text:p>0,88354954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0]+[.$B$3];[.$B$1])" office:value-type="float" office:value="483439725" calcext:value-type="float">
            <text:p>483439725</text:p>
          </table:table-cell>
          <table:table-cell table:formula="of:=[.D921]/([.$B$1]-1)" office:value-type="float" office:value="0.153664524036838" calcext:value-type="float">
            <text:p>0,15366452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1]+[.$B$3];[.$B$1])" office:value-type="float" office:value="130527512" calcext:value-type="float">
            <text:p>130527512</text:p>
          </table:table-cell>
          <table:table-cell table:formula="of:=[.D922]/([.$B$1]-1)" office:value-type="float" office:value="0.0414890356914559" calcext:value-type="float">
            <text:p>0,04148903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2]+[.$B$3];[.$B$1])" office:value-type="float" office:value="1595078390" calcext:value-type="float">
            <text:p>1595078390</text:p>
          </table:table-cell>
          <table:table-cell table:formula="of:=[.D923]/([.$B$1]-1)" office:value-type="float" office:value="0.507006249022658" calcext:value-type="float">
            <text:p>0,50700624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3]+[.$B$3];[.$B$1])" office:value-type="float" office:value="2062781044" calcext:value-type="float">
            <text:p>2062781044</text:p>
          </table:table-cell>
          <table:table-cell table:formula="of:=[.D924]/([.$B$1]-1)" office:value-type="float" office:value="0.655668640632441" calcext:value-type="float">
            <text:p>0,655668640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4]+[.$B$3];[.$B$1])" office:value-type="float" office:value="2653789070" calcext:value-type="float">
            <text:p>2653789070</text:p>
          </table:table-cell>
          <table:table-cell table:formula="of:=[.D925]/([.$B$1]-1)" office:value-type="float" office:value="0.843524462818425" calcext:value-type="float">
            <text:p>0,8435244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5]+[.$B$3];[.$B$1])" office:value-type="float" office:value="1255080969" calcext:value-type="float">
            <text:p>1255080969</text:p>
          </table:table-cell>
          <table:table-cell table:formula="of:=[.D926]/([.$B$1]-1)" office:value-type="float" office:value="0.398935812999393" calcext:value-type="float">
            <text:p>0,3989358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6]+[.$B$3];[.$B$1])" office:value-type="float" office:value="1097045840" calcext:value-type="float">
            <text:p>1097045840</text:p>
          </table:table-cell>
          <table:table-cell table:formula="of:=[.D927]/([.$B$1]-1)" office:value-type="float" office:value="0.348703298741519" calcext:value-type="float">
            <text:p>0,34870329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7]+[.$B$3];[.$B$1])" office:value-type="float" office:value="388423989" calcext:value-type="float">
            <text:p>388423989</text:p>
          </table:table-cell>
          <table:table-cell table:formula="of:=[.D928]/([.$B$1]-1)" office:value-type="float" office:value="0.123463141954615" calcext:value-type="float">
            <text:p>0,12346314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8]+[.$B$3];[.$B$1])" office:value-type="float" office:value="2189166927" calcext:value-type="float">
            <text:p>2189166927</text:p>
          </table:table-cell>
          <table:table-cell table:formula="of:=[.D929]/([.$B$1]-1)" office:value-type="float" office:value="0.695841232068055" calcext:value-type="float">
            <text:p>0,69584123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29]+[.$B$3];[.$B$1])" office:value-type="float" office:value="2510293746" calcext:value-type="float">
            <text:p>2510293746</text:p>
          </table:table-cell>
          <table:table-cell table:formula="of:=[.D930]/([.$B$1]-1)" office:value-type="float" office:value="0.797913522046084" calcext:value-type="float">
            <text:p>0,7979135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0]+[.$B$3];[.$B$1])" office:value-type="float" office:value="1144519287" calcext:value-type="float">
            <text:p>1144519287</text:p>
          </table:table-cell>
          <table:table-cell table:formula="of:=[.D931]/([.$B$1]-1)" office:value-type="float" office:value="0.36379304883941" calcext:value-type="float">
            <text:p>0,36379304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1]+[.$B$3];[.$B$1])" office:value-type="float" office:value="869326110" calcext:value-type="float">
            <text:p>869326110</text:p>
          </table:table-cell>
          <table:table-cell table:formula="of:=[.D932]/([.$B$1]-1)" office:value-type="float" office:value="0.276321071723979" calcext:value-type="float">
            <text:p>0,2763210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2]+[.$B$3];[.$B$1])" office:value-type="float" office:value="2962717816" calcext:value-type="float">
            <text:p>2962717816</text:p>
          </table:table-cell>
          <table:table-cell table:formula="of:=[.D933]/([.$B$1]-1)" office:value-type="float" office:value="0.941719514363656" calcext:value-type="float">
            <text:p>0,94171951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3]+[.$B$3];[.$B$1])" office:value-type="float" office:value="2263746554" calcext:value-type="float">
            <text:p>2263746554</text:p>
          </table:table-cell>
          <table:table-cell table:formula="of:=[.D934]/([.$B$1]-1)" office:value-type="float" office:value="0.719546861318527" calcext:value-type="float">
            <text:p>0,719546861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4]+[.$B$3];[.$B$1])" office:value-type="float" office:value="2166242878" calcext:value-type="float">
            <text:p>2166242878</text:p>
          </table:table-cell>
          <table:table-cell table:formula="of:=[.D935]/([.$B$1]-1)" office:value-type="float" office:value="0.688554671000732" calcext:value-type="float">
            <text:p>0,6885546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5]+[.$B$3];[.$B$1])" office:value-type="float" office:value="2834038692" calcext:value-type="float">
            <text:p>2834038692</text:p>
          </table:table-cell>
          <table:table-cell table:formula="of:=[.D936]/([.$B$1]-1)" office:value-type="float" office:value="0.900818001061378" calcext:value-type="float">
            <text:p>0,90081800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6]+[.$B$3];[.$B$1])" office:value-type="float" office:value="948337858" calcext:value-type="float">
            <text:p>948337858</text:p>
          </table:table-cell>
          <table:table-cell table:formula="of:=[.D937]/([.$B$1]-1)" office:value-type="float" office:value="0.301435480039801" calcext:value-type="float">
            <text:p>0,301435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7]+[.$B$3];[.$B$1])" office:value-type="float" office:value="1216466512" calcext:value-type="float">
            <text:p>1216466512</text:p>
          </table:table-cell>
          <table:table-cell table:formula="of:=[.D938]/([.$B$1]-1)" office:value-type="float" office:value="0.386661951649158" calcext:value-type="float">
            <text:p>0,386661951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8]+[.$B$3];[.$B$1])" office:value-type="float" office:value="1517286136" calcext:value-type="float">
            <text:p>1517286136</text:p>
          </table:table-cell>
          <table:table-cell table:formula="of:=[.D939]/([.$B$1]-1)" office:value-type="float" office:value="0.482279464965633" calcext:value-type="float">
            <text:p>0,48227946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39]+[.$B$3];[.$B$1])" office:value-type="float" office:value="734560976" calcext:value-type="float">
            <text:p>734560976</text:p>
          </table:table-cell>
          <table:table-cell table:formula="of:=[.D940]/([.$B$1]-1)" office:value-type="float" office:value="0.233485079764752" calcext:value-type="float">
            <text:p>0,23348507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0]+[.$B$3];[.$B$1])" office:value-type="float" office:value="82900449" calcext:value-type="float">
            <text:p>82900449</text:p>
          </table:table-cell>
          <table:table-cell table:formula="of:=[.D941]/([.$B$1]-1)" office:value-type="float" office:value="0.0263504577287792" calcext:value-type="float">
            <text:p>0,026350457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1]+[.$B$3];[.$B$1])" office:value-type="float" office:value="240659919" calcext:value-type="float">
            <text:p>240659919</text:p>
          </table:table-cell>
          <table:table-cell table:formula="of:=[.D942]/([.$B$1]-1)" office:value-type="float" office:value="0.0764953519446068" calcext:value-type="float">
            <text:p>0,07649535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2]+[.$B$3];[.$B$1])" office:value-type="float" office:value="2934960668" calcext:value-type="float">
            <text:p>2934960668</text:p>
          </table:table-cell>
          <table:table-cell table:formula="of:=[.D943]/([.$B$1]-1)" office:value-type="float" office:value="0.932896720713341" calcext:value-type="float">
            <text:p>0,932896720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3]+[.$B$3];[.$B$1])" office:value-type="float" office:value="617504103" calcext:value-type="float">
            <text:p>617504103</text:p>
          </table:table-cell>
          <table:table-cell table:formula="of:=[.D944]/([.$B$1]-1)" office:value-type="float" office:value="0.196277776052205" calcext:value-type="float">
            <text:p>0,19627777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4]+[.$B$3];[.$B$1])" office:value-type="float" office:value="947609120" calcext:value-type="float">
            <text:p>947609120</text:p>
          </table:table-cell>
          <table:table-cell table:formula="of:=[.D945]/([.$B$1]-1)" office:value-type="float" office:value="0.301203845831591" calcext:value-type="float">
            <text:p>0,30120384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5]+[.$B$3];[.$B$1])" office:value-type="float" office:value="1463614980" calcext:value-type="float">
            <text:p>1463614980</text:p>
          </table:table-cell>
          <table:table-cell table:formula="of:=[.D946]/([.$B$1]-1)" office:value-type="float" office:value="0.465219731942562" calcext:value-type="float">
            <text:p>0,46521973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6]+[.$B$3];[.$B$1])" office:value-type="float" office:value="1484056835" calcext:value-type="float">
            <text:p>1484056835</text:p>
          </table:table-cell>
          <table:table-cell table:formula="of:=[.D947]/([.$B$1]-1)" office:value-type="float" office:value="0.471717311178536" calcext:value-type="float">
            <text:p>0,471717311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7]+[.$B$3];[.$B$1])" office:value-type="float" office:value="2521491023" calcext:value-type="float">
            <text:p>2521491023</text:p>
          </table:table-cell>
          <table:table-cell table:formula="of:=[.D948]/([.$B$1]-1)" office:value-type="float" office:value="0.801472650830368" calcext:value-type="float">
            <text:p>0,80147265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8]+[.$B$3];[.$B$1])" office:value-type="float" office:value="884077504" calcext:value-type="float">
            <text:p>884077504</text:p>
          </table:table-cell>
          <table:table-cell table:formula="of:=[.D949]/([.$B$1]-1)" office:value-type="float" office:value="0.281009900176978" calcext:value-type="float">
            <text:p>0,28100990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49]+[.$B$3];[.$B$1])" office:value-type="float" office:value="907586269" calcext:value-type="float">
            <text:p>907586269</text:p>
          </table:table-cell>
          <table:table-cell table:formula="of:=[.D950]/([.$B$1]-1)" office:value-type="float" office:value="0.288482317104277" calcext:value-type="float">
            <text:p>0,28848231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0]+[.$B$3];[.$B$1])" office:value-type="float" office:value="2179080696" calcext:value-type="float">
            <text:p>2179080696</text:p>
          </table:table-cell>
          <table:table-cell table:formula="of:=[.D951]/([.$B$1]-1)" office:value-type="float" office:value="0.692635256626255" calcext:value-type="float">
            <text:p>0,692635256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1]+[.$B$3];[.$B$1])" office:value-type="float" office:value="943115546" calcext:value-type="float">
            <text:p>943115546</text:p>
          </table:table-cell>
          <table:table-cell table:formula="of:=[.D952]/([.$B$1]-1)" office:value-type="float" office:value="0.299775533522472" calcext:value-type="float">
            <text:p>0,29977553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2]+[.$B$3];[.$B$1])" office:value-type="float" office:value="1800919213" calcext:value-type="float">
            <text:p>1800919213</text:p>
          </table:table-cell>
          <table:table-cell table:formula="of:=[.D953]/([.$B$1]-1)" office:value-type="float" office:value="0.572434120291711" calcext:value-type="float">
            <text:p>0,57243412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3]+[.$B$3];[.$B$1])" office:value-type="float" office:value="1657710721" calcext:value-type="float">
            <text:p>1657710721</text:p>
          </table:table-cell>
          <table:table-cell table:formula="of:=[.D954]/([.$B$1]-1)" office:value-type="float" office:value="0.526914350973595" calcext:value-type="float">
            <text:p>0,5269143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4]+[.$B$3];[.$B$1])" office:value-type="float" office:value="895548887" calcext:value-type="float">
            <text:p>895548887</text:p>
          </table:table-cell>
          <table:table-cell table:formula="of:=[.D955]/([.$B$1]-1)" office:value-type="float" office:value="0.284656155371954" calcext:value-type="float">
            <text:p>0,28465615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5]+[.$B$3];[.$B$1])" office:value-type="float" office:value="383162929" calcext:value-type="float">
            <text:p>383162929</text:p>
          </table:table-cell>
          <table:table-cell table:formula="of:=[.D956]/([.$B$1]-1)" office:value-type="float" office:value="0.121790879128408" calcext:value-type="float">
            <text:p>0,121790879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6]+[.$B$3];[.$B$1])" office:value-type="float" office:value="2777582587" calcext:value-type="float">
            <text:p>2777582587</text:p>
          </table:table-cell>
          <table:table-cell table:formula="of:=[.D957]/([.$B$1]-1)" office:value-type="float" office:value="0.88287305352154" calcext:value-type="float">
            <text:p>0,88287305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7]+[.$B$3];[.$B$1])" office:value-type="float" office:value="59929746" calcext:value-type="float">
            <text:p>59929746</text:p>
          </table:table-cell>
          <table:table-cell table:formula="of:=[.D958]/([.$B$1]-1)" office:value-type="float" office:value="0.0190490673780244" calcext:value-type="float">
            <text:p>0,01904906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8]+[.$B$3];[.$B$1])" office:value-type="float" office:value="1041558199" calcext:value-type="float">
            <text:p>1041558199</text:p>
          </table:table-cell>
          <table:table-cell table:formula="of:=[.D959]/([.$B$1]-1)" office:value-type="float" office:value="0.331066183909485" calcext:value-type="float">
            <text:p>0,331066183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59]+[.$B$3];[.$B$1])" office:value-type="float" office:value="2608095744" calcext:value-type="float">
            <text:p>2608095744</text:p>
          </table:table-cell>
          <table:table-cell table:formula="of:=[.D960]/([.$B$1]-1)" office:value-type="float" office:value="0.829000535990836" calcext:value-type="float">
            <text:p>0,8290005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0]+[.$B$3];[.$B$1])" office:value-type="float" office:value="2156952352" calcext:value-type="float">
            <text:p>2156952352</text:p>
          </table:table-cell>
          <table:table-cell table:formula="of:=[.D961]/([.$B$1]-1)" office:value-type="float" office:value="0.685601615672394" calcext:value-type="float">
            <text:p>0,68560161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1]+[.$B$3];[.$B$1])" office:value-type="float" office:value="1803927890" calcext:value-type="float">
            <text:p>1803927890</text:p>
          </table:table-cell>
          <table:table-cell table:formula="of:=[.D962]/([.$B$1]-1)" office:value-type="float" office:value="0.573390448237631" calcext:value-type="float">
            <text:p>0,57339044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2]+[.$B$3];[.$B$1])" office:value-type="float" office:value="2019760066" calcext:value-type="float">
            <text:p>2019760066</text:p>
          </table:table-cell>
          <table:table-cell table:formula="of:=[.D963]/([.$B$1]-1)" office:value-type="float" office:value="0.641994137346702" calcext:value-type="float">
            <text:p>0,64199413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3]+[.$B$3];[.$B$1])" office:value-type="float" office:value="2489575573" calcext:value-type="float">
            <text:p>2489575573</text:p>
          </table:table-cell>
          <table:table-cell table:formula="of:=[.D964]/([.$B$1]-1)" office:value-type="float" office:value="0.791328113300542" calcext:value-type="float">
            <text:p>0,79132811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4]+[.$B$3];[.$B$1])" office:value-type="float" office:value="2916535974" calcext:value-type="float">
            <text:p>2916535974</text:p>
          </table:table-cell>
          <table:table-cell table:formula="of:=[.D965]/([.$B$1]-1)" office:value-type="float" office:value="0.927040309484342" calcext:value-type="float">
            <text:p>0,92704030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5]+[.$B$3];[.$B$1])" office:value-type="float" office:value="667414964" calcext:value-type="float">
            <text:p>667414964</text:p>
          </table:table-cell>
          <table:table-cell table:formula="of:=[.D966]/([.$B$1]-1)" office:value-type="float" office:value="0.212142274361345" calcext:value-type="float">
            <text:p>0,212142274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6]+[.$B$3];[.$B$1])" office:value-type="float" office:value="3018898816" calcext:value-type="float">
            <text:p>3018898816</text:p>
          </table:table-cell>
          <table:table-cell table:formula="of:=[.D967]/([.$B$1]-1)" office:value-type="float" office:value="0.959577017954023" calcext:value-type="float">
            <text:p>0,95957701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7]+[.$B$3];[.$B$1])" office:value-type="float" office:value="2941502003" calcext:value-type="float">
            <text:p>2941502003</text:p>
          </table:table-cell>
          <table:table-cell table:formula="of:=[.D968]/([.$B$1]-1)" office:value-type="float" office:value="0.934975927442454" calcext:value-type="float">
            <text:p>0,93497592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8]+[.$B$3];[.$B$1])" office:value-type="float" office:value="1819421746" calcext:value-type="float">
            <text:p>1819421746</text:p>
          </table:table-cell>
          <table:table-cell table:formula="of:=[.D969]/([.$B$1]-1)" office:value-type="float" office:value="0.578315273163293" calcext:value-type="float">
            <text:p>0,57831527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69]+[.$B$3];[.$B$1])" office:value-type="float" office:value="2937496123" calcext:value-type="float">
            <text:p>2937496123</text:p>
          </table:table-cell>
          <table:table-cell table:formula="of:=[.D970]/([.$B$1]-1)" office:value-type="float" office:value="0.933702631906907" calcext:value-type="float">
            <text:p>0,93370263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0]+[.$B$3];[.$B$1])" office:value-type="float" office:value="201893134" calcext:value-type="float">
            <text:p>201893134</text:p>
          </table:table-cell>
          <table:table-cell table:formula="of:=[.D971]/([.$B$1]-1)" office:value-type="float" office:value="0.0641730721289309" calcext:value-type="float">
            <text:p>0,06417307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1]+[.$B$3];[.$B$1])" office:value-type="float" office:value="441980780" calcext:value-type="float">
            <text:p>441980780</text:p>
          </table:table-cell>
          <table:table-cell table:formula="of:=[.D972]/([.$B$1]-1)" office:value-type="float" office:value="0.140486523303666" calcext:value-type="float">
            <text:p>0,14048652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2]+[.$B$3];[.$B$1])" office:value-type="float" office:value="845260853" calcext:value-type="float">
            <text:p>845260853</text:p>
          </table:table-cell>
          <table:table-cell table:formula="of:=[.D973]/([.$B$1]-1)" office:value-type="float" office:value="0.268671770122359" calcext:value-type="float">
            <text:p>0,26867177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3]+[.$B$3];[.$B$1])" office:value-type="float" office:value="949522821" calcext:value-type="float">
            <text:p>949522821</text:p>
          </table:table-cell>
          <table:table-cell table:formula="of:=[.D974]/([.$B$1]-1)" office:value-type="float" office:value="0.301812128391146" calcext:value-type="float">
            <text:p>0,301812128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4]+[.$B$3];[.$B$1])" office:value-type="float" office:value="2933406079" calcext:value-type="float">
            <text:p>2933406079</text:p>
          </table:table-cell>
          <table:table-cell table:formula="of:=[.D975]/([.$B$1]-1)" office:value-type="float" office:value="0.932402584285562" calcext:value-type="float">
            <text:p>0,93240258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5]+[.$B$3];[.$B$1])" office:value-type="float" office:value="2664322075" calcext:value-type="float">
            <text:p>2664322075</text:p>
          </table:table-cell>
          <table:table-cell table:formula="of:=[.D976]/([.$B$1]-1)" office:value-type="float" office:value="0.846872448340307" calcext:value-type="float">
            <text:p>0,84687244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6]+[.$B$3];[.$B$1])" office:value-type="float" office:value="793665994" calcext:value-type="float">
            <text:p>793665994</text:p>
          </table:table-cell>
          <table:table-cell table:formula="of:=[.D977]/([.$B$1]-1)" office:value-type="float" office:value="0.252272001876208" calcext:value-type="float">
            <text:p>0,25227200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7]+[.$B$3];[.$B$1])" office:value-type="float" office:value="1878097223" calcext:value-type="float">
            <text:p>1878097223</text:p>
          </table:table-cell>
          <table:table-cell table:formula="of:=[.D978]/([.$B$1]-1)" office:value-type="float" office:value="0.596965662818052" calcext:value-type="float">
            <text:p>0,59696566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8]+[.$B$3];[.$B$1])" office:value-type="float" office:value="2367704509" calcext:value-type="float">
            <text:p>2367704509</text:p>
          </table:table-cell>
          <table:table-cell table:formula="of:=[.D979]/([.$B$1]-1)" office:value-type="float" office:value="0.752590587038249" calcext:value-type="float">
            <text:p>0,7525905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79]+[.$B$3];[.$B$1])" office:value-type="float" office:value="436834302" calcext:value-type="float">
            <text:p>436834302</text:p>
          </table:table-cell>
          <table:table-cell table:formula="of:=[.D980]/([.$B$1]-1)" office:value-type="float" office:value="0.138850681126368" calcext:value-type="float">
            <text:p>0,138850681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0]+[.$B$3];[.$B$1])" office:value-type="float" office:value="1718637413" calcext:value-type="float">
            <text:p>1718637413</text:p>
          </table:table-cell>
          <table:table-cell table:formula="of:=[.D981]/([.$B$1]-1)" office:value-type="float" office:value="0.546280304252091" calcext:value-type="float">
            <text:p>0,54628030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1]+[.$B$3];[.$B$1])" office:value-type="float" office:value="2983635622" calcext:value-type="float">
            <text:p>2983635622</text:p>
          </table:table-cell>
          <table:table-cell table:formula="of:=[.D982]/([.$B$1]-1)" office:value-type="float" office:value="0.948368377782741" calcext:value-type="float">
            <text:p>0,94836837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2]+[.$B$3];[.$B$1])" office:value-type="float" office:value="1999448772" calcext:value-type="float">
            <text:p>1999448772</text:p>
          </table:table-cell>
          <table:table-cell table:formula="of:=[.D983]/([.$B$1]-1)" office:value-type="float" office:value="0.635538057790803" calcext:value-type="float">
            <text:p>0,63553805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3]+[.$B$3];[.$B$1])" office:value-type="float" office:value="2973744867" calcext:value-type="float">
            <text:p>2973744867</text:p>
          </table:table-cell>
          <table:table-cell table:formula="of:=[.D984]/([.$B$1]-1)" office:value-type="float" office:value="0.945224535684453" calcext:value-type="float">
            <text:p>0,94522453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4]+[.$B$3];[.$B$1])" office:value-type="float" office:value="1082933700" calcext:value-type="float">
            <text:p>1082933700</text:p>
          </table:table-cell>
          <table:table-cell table:formula="of:=[.D985]/([.$B$1]-1)" office:value-type="float" office:value="0.344217661413637" calcext:value-type="float">
            <text:p>0,34421766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5]+[.$B$3];[.$B$1])" office:value-type="float" office:value="2800867288" calcext:value-type="float">
            <text:p>2800867288</text:p>
          </table:table-cell>
          <table:table-cell table:formula="of:=[.D986]/([.$B$1]-1)" office:value-type="float" office:value="0.890274250219857" calcext:value-type="float">
            <text:p>0,89027425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6]+[.$B$3];[.$B$1])" office:value-type="float" office:value="1361160590" calcext:value-type="float">
            <text:p>1361160590</text:p>
          </table:table-cell>
          <table:table-cell table:formula="of:=[.D987]/([.$B$1]-1)" office:value-type="float" office:value="0.432653924333693" calcext:value-type="float">
            <text:p>0,432653924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7]+[.$B$3];[.$B$1])" office:value-type="float" office:value="1148482295" calcext:value-type="float">
            <text:p>1148482295</text:p>
          </table:table-cell>
          <table:table-cell table:formula="of:=[.D988]/([.$B$1]-1)" office:value-type="float" office:value="0.365052717225317" calcext:value-type="float">
            <text:p>0,365052717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8]+[.$B$3];[.$B$1])" office:value-type="float" office:value="2065137776" calcext:value-type="float">
            <text:p>2065137776</text:p>
          </table:table-cell>
          <table:table-cell table:formula="of:=[.D989]/([.$B$1]-1)" office:value-type="float" office:value="0.656417743534695" calcext:value-type="float">
            <text:p>0,656417743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89]+[.$B$3];[.$B$1])" office:value-type="float" office:value="357592671" calcext:value-type="float">
            <text:p>357592671</text:p>
          </table:table-cell>
          <table:table-cell table:formula="of:=[.D990]/([.$B$1]-1)" office:value-type="float" office:value="0.113663202973807" calcext:value-type="float">
            <text:p>0,1136632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0]+[.$B$3];[.$B$1])" office:value-type="float" office:value="2934419134" calcext:value-type="float">
            <text:p>2934419134</text:p>
          </table:table-cell>
          <table:table-cell table:formula="of:=[.D991]/([.$B$1]-1)" office:value-type="float" office:value="0.932724590538561" calcext:value-type="float">
            <text:p>0,93272459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1]+[.$B$3];[.$B$1])" office:value-type="float" office:value="350227989" calcext:value-type="float">
            <text:p>350227989</text:p>
          </table:table-cell>
          <table:table-cell table:formula="of:=[.D992]/([.$B$1]-1)" office:value-type="float" office:value="0.111322289938138" calcext:value-type="float">
            <text:p>0,11132228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2]+[.$B$3];[.$B$1])" office:value-type="float" office:value="1657652062" calcext:value-type="float">
            <text:p>1657652062</text:p>
          </table:table-cell>
          <table:table-cell table:formula="of:=[.D993]/([.$B$1]-1)" office:value-type="float" office:value="0.526895705821264" calcext:value-type="float">
            <text:p>0,526895705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3]+[.$B$3];[.$B$1])" office:value-type="float" office:value="1747012591" calcext:value-type="float">
            <text:p>1747012591</text:p>
          </table:table-cell>
          <table:table-cell table:formula="of:=[.D994]/([.$B$1]-1)" office:value-type="float" office:value="0.555299542838309" calcext:value-type="float">
            <text:p>0,555299542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4]+[.$B$3];[.$B$1])" office:value-type="float" office:value="1255449610" calcext:value-type="float">
            <text:p>1255449610</text:p>
          </table:table-cell>
          <table:table-cell table:formula="of:=[.D995]/([.$B$1]-1)" office:value-type="float" office:value="0.399052987987041" calcext:value-type="float">
            <text:p>0,39905298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5]+[.$B$3];[.$B$1])" office:value-type="float" office:value="187734472" calcext:value-type="float">
            <text:p>187734472</text:p>
          </table:table-cell>
          <table:table-cell table:formula="of:=[.D996]/([.$B$1]-1)" office:value-type="float" office:value="0.059672647474692" calcext:value-type="float">
            <text:p>0,059672647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6]+[.$B$3];[.$B$1])" office:value-type="float" office:value="1911008438" calcext:value-type="float">
            <text:p>1911008438</text:p>
          </table:table-cell>
          <table:table-cell table:formula="of:=[.D997]/([.$B$1]-1)" office:value-type="float" office:value="0.607426710859665" calcext:value-type="float">
            <text:p>0,6074267109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7]+[.$B$3];[.$B$1])" office:value-type="float" office:value="1669629740" calcext:value-type="float">
            <text:p>1669629740</text:p>
          </table:table-cell>
          <table:table-cell table:formula="of:=[.D998]/([.$B$1]-1)" office:value-type="float" office:value="0.530702890241072" calcext:value-type="float">
            <text:p>0,5307028902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8]+[.$B$3];[.$B$1])" office:value-type="float" office:value="172375583" calcext:value-type="float">
            <text:p>172375583</text:p>
          </table:table-cell>
          <table:table-cell table:formula="of:=[.D999]/([.$B$1]-1)" office:value-type="float" office:value="0.0547907227054364" calcext:value-type="float">
            <text:p>0,054790722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MOD([.$B$2]*[.D999]+[.$B$3];[.$B$1])" office:value-type="float" office:value="334713746" calcext:value-type="float">
            <text:p>334713746</text:p>
          </table:table-cell>
          <table:table-cell table:formula="of:=[.D1000]/([.$B$1]-1)" office:value-type="float" office:value="0.106390984869266" calcext:value-type="float">
            <text:p>0,10639098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12:48.721103540</meta:creation-date>
    <dc:date>2016-03-30T11:54:02.656140668</dc:date>
    <meta:editing-duration>PT8M3S</meta:editing-duration>
    <meta:editing-cycles>1</meta:editing-cycles>
    <meta:document-statistic meta:table-count="1" meta:cell-count="2035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legend chart:legend-position="end" svg:x="13.711cm" svg:y="4.203cm" style:legend-expansion="high" chart:style-name="ch2"/>
        <chart:plot-area chart:style-name="ch3" table:cell-range-address="Sheet1.D1:Sheet1.D1000" svg:x="0.32cm" svg:y="0.18cm" svg:width="13.071cm" svg:height="8.647cm">
          <chartooo:coordinate-region svg:x="2.563cm" svg:y="0.38cm" svg:width="10.42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0" chart:class="chart:scatter"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92202">
                <text:p>8592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39337498">
                <text:p>2439337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3675054">
                <text:p>2163675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919031">
                <text:p>169591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3639715">
                <text:p>1893639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2331281">
                <text:p>402331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8211864">
                <text:p>2458211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4946062">
                <text:p>214946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422023">
                <text:p>1025422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53250010">
                <text:p>2153250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6565459">
                <text:p>836565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91446507">
                <text:p>2391446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4970654">
                <text:p>1984970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283071">
                <text:p>207283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4434467">
                <text:p>1384434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1688546">
                <text:p>25316885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8291575">
                <text:p>628291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79223798">
                <text:p>1479223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1967378">
                <text:p>1361967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3148799">
                <text:p>1843148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071522">
                <text:p>1035071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6889996">
                <text:p>1736889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41220810">
                <text:p>25412208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9834637">
                <text:p>2999834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0542487">
                <text:p>2760542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282640">
                <text:p>1622826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64399357">
                <text:p>2264399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9898955">
                <text:p>309898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4319094">
                <text:p>1754319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021125">
                <text:p>22002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8967882">
                <text:p>9989678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3071473">
                <text:p>573071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35072333">
                <text:p>2535072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45888054">
                <text:p>28458880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0148812">
                <text:p>2030148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2485387">
                <text:p>772485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19886333">
                <text:p>2319886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639648">
                <text:p>19816396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8914022">
                <text:p>20989140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915260">
                <text:p>356915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402636">
                <text:p>868402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94262851">
                <text:p>279426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07204908">
                <text:p>27072049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72576649">
                <text:p>9725766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1108637">
                <text:p>201108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6511988">
                <text:p>1696511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2662479">
                <text:p>1102662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78269794">
                <text:p>1178269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8295484">
                <text:p>1038295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8758136">
                <text:p>568758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1456815">
                <text:p>25214568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9525810">
                <text:p>4595258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5854433">
                <text:p>725854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4473293">
                <text:p>504473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1856122">
                <text:p>2991856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92067040">
                <text:p>30920670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1909955">
                <text:p>13119099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18174021">
                <text:p>3018174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8299104">
                <text:p>1248299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0377313">
                <text:p>1760377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920365">
                <text:p>298920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0495806">
                <text:p>910495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65294765">
                <text:p>276529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20823521">
                <text:p>2720823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17824702">
                <text:p>2917824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42794814">
                <text:p>2842794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2330616">
                <text:p>5323306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13087474">
                <text:p>22130874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8415781">
                <text:p>518415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70222566">
                <text:p>870222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2098917">
                <text:p>2312098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77004891">
                <text:p>23770048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5567353">
                <text:p>1315567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7223370">
                <text:p>16472233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2104316">
                <text:p>392104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9130095">
                <text:p>16691300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334135">
                <text:p>61334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76220398">
                <text:p>1876220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1753515">
                <text:p>1591753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00935849">
                <text:p>23009358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75070364">
                <text:p>3075070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9576693">
                <text:p>2759576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5707635">
                <text:p>495707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0134941">
                <text:p>1450134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925461">
                <text:p>1985925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1170594">
                <text:p>971170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57080678">
                <text:p>2757080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4959528">
                <text:p>514959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1242945">
                <text:p>1491242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471610">
                <text:p>7454716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44666062">
                <text:p>29446660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1552805">
                <text:p>9715528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54697998">
                <text:p>3054697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7135366">
                <text:p>8671353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7325386">
                <text:p>1117325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088691">
                <text:p>1760886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1924998">
                <text:p>461924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51641985">
                <text:p>2851641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3102216">
                <text:p>1093102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4387027">
                <text:p>8943870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91664485">
                <text:p>1791664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0190571">
                <text:p>2960190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33981477">
                <text:p>3033981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1582320">
                <text:p>2211582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88431935">
                <text:p>6884319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57236210">
                <text:p>28572362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71967244">
                <text:p>1471967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7455091">
                <text:p>947455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3509176">
                <text:p>1483509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0050584">
                <text:p>8400505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6401000">
                <text:p>1656401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4132345">
                <text:p>1154132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99371804">
                <text:p>2299371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3847150">
                <text:p>10638471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71022823">
                <text:p>27710228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76234">
                <text:p>20177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16857622">
                <text:p>13168576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44041927">
                <text:p>1944041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1990799">
                <text:p>11319907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1605094">
                <text:p>4716050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47942814">
                <text:p>2847942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78097286">
                <text:p>678097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7720986">
                <text:p>717720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36169446">
                <text:p>1636169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49282722">
                <text:p>26492827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2547989">
                <text:p>1352547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11249041">
                <text:p>26112490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1522570">
                <text:p>22015225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58883088">
                <text:p>2358883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96280324">
                <text:p>29962803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93121031">
                <text:p>19931210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9407908">
                <text:p>1594079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501253">
                <text:p>468501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1082690">
                <text:p>120108269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8449664">
                <text:p>1208449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5507098">
                <text:p>9855070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0427319">
                <text:p>1090427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678573">
                <text:p>1006785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6960427">
                <text:p>1726960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5916965">
                <text:p>7659169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42999545">
                <text:p>25429995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183920">
                <text:p>19951839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9221115">
                <text:p>12492211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0936812">
                <text:p>16809368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2698788">
                <text:p>542698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14982026">
                <text:p>21149820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52183">
                <text:p>61521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03197260">
                <text:p>14031972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78765254">
                <text:p>1878765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69151513">
                <text:p>13691515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64589309">
                <text:p>25645893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28902282">
                <text:p>17289022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74207149">
                <text:p>2174207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277484">
                <text:p>19232774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08662390">
                <text:p>21086623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66024500">
                <text:p>24660245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303785451">
                <text:p>23037854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7171029">
                <text:p>4171710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7626852">
                <text:p>757626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4460912">
                <text:p>6844609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9767355">
                <text:p>7097673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707979">
                <text:p>59707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83017401">
                <text:p>27830174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64872791">
                <text:p>24648727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003182">
                <text:p>11250031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37557760">
                <text:p>14375577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80137511">
                <text:p>58013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8500261">
                <text:p>1068500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4712081">
                <text:p>2054712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6587044">
                <text:p>4265870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75698811">
                <text:p>3075698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5015337">
                <text:p>2750153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71970640">
                <text:p>12719706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2686037">
                <text:p>8826860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47416691">
                <text:p>22474166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24027727">
                <text:p>24240277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8900702">
                <text:p>8589007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1230147">
                <text:p>491230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76712881">
                <text:p>12767128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26573385">
                <text:p>1226573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54375326">
                <text:p>23543753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0307235">
                <text:p>3403072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3384865">
                <text:p>18533848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41635901">
                <text:p>12416359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59181767">
                <text:p>25591817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7247646">
                <text:p>3172476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37579632">
                <text:p>16375796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0494558">
                <text:p>6104945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63426175">
                <text:p>1563426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777109">
                <text:p>152777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2483746">
                <text:p>1324837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01252238">
                <text:p>22012522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9418397">
                <text:p>16194183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92142565">
                <text:p>2792142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279683">
                <text:p>892796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11783248">
                <text:p>29117832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90837224">
                <text:p>1690837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52581348">
                <text:p>18525813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06526502">
                <text:p>24065265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1906548">
                <text:p>1011906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08518089">
                <text:p>19085180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9072245">
                <text:p>2490722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0470926">
                <text:p>10104709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85622932">
                <text:p>17856229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4105377">
                <text:p>5141053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3901952">
                <text:p>1443901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62881823">
                <text:p>13628818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9232419">
                <text:p>3892324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25543734">
                <text:p>23255437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9870415">
                <text:p>7798704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3326026">
                <text:p>2143326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54765440">
                <text:p>28547654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6151226">
                <text:p>1156151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1970397">
                <text:p>7019703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64985270">
                <text:p>15649852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9069063">
                <text:p>3790690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69929521">
                <text:p>24699295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51152345">
                <text:p>5511523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3570923">
                <text:p>11835709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3661346">
                <text:p>1983661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18528430">
                <text:p>27185284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44307658">
                <text:p>2444307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33211417">
                <text:p>25332114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1539922">
                <text:p>23915399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29367558">
                <text:p>24293675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98991789">
                <text:p>11989917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36360804">
                <text:p>20363608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31131902">
                <text:p>6311319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5386996">
                <text:p>2753869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61073836">
                <text:p>2061073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9508473">
                <text:p>11295084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7280756">
                <text:p>1072807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7361591">
                <text:p>23773615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17174099">
                <text:p>16171740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3232032">
                <text:p>24632320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51861864">
                <text:p>30518618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2547350">
                <text:p>2525473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29068273">
                <text:p>14290682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9526937">
                <text:p>5995269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33066896">
                <text:p>25330668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57074206">
                <text:p>857074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6624414">
                <text:p>866244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7271628">
                <text:p>717271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47449427">
                <text:p>13474494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7896537">
                <text:p>6278965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953477">
                <text:p>2489534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35438816">
                <text:p>2635438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47987947">
                <text:p>22479879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04185525">
                <text:p>11041855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83044994">
                <text:p>20830449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65313211">
                <text:p>30653132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17663128">
                <text:p>22176631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9838801">
                <text:p>3198388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9410610">
                <text:p>25894106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86612627">
                <text:p>1786612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53284533">
                <text:p>11532845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1457386">
                <text:p>1714573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9660286">
                <text:p>30796602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891821">
                <text:p>3078918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50907610">
                <text:p>27509076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53021346">
                <text:p>29530213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59509617">
                <text:p>21595096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957008">
                <text:p>1959570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03558539">
                <text:p>13035585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55538585">
                <text:p>20555385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0786030">
                <text:p>8707860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55654634">
                <text:p>29556546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997391">
                <text:p>164997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1410193">
                <text:p>178141019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58860621">
                <text:p>4588606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2150697">
                <text:p>11221506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5689544">
                <text:p>10156895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303712">
                <text:p>1043037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0198710">
                <text:p>2401987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87565956">
                <text:p>18875659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79323256">
                <text:p>16793232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60878147">
                <text:p>25608781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71215670">
                <text:p>18712156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3891792">
                <text:p>23838917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4820844">
                <text:p>19948208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44523942">
                <text:p>25445239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83791034">
                <text:p>16837910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8116927">
                <text:p>1648116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44710824">
                <text:p>27447108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8509399">
                <text:p>5185093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22162211">
                <text:p>8221622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42866661">
                <text:p>30428666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98691238">
                <text:p>25986912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9077348">
                <text:p>24190773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88576561">
                <text:p>1088576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6623035">
                <text:p>2966230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29504188">
                <text:p>26295041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68908585">
                <text:p>6689085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01030250">
                <text:p>31010302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27105941">
                <text:p>23271059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87272110">
                <text:p>78727211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8724208">
                <text:p>27587242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3804845">
                <text:p>2038048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67079415">
                <text:p>10670794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138106">
                <text:p>271381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25548509">
                <text:p>12255485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55882156">
                <text:p>11558821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29002423">
                <text:p>7290024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9554573">
                <text:p>3895545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0336585">
                <text:p>930336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82561416">
                <text:p>22825614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07430758">
                <text:p>26074307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60791357">
                <text:p>20607913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54203167">
                <text:p>20542031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8040105">
                <text:p>18480401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37197917">
                <text:p>25371979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59581814">
                <text:p>23595818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5371332">
                <text:p>545371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4935915">
                <text:p>4649359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34237900">
                <text:p>10342379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28396892">
                <text:p>26283968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9354416">
                <text:p>1179354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10294814">
                <text:p>30102948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5681814">
                <text:p>4056818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1578598">
                <text:p>9915785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44520850">
                <text:p>17445208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5108365">
                <text:p>5151083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15139351">
                <text:p>28151393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9428787">
                <text:p>4694287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58609816">
                <text:p>9586098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8316720">
                <text:p>18383167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60302704">
                <text:p>29603027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66348647">
                <text:p>27663486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10866572">
                <text:p>24108665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65149517">
                <text:p>12651495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75407403">
                <text:p>117540740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4205219">
                <text:p>1142052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554655">
                <text:p>1335546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7027452">
                <text:p>10970274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68139960">
                <text:p>226813996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99381269">
                <text:p>11993812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72143638">
                <text:p>29721436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43840511">
                <text:p>6438405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51909172">
                <text:p>1951909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11014283">
                <text:p>29110142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4901245">
                <text:p>14849012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77416860">
                <text:p>107741686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63084782">
                <text:p>9630847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4889338">
                <text:p>5048893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71171079">
                <text:p>19711710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20047457">
                <text:p>17200474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34696473">
                <text:p>22346964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81443">
                <text:p>61814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961686">
                <text:p>689616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8319423">
                <text:p>7183194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064009">
                <text:p>1200640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71422174">
                <text:p>13714221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2561220">
                <text:p>14425612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89142988">
                <text:p>20891429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34827149">
                <text:p>8348271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5291981">
                <text:p>1452919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68382405">
                <text:p>5683824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6417506">
                <text:p>19864175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09360746">
                <text:p>24093607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89001700">
                <text:p>20890017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63182690">
                <text:p>6631826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34080407">
                <text:p>24340804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51611239">
                <text:p>11516112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20706553">
                <text:p>15207065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0286544">
                <text:p>4302865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99245527">
                <text:p>14992455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0430085">
                <text:p>4104300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07790651">
                <text:p>15077906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34946854">
                <text:p>9349468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36693608">
                <text:p>1536693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40933902">
                <text:p>21409339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33456669">
                <text:p>18334566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3993179">
                <text:p>10339931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069928">
                <text:p>460699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76179307">
                <text:p>15761793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10374498">
                <text:p>18103744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57184292">
                <text:p>13571842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05900821">
                <text:p>24059008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739472">
                <text:p>19007394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6322200">
                <text:p>24063222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92487259">
                <text:p>13924872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2424758">
                <text:p>10124247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53586858">
                <text:p>24535868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9228085">
                <text:p>22922808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1800057">
                <text:p>13418000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90474895">
                <text:p>29904748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08021277">
                <text:p>30080212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85518775">
                <text:p>16855187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7460950">
                <text:p>101746095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23240168">
                <text:p>823240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33968720">
                <text:p>28339687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81715823">
                <text:p>17817158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0990411">
                <text:p>140990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5393916">
                <text:p>2153939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30294740">
                <text:p>53029474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76988151">
                <text:p>18769881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84792573">
                <text:p>16847925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54466804">
                <text:p>29544668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69587103">
                <text:p>18695871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758462">
                <text:p>887584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9803887">
                <text:p>7598038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51989657">
                <text:p>26519896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19228840">
                <text:p>251922884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17952036">
                <text:p>27179520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67755799">
                <text:p>26677557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04457749">
                <text:p>14044577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04526359">
                <text:p>30045263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9405326">
                <text:p>2494053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9703954">
                <text:p>8797039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7987353">
                <text:p>3079873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54068023">
                <text:p>25540680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23488478">
                <text:p>12234884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19036600">
                <text:p>28190366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41633524">
                <text:p>9416335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29391927">
                <text:p>23293919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91018560">
                <text:p>179101856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3549572">
                <text:p>3435495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81673533">
                <text:p>17816735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35030243">
                <text:p>10350302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6355549">
                <text:p>1163555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27471837">
                <text:p>22274718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2074480">
                <text:p>15420744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0424388">
                <text:p>9904243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79473502">
                <text:p>24794735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29722636">
                <text:p>19297226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89695122">
                <text:p>12896951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35132794">
                <text:p>27351327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93834778">
                <text:p>7938347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25084740">
                <text:p>28250847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02927854">
                <text:p>14029278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59679071">
                <text:p>659679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7137862">
                <text:p>5171378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62859812">
                <text:p>15628598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12446799">
                <text:p>25124467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80612213">
                <text:p>10806122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840551">
                <text:p>2008405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2098290">
                <text:p>20020982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50873772">
                <text:p>23508737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8456854">
                <text:p>2484568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29027469">
                <text:p>11290274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3738325">
                <text:p>14237383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1001991">
                <text:p>4610019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95664258">
                <text:p>24956642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95664581">
                <text:p>16956645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22833994">
                <text:p>11228339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71663323">
                <text:p>1371663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76732730">
                <text:p>13767327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920807941">
                <text:p>29208079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17016850">
                <text:p>101701685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481283">
                <text:p>534812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24160969">
                <text:p>2624160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5909308">
                <text:p>859093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81812536">
                <text:p>29818125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25335141">
                <text:p>21253351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85567124">
                <text:p>12855671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96399730">
                <text:p>299639973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415941695">
                <text:p>24159416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23015136">
                <text:p>202301513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21749618">
                <text:p>21217496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30568622">
                <text:p>15305686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46145549">
                <text:p>7461455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3654259">
                <text:p>5236542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0803252">
                <text:p>8208032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61290259">
                <text:p>14612902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54209292">
                <text:p>6542092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6431947">
                <text:p>37643194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15927764">
                <text:p>16159277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0227938">
                <text:p>7402279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65659539">
                <text:p>11656595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47309516">
                <text:p>14473095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932154941">
                <text:p>29321549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7970141">
                <text:p>10779701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29548005">
                <text:p>629548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28984738">
                <text:p>30289847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69433439">
                <text:p>4694334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94158715">
                <text:p>19941587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42186155">
                <text:p>204218615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58595310">
                <text:p>205859531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609783">
                <text:p>1016097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46058144">
                <text:p>23460581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2095389">
                <text:p>1420953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64785827">
                <text:p>8647858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058215603">
                <text:p>30582156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36812037">
                <text:p>31368120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28657519">
                <text:p>25286575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1869201">
                <text:p>6918692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7951091">
                <text:p>25779510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3574161">
                <text:p>935741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94277068">
                <text:p>179427706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72231607">
                <text:p>8722316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75227197">
                <text:p>10752271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64230240">
                <text:p>66423024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50128416">
                <text:p>11501284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16727812">
                <text:p>10167278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2910282">
                <text:p>1829102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40825313">
                <text:p>31408253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2350243">
                <text:p>1523502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74360188">
                <text:p>12743601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837330029">
                <text:p>28373300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51723789">
                <text:p>27517237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63904406">
                <text:p>5639044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25350384">
                <text:p>142535038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96551749">
                <text:p>8965517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7328832">
                <text:p>1073288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2151887">
                <text:p>16121518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21808429">
                <text:p>12218084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0908856">
                <text:p>8109088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0724460">
                <text:p>14072446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5039655">
                <text:p>1150396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4435162">
                <text:p>4444351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70132819">
                <text:p>8701328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24696636">
                <text:p>26246966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11596065">
                <text:p>23115960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43014082">
                <text:p>12430140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8797074">
                <text:p>5787970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04927799">
                <text:p>25049277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338077387">
                <text:p>23380773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26929384">
                <text:p>262692938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70430254">
                <text:p>26704302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712488865">
                <text:p>27124888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16770936">
                <text:p>8167709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0444561">
                <text:p>3404445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70940324">
                <text:p>5709403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35387114">
                <text:p>26353871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05226860">
                <text:p>28052268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12601344">
                <text:p>17126013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10782658">
                <text:p>301078265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11648369">
                <text:p>4116483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2638801">
                <text:p>14926388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327586">
                <text:p>1493275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8008689">
                <text:p>63800868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79515717">
                <text:p>8795157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49402302">
                <text:p>30494023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28329938">
                <text:p>17283299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56007491">
                <text:p>18560074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46762438">
                <text:p>14467624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53399284">
                <text:p>25533992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05285647">
                <text:p>24052856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09846700">
                <text:p>17098467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114589149">
                <text:p>11145891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40692029">
                <text:p>29406920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76317805">
                <text:p>37631780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90500210">
                <text:p>7905002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99280197">
                <text:p>21992801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24985279">
                <text:p>20249852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74113904">
                <text:p>20741139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48920847">
                <text:p>3489208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22116287">
                <text:p>102211628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90540499">
                <text:p>8905404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2882551">
                <text:p>52288255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511251613">
                <text:p>25112516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09772759">
                <text:p>10097727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05560347">
                <text:p>21055603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00106055">
                <text:p>2300106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22946349">
                <text:p>52294634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69253966">
                <text:p>27692539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42633116">
                <text:p>13426331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31579145">
                <text:p>103157914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55993921">
                <text:p>20559939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52086962">
                <text:p>6520869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500071360">
                <text:p>25000713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6730709">
                <text:p>4367307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2507995">
                <text:p>3625079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6428310">
                <text:p>6464283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79135832">
                <text:p>30791358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85236097">
                <text:p>30852360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26600932">
                <text:p>22266009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11583793">
                <text:p>27115837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97680391">
                <text:p>20976803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04781106">
                <text:p>110478110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86188345">
                <text:p>98618834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963461321">
                <text:p>296346132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40343755">
                <text:p>31403437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9066914">
                <text:p>5190669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352224899">
                <text:p>23522248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4478888">
                <text:p>12447888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9082890">
                <text:p>109908289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40684381">
                <text:p>34068438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08863832">
                <text:p>20088638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46277987">
                <text:p>22462779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8641300">
                <text:p>13586413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86054651">
                <text:p>20860546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7556401">
                <text:p>5075564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33181173">
                <text:p>10331811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55322130">
                <text:p>35532213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479014296">
                <text:p>24790142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96956336">
                <text:p>189695633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80457137">
                <text:p>23804571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98290601">
                <text:p>1798290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55427303">
                <text:p>18554273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12216907">
                <text:p>24122169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6368060">
                <text:p>22636806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031400305">
                <text:p>303140030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68517083">
                <text:p>27685170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84837358">
                <text:p>20848373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92766499">
                <text:p>8927664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61916248">
                <text:p>7619162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48664894">
                <text:p>23486648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6994932">
                <text:p>4569949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96614597">
                <text:p>11966145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49604591">
                <text:p>11496045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78140231">
                <text:p>25781402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64026706">
                <text:p>28640267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4425155">
                <text:p>3744251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90994018">
                <text:p>7909940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14819721">
                <text:p>15148197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17983492">
                <text:p>7179834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48511745">
                <text:p>7485117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90075018">
                <text:p>23900750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7051616">
                <text:p>2070516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27294301">
                <text:p>23272943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799785116">
                <text:p>27997851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00899437">
                <text:p>31008994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57431918">
                <text:p>6574319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0548113">
                <text:p>6205481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9843424">
                <text:p>7098434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74478451">
                <text:p>2744784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87955441">
                <text:p>19879554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86592676">
                <text:p>288659267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9225661">
                <text:p>59922566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37103644">
                <text:p>313710364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74389323">
                <text:p>13743893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221561">
                <text:p>752215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4933453">
                <text:p>4349334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08299215">
                <text:p>15082992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30440087">
                <text:p>12304400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067519016">
                <text:p>306751901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737823157">
                <text:p>27378231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10396760">
                <text:p>241039676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17981309">
                <text:p>10179813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45376318">
                <text:p>11453763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11146219">
                <text:p>8111462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21478266">
                <text:p>9214782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14510974">
                <text:p>7145109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686443580">
                <text:p>268644358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69573969">
                <text:p>17695739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29020977">
                <text:p>122902097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10422968">
                <text:p>17104229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90141959">
                <text:p>23901419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1395586">
                <text:p>6513955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5832648">
                <text:p>3558326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535690">
                <text:p>253569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651828301">
                <text:p>26518283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42781754">
                <text:p>11427817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87967582">
                <text:p>24879675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74634345">
                <text:p>21746343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49087275">
                <text:p>19490872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84158946">
                <text:p>27841589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914930486">
                <text:p>29149304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3994853">
                <text:p>11839948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5274012">
                <text:p>2152740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35837409">
                <text:p>30358374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36551328">
                <text:p>4365513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64838981">
                <text:p>24648389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57033449">
                <text:p>27570334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13932507">
                <text:p>291393250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68936474">
                <text:p>23689364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79602696">
                <text:p>30796026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49029461">
                <text:p>25490294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7856671">
                <text:p>18785667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91044566">
                <text:p>10910445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21239477">
                <text:p>22212394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49171432">
                <text:p>28491714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67836879">
                <text:p>4678368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812838353">
                <text:p>28128383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1442554">
                <text:p>14314425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86572158">
                <text:p>11865721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92162316">
                <text:p>25921623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30151252">
                <text:p>30301512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2624774">
                <text:p>1226247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70423034">
                <text:p>14704230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1331883">
                <text:p>2413318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11408788">
                <text:p>30114087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46069202">
                <text:p>224606920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912840436">
                <text:p>29128404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51884801">
                <text:p>55188480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347016878">
                <text:p>23470168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02552052">
                <text:p>19025520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7161076">
                <text:p>22716107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24667376">
                <text:p>30246673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24265620">
                <text:p>132426562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274828">
                <text:p>8274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51164140">
                <text:p>2511641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91834022">
                <text:p>5918340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838654464">
                <text:p>18386544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62804140">
                <text:p>8628041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134502">
                <text:p>681345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3380498">
                <text:p>82338049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066930799">
                <text:p>30669307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568612489">
                <text:p>25686124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74745510">
                <text:p>29747455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4992506">
                <text:p>1149925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43095370">
                <text:p>74309537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918160253">
                <text:p>1918160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77867428">
                <text:p>14778674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63064150">
                <text:p>216306415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3145133">
                <text:p>6931451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79837369">
                <text:p>10798373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96451267">
                <text:p>17964512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4376613">
                <text:p>3743766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56798480">
                <text:p>175679848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051619034">
                <text:p>30516190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6857693">
                <text:p>3668576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3950887">
                <text:p>9139508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554257309">
                <text:p>25542573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756379992">
                <text:p>27563799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13335936">
                <text:p>251333593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84300447">
                <text:p>22843004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94204612">
                <text:p>16942046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89369372">
                <text:p>4893693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65516185">
                <text:p>26655161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529399987">
                <text:p>25293999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97096334">
                <text:p>5970963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86015561">
                <text:p>188601556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920788410">
                <text:p>19207884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24537560">
                <text:p>16245375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3381776">
                <text:p>36338177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65182576">
                <text:p>24651825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38044753">
                <text:p>16380447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58378470">
                <text:p>245837847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05778314">
                <text:p>100577831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00900986">
                <text:p>21009009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14325419">
                <text:p>31143254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88976087">
                <text:p>13889760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37014729">
                <text:p>10370147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942084090">
                <text:p>194208409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93914492">
                <text:p>159391449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99134328">
                <text:p>19991343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33650425">
                <text:p>13336504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2697290">
                <text:p>19269729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8123579">
                <text:p>6881235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47642241">
                <text:p>21476422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736716082">
                <text:p>273671608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63681260">
                <text:p>266368126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53475615">
                <text:p>20534756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68213594">
                <text:p>18682135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0059527">
                <text:p>2200595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64239201">
                <text:p>27642392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66190319">
                <text:p>30661903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5861381">
                <text:p>33586138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063993712">
                <text:p>30639937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1167582">
                <text:p>5011675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55946511">
                <text:p>20559465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85028661">
                <text:p>6850286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37521886">
                <text:p>7375218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03333815">
                <text:p>21033338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98915380">
                <text:p>139891538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5437351">
                <text:p>9354373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15868634">
                <text:p>16158686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26926420">
                <text:p>172692642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968836467">
                <text:p>29688364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645323865">
                <text:p>26453238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35360120">
                <text:p>9353601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941801045">
                <text:p>19418010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12004344">
                <text:p>14120043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70459400">
                <text:p>6704594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57658522">
                <text:p>20576585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72657106">
                <text:p>207265710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67813730">
                <text:p>26781373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19904649">
                <text:p>18199046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6179382">
                <text:p>127617938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72394380">
                <text:p>217239438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31831364">
                <text:p>16318313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8515778">
                <text:p>685157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82971346">
                <text:p>14829713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800360949">
                <text:p>18003609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21012817">
                <text:p>29210128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47616949">
                <text:p>18476169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39020367">
                <text:p>18390203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15237088">
                <text:p>19152370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72621350">
                <text:p>207262135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30319357">
                <text:p>16303193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92244307">
                <text:p>18922443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62584619">
                <text:p>56258461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36264880">
                <text:p>223626488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08147163">
                <text:p>24081471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34157806">
                <text:p>63415780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57567696">
                <text:p>24575676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89367353">
                <text:p>16893673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69182661">
                <text:p>7691826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51015418">
                <text:p>26510154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72183252">
                <text:p>25721832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97502319">
                <text:p>16975023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7413750">
                <text:p>61741375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776794604">
                <text:p>277679460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36569607">
                <text:p>29365696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67368148">
                <text:p>11673681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409021827">
                <text:p>24090218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11194752">
                <text:p>14111947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74785476">
                <text:p>107478547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78097816">
                <text:p>26780978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330193644">
                <text:p>233019364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65114735">
                <text:p>226511473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00940959">
                <text:p>16009409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362562295">
                <text:p>236256229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9897760">
                <text:p>41989776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719599865">
                <text:p>27195998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23807874">
                <text:p>19238078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20947642">
                <text:p>14209476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20084135">
                <text:p>252008413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89294218">
                <text:p>19892942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73158907">
                <text:p>177315890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775119160">
                <text:p>27751191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49606950">
                <text:p>13496069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366507537">
                <text:p>23665075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87989568">
                <text:p>21879895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64565906">
                <text:p>26645659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80133859">
                <text:p>11801338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57417209">
                <text:p>17574172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22370881">
                <text:p>25223708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43467840">
                <text:p>3434678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045928441">
                <text:p>30459284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40933384">
                <text:p>18409333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35927817">
                <text:p>7359278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77558572">
                <text:p>8775585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118929886">
                <text:p>311892988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5126219">
                <text:p>3051262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331114495">
                <text:p>233111449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52521109">
                <text:p>27525211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9738215">
                <text:p>1897382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32295744">
                <text:p>6322957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53074383">
                <text:p>27530743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910769913">
                <text:p>29107699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44772438">
                <text:p>34477243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887030862">
                <text:p>18870308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51745313">
                <text:p>6517453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42512249">
                <text:p>7425122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96319818">
                <text:p>22963198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9763501">
                <text:p>8597635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6584456">
                <text:p>32658445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99971027">
                <text:p>49997102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65979215">
                <text:p>29659792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30699657">
                <text:p>28306996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5303680">
                <text:p>170530368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8830801">
                <text:p>388308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50125128">
                <text:p>245012512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14592653">
                <text:p>161459265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84512338">
                <text:p>258451233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61063059">
                <text:p>46106305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73914448">
                <text:p>16739144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0438810">
                <text:p>3304388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49802906">
                <text:p>2498029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32191190">
                <text:p>73219119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25173202">
                <text:p>16251732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95730681">
                <text:p>69573068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96653056">
                <text:p>109665305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07780629">
                <text:p>30778062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34998892">
                <text:p>27349988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89779365">
                <text:p>27897793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79762023">
                <text:p>27797620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952596417">
                <text:p>19525964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391996671">
                <text:p>13919966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89770543">
                <text:p>28897705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23348001">
                <text:p>923348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6111291">
                <text:p>46111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48688971">
                <text:p>11486889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56751099">
                <text:p>12567510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33015587">
                <text:p>24330155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3336047">
                <text:p>5333604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81435454">
                <text:p>11814354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2257453">
                <text:p>22422574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502571">
                <text:p>9450257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18582902">
                <text:p>41858290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894861258">
                <text:p>18948612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89872584">
                <text:p>20898725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65233908">
                <text:p>23652339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30185608">
                <text:p>233018560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38945630">
                <text:p>103894563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2990205">
                <text:p>17329902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0726715">
                <text:p>3007267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36755671">
                <text:p>223675567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344119">
                <text:p>383441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03455690">
                <text:p>190345569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23516486">
                <text:p>222351648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10290329">
                <text:p>29102903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47029645">
                <text:p>13470296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135691680">
                <text:p>313569168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93675728">
                <text:p>21936757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017708444">
                <text:p>301770844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77802353">
                <text:p>28778023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2185185">
                <text:p>6821851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6585095">
                <text:p>16765850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197468310">
                <text:p>21974683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78749843">
                <text:p>6787498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937810941">
                <text:p>193781094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23575573">
                <text:p>15235755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064682224">
                <text:p>30646822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60079114">
                <text:p>29600791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00066270">
                <text:p>27000662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80045668">
                <text:p>3800456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884593175">
                <text:p>18845931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4847724">
                <text:p>17848477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97581996">
                <text:p>4975819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77412261">
                <text:p>14774122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44858095">
                <text:p>14448580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14521320">
                <text:p>7145213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648198975">
                <text:p>26481989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80327818">
                <text:p>13803278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66550303">
                <text:p>18665503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93441908">
                <text:p>19344190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83490089">
                <text:p>3834900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53266027">
                <text:p>75326602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30243852">
                <text:p>28302438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85381514">
                <text:p>208538151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28019208">
                <text:p>8280192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865152481">
                <text:p>28651524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19887440">
                <text:p>231988744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721976985">
                <text:p>7219769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92920702">
                <text:p>8929207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16549356">
                <text:p>30165493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69007457">
                <text:p>27690074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56156884">
                <text:p>5561568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66897849">
                <text:p>10668978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81809855">
                <text:p>18818098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564790559">
                <text:p>256479055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51531590">
                <text:p>235153159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26723931">
                <text:p>10267239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37480108">
                <text:p>4374801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79710888">
                <text:p>27797108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83439725">
                <text:p>4834397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0527512">
                <text:p>1305275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95078390">
                <text:p>159507839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62781044">
                <text:p>20627810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53789070">
                <text:p>265378907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255080969">
                <text:p>12550809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97045840">
                <text:p>10970458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88423989">
                <text:p>38842398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89166927">
                <text:p>21891669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10293746">
                <text:p>251029374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44519287">
                <text:p>11445192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69326110">
                <text:p>8693261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62717816">
                <text:p>29627178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263746554">
                <text:p>226374655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66242878">
                <text:p>21662428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34038692">
                <text:p>28340386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8337858">
                <text:p>9483378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16466512">
                <text:p>121646651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17286136">
                <text:p>151728613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34560976">
                <text:p>7345609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2900449">
                <text:p>8290044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0659919">
                <text:p>24065991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934960668">
                <text:p>29349606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7504103">
                <text:p>6175041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7609120">
                <text:p>9476091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63614980">
                <text:p>146361498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84056835">
                <text:p>14840568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521491023">
                <text:p>25214910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84077504">
                <text:p>88407750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07586269">
                <text:p>9075862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79080696">
                <text:p>21790806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43115546">
                <text:p>9431155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800919213">
                <text:p>18009192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57710721">
                <text:p>165771072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95548887">
                <text:p>89554888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83162929">
                <text:p>3831629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77582587">
                <text:p>27775825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9929746">
                <text:p>599297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41558199">
                <text:p>10415581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608095744">
                <text:p>260809574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56952352">
                <text:p>21569523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03927890">
                <text:p>180392789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19760066">
                <text:p>20197600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89575573">
                <text:p>24895755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916535974">
                <text:p>29165359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67414964">
                <text:p>6674149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18898816">
                <text:p>30188988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41502003">
                <text:p>294150200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819421746">
                <text:p>18194217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37496123">
                <text:p>29374961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1893134">
                <text:p>2018931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41980780">
                <text:p>44198078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45260853">
                <text:p>8452608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49522821">
                <text:p>9495228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33406079">
                <text:p>29334060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664322075">
                <text:p>26643220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793665994">
                <text:p>79366599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78097223">
                <text:p>18780972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67704509">
                <text:p>236770450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6834302">
                <text:p>4368343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18637413">
                <text:p>17186374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83635622">
                <text:p>298363562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99448772">
                <text:p>19994487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73744867">
                <text:p>29737448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82933700">
                <text:p>10829337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800867288">
                <text:p>28008672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61160590">
                <text:p>136116059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48482295">
                <text:p>11484822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65137776">
                <text:p>20651377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57592671">
                <text:p>357592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34419134">
                <text:p>29344191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0227989">
                <text:p>35022798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57652062">
                <text:p>16576520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47012591">
                <text:p>17470125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55449610">
                <text:p>12554496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87734472">
                <text:p>18773447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11008438">
                <text:p>191100843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69629740">
                <text:p>166962974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2375583">
                <text:p>17237558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4713746">
                <text:p>334713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01cm" svg:y="4.2cm" style:legend-expansion="high" chart:style-name="ch2"/>
        <chart:plot-area chart:style-name="ch3" table:cell-range-address="Sheet1.I1:Sheet1.J10" chart:data-source-has-labels="column" svg:x="0.32cm" svg:y="0.18cm" svg:width="13.161cm" svg:height="8.64cm">
          <chartooo:coordinate-region svg:x="1.169cm" svg:y="0.38cm" svg:width="12.312cm" svg:height="7.791cm"/>
          <chart:axis chart:dimension="x" chart:name="primary-x" chart:style-name="ch4" chartooo:axis-type="auto">
            <chartooo:date-scale/>
            <chart:categories table:cell-range-address="Sheet1.I1:Sheet1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1:Sheet1.J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.05">
                <text:p>0</text:p>
                <draw:g>
                  <svg:desc>Sheet1.I1:Sheet1.I10</svg:desc>
                </draw:g>
              </table:table-cell>
              <table:table-cell office:value-type="float" office:value="99">
                <text:p>99</text:p>
                <draw:g>
                  <svg:desc>Sheet1.J1:Sheet1.J10</svg:desc>
                </draw:g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